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508in"/>
    </style:style>
    <style:style style:name="co3" style:family="table-column">
      <style:table-column-properties fo:break-before="auto" style:column-width="1.21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Без дисторсии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point 9</text:p>
          </table:table-cell>
          <table:table-cell office:value-type="string">
            <text:p>X</text:p>
          </table:table-cell>
          <table:table-cell office:value-type="float" office:value="158.4532">
            <text:p>158.4532</text:p>
          </table:table-cell>
          <table:table-cell office:value-type="float" office:value="159.54681">
            <text:p>159.54681</text:p>
          </table:table-cell>
          <table:table-cell office:value-type="float" office:value="1.09361">
            <text:p>1.09361</text:p>
          </table:table-cell>
        </table:table-row>
        <table:table-row table:style-name="ro1">
          <table:table-cell/>
          <table:table-cell office:value-type="string">
            <text:p>point 9</text:p>
          </table:table-cell>
          <table:table-cell office:value-type="string">
            <text:p>Y</text:p>
          </table:table-cell>
          <table:table-cell office:value-type="float" office:value="646.93262">
            <text:p>646.93262</text:p>
          </table:table-cell>
          <table:table-cell office:value-type="float" office:value="646.31544">
            <text:p>646.31544</text:p>
          </table:table-cell>
          <table:table-cell office:value-type="float" office:value="-0.61718">
            <text:p>-0.61718</text:p>
          </table:table-cell>
        </table:table-row>
        <table:table-row table:style-name="ro1">
          <table:table-cell/>
          <table:table-cell office:value-type="string">
            <text:p>point 9</text:p>
          </table:table-cell>
          <table:table-cell office:value-type="string">
            <text:p>Z</text:p>
          </table:table-cell>
          <table:table-cell office:value-type="float" office:value="-2690.63525">
            <text:p>-2690.63525</text:p>
          </table:table-cell>
          <table:table-cell office:value-type="float" office:value="-2679.11113">
            <text:p>-2679.11113</text:p>
          </table:table-cell>
          <table:table-cell office:value-type="float" office:value="11.52412">
            <text:p>11.52412</text:p>
          </table:table-cell>
        </table:table-row>
        <table:table-row table:style-name="ro1">
          <table:table-cell/>
          <table:table-cell office:value-type="string">
            <text:p>point 8</text:p>
          </table:table-cell>
          <table:table-cell office:value-type="string">
            <text:p>X</text:p>
          </table:table-cell>
          <table:table-cell office:value-type="float" office:value="258.13779">
            <text:p>258.13779</text:p>
          </table:table-cell>
          <table:table-cell office:value-type="float" office:value="258.72682">
            <text:p>258.72682</text:p>
          </table:table-cell>
          <table:table-cell office:value-type="float" office:value="0.58903">
            <text:p>0.58903</text:p>
          </table:table-cell>
        </table:table-row>
        <table:table-row table:style-name="ro1">
          <table:table-cell/>
          <table:table-cell office:value-type="string">
            <text:p>point 8</text:p>
          </table:table-cell>
          <table:table-cell office:value-type="string">
            <text:p>Y</text:p>
          </table:table-cell>
          <table:table-cell office:value-type="float" office:value="645.14807">
            <text:p>645.14807</text:p>
          </table:table-cell>
          <table:table-cell office:value-type="float" office:value="644.73665">
            <text:p>644.73665</text:p>
          </table:table-cell>
          <table:table-cell office:value-type="float" office:value="-0.41142">
            <text:p>-0.41142</text:p>
          </table:table-cell>
        </table:table-row>
        <table:table-row table:style-name="ro1">
          <table:table-cell/>
          <table:table-cell office:value-type="string">
            <text:p>point 8</text:p>
          </table:table-cell>
          <table:table-cell office:value-type="string">
            <text:p>Z</text:p>
          </table:table-cell>
          <table:table-cell office:value-type="float" office:value="-2700.11743">
            <text:p>-2700.11743</text:p>
          </table:table-cell>
          <table:table-cell office:value-type="float" office:value="-2689.28477">
            <text:p>-2689.28477</text:p>
          </table:table-cell>
          <table:table-cell office:value-type="float" office:value="10.83266">
            <text:p>10.83266</text:p>
          </table:table-cell>
        </table:table-row>
        <table:table-row table:style-name="ro1">
          <table:table-cell/>
          <table:table-cell office:value-type="string">
            <text:p>point 21</text:p>
          </table:table-cell>
          <table:table-cell office:value-type="string">
            <text:p>X</text:p>
          </table:table-cell>
          <table:table-cell office:value-type="float" office:value="532.23639">
            <text:p>532.23639</text:p>
          </table:table-cell>
          <table:table-cell office:value-type="float" office:value="533.4504">
            <text:p>533.4504</text:p>
          </table:table-cell>
          <table:table-cell office:value-type="float" office:value="1.21401">
            <text:p>1.21401</text:p>
          </table:table-cell>
        </table:table-row>
        <table:table-row table:style-name="ro1">
          <table:table-cell/>
          <table:table-cell office:value-type="string">
            <text:p>point 21</text:p>
          </table:table-cell>
          <table:table-cell office:value-type="string">
            <text:p>Y</text:p>
          </table:table-cell>
          <table:table-cell office:value-type="float" office:value="-257.5036">
            <text:p>-257.5036</text:p>
          </table:table-cell>
          <table:table-cell office:value-type="float" office:value="-256.5344">
            <text:p>-256.5344</text:p>
          </table:table-cell>
          <table:table-cell office:value-type="float" office:value="0.9692">
            <text:p>0.9692</text:p>
          </table:table-cell>
        </table:table-row>
        <table:table-row table:style-name="ro1">
          <table:table-cell/>
          <table:table-cell office:value-type="string">
            <text:p>point 21</text:p>
          </table:table-cell>
          <table:table-cell office:value-type="string">
            <text:p>Z</text:p>
          </table:table-cell>
          <table:table-cell office:value-type="float" office:value="-2802.64746">
            <text:p>-2802.64746</text:p>
          </table:table-cell>
          <table:table-cell office:value-type="float" office:value="-2792.3069">
            <text:p>-2792.3069</text:p>
          </table:table-cell>
          <table:table-cell office:value-type="float" office:value="10.34056">
            <text:p>10.34056</text:p>
          </table:table-cell>
        </table:table-row>
        <table:table-row table:style-name="ro1">
          <table:table-cell/>
          <table:table-cell office:value-type="string">
            <text:p>point 20</text:p>
          </table:table-cell>
          <table:table-cell office:value-type="string">
            <text:p>X</text:p>
          </table:table-cell>
          <table:table-cell office:value-type="float" office:value="233.6996">
            <text:p>233.6996</text:p>
          </table:table-cell>
          <table:table-cell office:value-type="float" office:value="235.46223">
            <text:p>235.46223</text:p>
          </table:table-cell>
          <table:table-cell office:value-type="float" office:value="1.76263">
            <text:p>1.76263</text:p>
          </table:table-cell>
        </table:table-row>
        <table:table-row table:style-name="ro1">
          <table:table-cell/>
          <table:table-cell office:value-type="string">
            <text:p>point 20</text:p>
          </table:table-cell>
          <table:table-cell office:value-type="string">
            <text:p>Y</text:p>
          </table:table-cell>
          <table:table-cell office:value-type="float" office:value="-251.6342">
            <text:p>-251.6342</text:p>
          </table:table-cell>
          <table:table-cell office:value-type="float" office:value="-250.83296">
            <text:p>-250.83296</text:p>
          </table:table-cell>
          <table:table-cell office:value-type="float" office:value="0.80124">
            <text:p>0.80124</text:p>
          </table:table-cell>
        </table:table-row>
        <table:table-row table:style-name="ro1">
          <table:table-cell/>
          <table:table-cell office:value-type="string">
            <text:p>point 20</text:p>
          </table:table-cell>
          <table:table-cell office:value-type="string">
            <text:p>Z</text:p>
          </table:table-cell>
          <table:table-cell office:value-type="float" office:value="-2774.05322">
            <text:p>-2774.05322</text:p>
          </table:table-cell>
          <table:table-cell office:value-type="float" office:value="-2755.15777">
            <text:p>-2755.15777</text:p>
          </table:table-cell>
          <table:table-cell office:value-type="float" office:value="18.89545">
            <text:p>18.89545</text:p>
          </table:table-cell>
        </table:table-row>
        <table:table-row table:style-name="ro1">
          <table:table-cell/>
          <table:table-cell office:value-type="string">
            <text:p>point 2</text:p>
          </table:table-cell>
          <table:table-cell office:value-type="string">
            <text:p>X</text:p>
          </table:table-cell>
          <table:table-cell office:value-type="float" office:value="1234.46594">
            <text:p>1234.46594</text:p>
          </table:table-cell>
          <table:table-cell office:value-type="float" office:value="1233.24762">
            <text:p>1233.24762</text:p>
          </table:table-cell>
          <table:table-cell office:value-type="float" office:value="-1.21832">
            <text:p>-1.21832</text:p>
          </table:table-cell>
        </table:table-row>
        <table:table-row table:style-name="ro1">
          <table:table-cell/>
          <table:table-cell office:value-type="string">
            <text:p>point 2</text:p>
          </table:table-cell>
          <table:table-cell office:value-type="string">
            <text:p>Y</text:p>
          </table:table-cell>
          <table:table-cell office:value-type="float" office:value="-71.5963">
            <text:p>-71.5963</text:p>
          </table:table-cell>
          <table:table-cell office:value-type="float" office:value="-69.58948">
            <text:p>-69.58948</text:p>
          </table:table-cell>
          <table:table-cell office:value-type="float" office:value="2.00682">
            <text:p>2.00682</text:p>
          </table:table-cell>
        </table:table-row>
        <table:table-row table:style-name="ro1">
          <table:table-cell/>
          <table:table-cell office:value-type="string">
            <text:p>point 2</text:p>
          </table:table-cell>
          <table:table-cell office:value-type="string">
            <text:p>Z</text:p>
          </table:table-cell>
          <table:table-cell office:value-type="float" office:value="-2854.19629">
            <text:p>-2854.19629</text:p>
          </table:table-cell>
          <table:table-cell office:value-type="float" office:value="-2882.69628">
            <text:p>-2882.69628</text:p>
          </table:table-cell>
          <table:table-cell office:value-type="float" office:value="-28.49999">
            <text:p>-28.49999</text:p>
          </table:table-cell>
        </table:table-row>
        <table:table-row table:style-name="ro1">
          <table:table-cell/>
          <table:table-cell office:value-type="string">
            <text:p>point 19</text:p>
          </table:table-cell>
          <table:table-cell office:value-type="string">
            <text:p>X</text:p>
          </table:table-cell>
          <table:table-cell office:value-type="float" office:value="-264.1669">
            <text:p>-264.1669</text:p>
          </table:table-cell>
          <table:table-cell office:value-type="float" office:value="-263.38312">
            <text:p>-263.38312</text:p>
          </table:table-cell>
          <table:table-cell office:value-type="float" office:value="0.78378">
            <text:p>0.78378</text:p>
          </table:table-cell>
        </table:table-row>
        <table:table-row table:style-name="ro1">
          <table:table-cell/>
          <table:table-cell office:value-type="string">
            <text:p>point 19</text:p>
          </table:table-cell>
          <table:table-cell office:value-type="string">
            <text:p>Y</text:p>
          </table:table-cell>
          <table:table-cell office:value-type="float" office:value="-242.0307">
            <text:p>-242.0307</text:p>
          </table:table-cell>
          <table:table-cell office:value-type="float" office:value="-241.73149">
            <text:p>-241.73149</text:p>
          </table:table-cell>
          <table:table-cell office:value-type="float" office:value="0.29921">
            <text:p>0.29921</text:p>
          </table:table-cell>
        </table:table-row>
        <table:table-row table:style-name="ro1">
          <table:table-cell/>
          <table:table-cell office:value-type="string">
            <text:p>point 19</text:p>
          </table:table-cell>
          <table:table-cell office:value-type="string">
            <text:p>Z</text:p>
          </table:table-cell>
          <table:table-cell office:value-type="float" office:value="-2725.86621">
            <text:p>-2725.86621</text:p>
          </table:table-cell>
          <table:table-cell office:value-type="float" office:value="-2713.61415">
            <text:p>-2713.61415</text:p>
          </table:table-cell>
          <table:table-cell office:value-type="float" office:value="12.25206">
            <text:p>12.25206</text:p>
          </table:table-cell>
        </table:table-row>
        <table:table-row table:style-name="ro1">
          <table:table-cell/>
          <table:table-cell office:value-type="string">
            <text:p>point 18</text:p>
          </table:table-cell>
          <table:table-cell office:value-type="string">
            <text:p>X</text:p>
          </table:table-cell>
          <table:table-cell office:value-type="float" office:value="-662.13049">
            <text:p>-662.13049</text:p>
          </table:table-cell>
          <table:table-cell office:value-type="float" office:value="-664.29367">
            <text:p>-664.29367</text:p>
          </table:table-cell>
          <table:table-cell office:value-type="float" office:value="-2.16318">
            <text:p>-2.16318</text:p>
          </table:table-cell>
        </table:table-row>
        <table:table-row table:style-name="ro1">
          <table:table-cell/>
          <table:table-cell office:value-type="string">
            <text:p>point 18</text:p>
          </table:table-cell>
          <table:table-cell office:value-type="string">
            <text:p>Y</text:p>
          </table:table-cell>
          <table:table-cell office:value-type="float" office:value="-234.46851">
            <text:p>-234.46851</text:p>
          </table:table-cell>
          <table:table-cell office:value-type="float" office:value="-234.71764">
            <text:p>-234.71764</text:p>
          </table:table-cell>
          <table:table-cell office:value-type="float" office:value="-0.24913">
            <text:p>-0.24913</text:p>
          </table:table-cell>
        </table:table-row>
        <table:table-row table:style-name="ro1">
          <table:table-cell/>
          <table:table-cell office:value-type="string">
            <text:p>point 18</text:p>
          </table:table-cell>
          <table:table-cell office:value-type="string">
            <text:p>Z</text:p>
          </table:table-cell>
          <table:table-cell office:value-type="float" office:value="-2687.35498">
            <text:p>-2687.35498</text:p>
          </table:table-cell>
          <table:table-cell office:value-type="float" office:value="-2693.03584">
            <text:p>-2693.03584</text:p>
          </table:table-cell>
          <table:table-cell office:value-type="float" office:value="-5.68086">
            <text:p>-5.68086</text:p>
          </table:table-cell>
        </table:table-row>
        <table:table-row table:style-name="ro1">
          <table:table-cell/>
          <table:table-cell office:value-type="string">
            <text:p>point 17</text:p>
          </table:table-cell>
          <table:table-cell office:value-type="string">
            <text:p>X</text:p>
          </table:table-cell>
          <table:table-cell office:value-type="float" office:value="-659.47119">
            <text:p>-659.47119</text:p>
          </table:table-cell>
          <table:table-cell office:value-type="float" office:value="-661.87661">
            <text:p>-661.87661</text:p>
          </table:table-cell>
          <table:table-cell office:value-type="float" office:value="-2.40542">
            <text:p>-2.40542</text:p>
          </table:table-cell>
        </table:table-row>
        <table:table-row table:style-name="ro1">
          <table:table-cell/>
          <table:table-cell office:value-type="string">
            <text:p>point 17</text:p>
          </table:table-cell>
          <table:table-cell office:value-type="string">
            <text:p>Y</text:p>
          </table:table-cell>
          <table:table-cell office:value-type="float" office:value="-134.6727">
            <text:p>-134.6727</text:p>
          </table:table-cell>
          <table:table-cell office:value-type="float" office:value="-134.78922">
            <text:p>-134.78922</text:p>
          </table:table-cell>
          <table:table-cell office:value-type="float" office:value="-0.11652">
            <text:p>-0.11652</text:p>
          </table:table-cell>
        </table:table-row>
        <table:table-row table:style-name="ro1">
          <table:table-cell/>
          <table:table-cell office:value-type="string">
            <text:p>point 17</text:p>
          </table:table-cell>
          <table:table-cell office:value-type="string">
            <text:p>Z</text:p>
          </table:table-cell>
          <table:table-cell office:value-type="float" office:value="-2679.23291">
            <text:p>-2679.23291</text:p>
          </table:table-cell>
          <table:table-cell office:value-type="float" office:value="-2684.7961">
            <text:p>-2684.7961</text:p>
          </table:table-cell>
          <table:table-cell office:value-type="float" office:value="-5.56319">
            <text:p>-5.56319</text:p>
          </table:table-cell>
        </table:table-row>
        <table:table-row table:style-name="ro1">
          <table:table-cell/>
          <table:table-cell office:value-type="string">
            <text:p>point 16</text:p>
          </table:table-cell>
          <table:table-cell office:value-type="string">
            <text:p>X</text:p>
          </table:table-cell>
          <table:table-cell office:value-type="float" office:value="-656.70148">
            <text:p>-656.70148</text:p>
          </table:table-cell>
          <table:table-cell office:value-type="float" office:value="-659.21097">
            <text:p>-659.21097</text:p>
          </table:table-cell>
          <table:table-cell office:value-type="float" office:value="-2.50949">
            <text:p>-2.50949</text:p>
          </table:table-cell>
        </table:table-row>
        <table:table-row table:style-name="ro1">
          <table:table-cell/>
          <table:table-cell office:value-type="string">
            <text:p>point 16</text:p>
          </table:table-cell>
          <table:table-cell office:value-type="string">
            <text:p>Y</text:p>
          </table:table-cell>
          <table:table-cell office:value-type="float" office:value="-34.8424">
            <text:p>-34.8424</text:p>
          </table:table-cell>
          <table:table-cell office:value-type="float" office:value="-34.83387">
            <text:p>-34.83387</text:p>
          </table:table-cell>
          <table:table-cell office:value-type="float" office:value="0.00853">
            <text:p>0.00853</text:p>
          </table:table-cell>
        </table:table-row>
        <table:table-row table:style-name="ro1">
          <table:table-cell/>
          <table:table-cell office:value-type="string">
            <text:p>point 16</text:p>
          </table:table-cell>
          <table:table-cell office:value-type="string">
            <text:p>Z</text:p>
          </table:table-cell>
          <table:table-cell office:value-type="float" office:value="-2671.03687">
            <text:p>-2671.03687</text:p>
          </table:table-cell>
          <table:table-cell office:value-type="float" office:value="-2676.51536">
            <text:p>-2676.51536</text:p>
          </table:table-cell>
          <table:table-cell office:value-type="float" office:value="-5.47849">
            <text:p>-5.47849</text:p>
          </table:table-cell>
        </table:table-row>
        <table:table-row table:style-name="ro1">
          <table:table-cell/>
          <table:table-cell office:value-type="string">
            <text:p>point 15</text:p>
          </table:table-cell>
          <table:table-cell office:value-type="string">
            <text:p>X</text:p>
          </table:table-cell>
          <table:table-cell office:value-type="float" office:value="-654.27252">
            <text:p>-654.27252</text:p>
          </table:table-cell>
          <table:table-cell office:value-type="float" office:value="-656.54429">
            <text:p>-656.54429</text:p>
          </table:table-cell>
          <table:table-cell office:value-type="float" office:value="-2.27177">
            <text:p>-2.27177</text:p>
          </table:table-cell>
        </table:table-row>
        <table:table-row table:style-name="ro1">
          <table:table-cell/>
          <table:table-cell office:value-type="string">
            <text:p>point 15</text:p>
          </table:table-cell>
          <table:table-cell office:value-type="string">
            <text:p>Y</text:p>
          </table:table-cell>
          <table:table-cell office:value-type="float" office:value="64.6905">
            <text:p>64.6905</text:p>
          </table:table-cell>
          <table:table-cell office:value-type="float" office:value="65.11643">
            <text:p>65.11643</text:p>
          </table:table-cell>
          <table:table-cell office:value-type="float" office:value="0.42593">
            <text:p>0.42593</text:p>
          </table:table-cell>
        </table:table-row>
        <table:table-row table:style-name="ro1">
          <table:table-cell/>
          <table:table-cell office:value-type="string">
            <text:p>point 15</text:p>
          </table:table-cell>
          <table:table-cell office:value-type="string">
            <text:p>Z</text:p>
          </table:table-cell>
          <table:table-cell office:value-type="float" office:value="-2663.19092">
            <text:p>-2663.19092</text:p>
          </table:table-cell>
          <table:table-cell office:value-type="float" office:value="-2668.69604">
            <text:p>-2668.69604</text:p>
          </table:table-cell>
          <table:table-cell office:value-type="float" office:value="-5.50512">
            <text:p>-5.50512</text:p>
          </table:table-cell>
        </table:table-row>
        <table:table-row table:style-name="ro1">
          <table:table-cell/>
          <table:table-cell office:value-type="string">
            <text:p>point 14</text:p>
          </table:table-cell>
          <table:table-cell office:value-type="string">
            <text:p>X</text:p>
          </table:table-cell>
          <table:table-cell office:value-type="float" office:value="-638.06091">
            <text:p>-638.06091</text:p>
          </table:table-cell>
          <table:table-cell office:value-type="float" office:value="-636.96928">
            <text:p>-636.96928</text:p>
          </table:table-cell>
          <table:table-cell office:value-type="float" office:value="1.09163">
            <text:p>1.09163</text:p>
          </table:table-cell>
        </table:table-row>
        <table:table-row table:style-name="ro1">
          <table:table-cell/>
          <table:table-cell office:value-type="string">
            <text:p>point 14</text:p>
          </table:table-cell>
          <table:table-cell office:value-type="string">
            <text:p>Y</text:p>
          </table:table-cell>
          <table:table-cell office:value-type="float" office:value="662.72742">
            <text:p>662.72742</text:p>
          </table:table-cell>
          <table:table-cell office:value-type="float" office:value="661.68895">
            <text:p>661.68895</text:p>
          </table:table-cell>
          <table:table-cell office:value-type="float" office:value="-1.03847">
            <text:p>-1.03847</text:p>
          </table:table-cell>
        </table:table-row>
        <table:table-row table:style-name="ro1">
          <table:table-cell/>
          <table:table-cell office:value-type="string">
            <text:p>point 14</text:p>
          </table:table-cell>
          <table:table-cell office:value-type="string">
            <text:p>Z</text:p>
          </table:table-cell>
          <table:table-cell office:value-type="float" office:value="-2614.45361">
            <text:p>-2614.45361</text:p>
          </table:table-cell>
          <table:table-cell office:value-type="float" office:value="-2624.16927">
            <text:p>-2624.16927</text:p>
          </table:table-cell>
          <table:table-cell office:value-type="float" office:value="-9.71566">
            <text:p>-9.71566</text:p>
          </table:table-cell>
        </table:table-row>
        <table:table-row table:style-name="ro1">
          <table:table-cell/>
          <table:table-cell office:value-type="string">
            <text:p>point 13</text:p>
          </table:table-cell>
          <table:table-cell office:value-type="string">
            <text:p>X</text:p>
          </table:table-cell>
          <table:table-cell office:value-type="float" office:value="-538.20679">
            <text:p>-538.20679</text:p>
          </table:table-cell>
          <table:table-cell office:value-type="float" office:value="-537.14044">
            <text:p>-537.14044</text:p>
          </table:table-cell>
          <table:table-cell office:value-type="float" office:value="1.06635">
            <text:p>1.06635</text:p>
          </table:table-cell>
        </table:table-row>
        <table:table-row table:style-name="ro1">
          <table:table-cell/>
          <table:table-cell office:value-type="string">
            <text:p>point 13</text:p>
          </table:table-cell>
          <table:table-cell office:value-type="string">
            <text:p>Y</text:p>
          </table:table-cell>
          <table:table-cell office:value-type="float" office:value="660.698">
            <text:p>660.698</text:p>
          </table:table-cell>
          <table:table-cell office:value-type="float" office:value="659.94909">
            <text:p>659.94909</text:p>
          </table:table-cell>
          <table:table-cell office:value-type="float" office:value="-0.74891">
            <text:p>-0.74891</text:p>
          </table:table-cell>
        </table:table-row>
        <table:table-row table:style-name="ro1">
          <table:table-cell/>
          <table:table-cell office:value-type="string">
            <text:p>point 13</text:p>
          </table:table-cell>
          <table:table-cell office:value-type="string">
            <text:p>Z</text:p>
          </table:table-cell>
          <table:table-cell office:value-type="float" office:value="-2623.78052">
            <text:p>-2623.78052</text:p>
          </table:table-cell>
          <table:table-cell office:value-type="float" office:value="-2629.94591">
            <text:p>-2629.94591</text:p>
          </table:table-cell>
          <table:table-cell office:value-type="float" office:value="-6.16539">
            <text:p>-6.16539</text:p>
          </table:table-cell>
        </table:table-row>
        <table:table-row table:style-name="ro1">
          <table:table-cell/>
          <table:table-cell office:value-type="string">
            <text:p>point 12</text:p>
          </table:table-cell>
          <table:table-cell office:value-type="string">
            <text:p>X</text:p>
          </table:table-cell>
          <table:table-cell office:value-type="float" office:value="-438.92831">
            <text:p>-438.92831</text:p>
          </table:table-cell>
          <table:table-cell office:value-type="float" office:value="-437.63095">
            <text:p>-437.63095</text:p>
          </table:table-cell>
          <table:table-cell office:value-type="float" office:value="1.29736">
            <text:p>1.29736</text:p>
          </table:table-cell>
        </table:table-row>
        <table:table-row table:style-name="ro1">
          <table:table-cell/>
          <table:table-cell office:value-type="string">
            <text:p>point 12</text:p>
          </table:table-cell>
          <table:table-cell office:value-type="string">
            <text:p>Y</text:p>
          </table:table-cell>
          <table:table-cell office:value-type="float" office:value="658.68469">
            <text:p>658.68469</text:p>
          </table:table-cell>
          <table:table-cell office:value-type="float" office:value="657.99729">
            <text:p>657.99729</text:p>
          </table:table-cell>
          <table:table-cell office:value-type="float" office:value="-0.6874">
            <text:p>-0.6874</text:p>
          </table:table-cell>
        </table:table-row>
        <table:table-row table:style-name="ro1">
          <table:table-cell/>
          <table:table-cell office:value-type="string">
            <text:p>point 12</text:p>
          </table:table-cell>
          <table:table-cell office:value-type="string">
            <text:p>Z</text:p>
          </table:table-cell>
          <table:table-cell office:value-type="float" office:value="-2633.62012">
            <text:p>-2633.62012</text:p>
          </table:table-cell>
          <table:table-cell office:value-type="float" office:value="-2635.73995">
            <text:p>-2635.73995</text:p>
          </table:table-cell>
          <table:table-cell office:value-type="float" office:value="-2.11983">
            <text:p>-2.11983</text:p>
          </table:table-cell>
        </table:table-row>
        <table:table-row table:style-name="ro1">
          <table:table-cell/>
          <table:table-cell office:value-type="string">
            <text:p>point 11</text:p>
          </table:table-cell>
          <table:table-cell office:value-type="string">
            <text:p>X</text:p>
          </table:table-cell>
          <table:table-cell office:value-type="float" office:value="-239.74741">
            <text:p>-239.74741</text:p>
          </table:table-cell>
          <table:table-cell office:value-type="float" office:value="-238.07763">
            <text:p>-238.07763</text:p>
          </table:table-cell>
          <table:table-cell office:value-type="float" office:value="1.66978">
            <text:p>1.66978</text:p>
          </table:table-cell>
        </table:table-row>
        <table:table-row table:style-name="ro1">
          <table:table-cell/>
          <table:table-cell office:value-type="string">
            <text:p>point 11</text:p>
          </table:table-cell>
          <table:table-cell office:value-type="string">
            <text:p>Y</text:p>
          </table:table-cell>
          <table:table-cell office:value-type="float" office:value="654.69019">
            <text:p>654.69019</text:p>
          </table:table-cell>
          <table:table-cell office:value-type="float" office:value="654.04827">
            <text:p>654.04827</text:p>
          </table:table-cell>
          <table:table-cell office:value-type="float" office:value="-0.64192">
            <text:p>-0.64192</text:p>
          </table:table-cell>
        </table:table-row>
        <table:table-row table:style-name="ro1">
          <table:table-cell/>
          <table:table-cell office:value-type="string">
            <text:p>point 11</text:p>
          </table:table-cell>
          <table:table-cell office:value-type="string">
            <text:p>Z</text:p>
          </table:table-cell>
          <table:table-cell office:value-type="float" office:value="-2652.05225">
            <text:p>-2652.05225</text:p>
          </table:table-cell>
          <table:table-cell office:value-type="float" office:value="-2647.16857">
            <text:p>-2647.16857</text:p>
          </table:table-cell>
          <table:table-cell office:value-type="float" office:value="4.88368">
            <text:p>4.88368</text:p>
          </table:table-cell>
        </table:table-row>
      </table:table>
      <table:table table:name="Радиальная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point 9</text:p>
          </table:table-cell>
          <table:table-cell office:value-type="string">
            <text:p>X</text:p>
          </table:table-cell>
          <table:table-cell office:value-type="float" office:value="158.453">
            <text:p>158.453</text:p>
          </table:table-cell>
          <table:table-cell office:value-type="float" office:value="158.71">
            <text:p>158.71</text:p>
          </table:table-cell>
          <table:table-cell office:value-type="float" office:value="0.257">
            <text:p>0.257</text:p>
          </table:table-cell>
        </table:table-row>
        <table:table-row table:style-name="ro1">
          <table:table-cell/>
          <table:table-cell office:value-type="string">
            <text:p>point 9</text:p>
          </table:table-cell>
          <table:table-cell office:value-type="string">
            <text:p>Y</text:p>
          </table:table-cell>
          <table:table-cell office:value-type="float" office:value="646.933">
            <text:p>646.933</text:p>
          </table:table-cell>
          <table:table-cell office:value-type="float" office:value="645.459">
            <text:p>645.459</text:p>
          </table:table-cell>
          <table:table-cell office:value-type="float" office:value="-1.474">
            <text:p>-1.474</text:p>
          </table:table-cell>
        </table:table-row>
        <table:table-row table:style-name="ro1">
          <table:table-cell/>
          <table:table-cell office:value-type="string">
            <text:p>point 9</text:p>
          </table:table-cell>
          <table:table-cell office:value-type="string">
            <text:p>Z</text:p>
          </table:table-cell>
          <table:table-cell office:value-type="float" office:value="-2690.635">
            <text:p>-2690.635</text:p>
          </table:table-cell>
          <table:table-cell office:value-type="float" office:value="-2691.369">
            <text:p>-2691.369</text:p>
          </table:table-cell>
          <table:table-cell office:value-type="float" office:value="-0.734">
            <text:p>-0.734</text:p>
          </table:table-cell>
        </table:table-row>
        <table:table-row table:style-name="ro1">
          <table:table-cell/>
          <table:table-cell office:value-type="string">
            <text:p>point 8</text:p>
          </table:table-cell>
          <table:table-cell office:value-type="string">
            <text:p>X</text:p>
          </table:table-cell>
          <table:table-cell office:value-type="float" office:value="258.138">
            <text:p>258.138</text:p>
          </table:table-cell>
          <table:table-cell office:value-type="float" office:value="257.983">
            <text:p>257.983</text:p>
          </table:table-cell>
          <table:table-cell office:value-type="float" office:value="-0.155">
            <text:p>-0.155</text:p>
          </table:table-cell>
        </table:table-row>
        <table:table-row table:style-name="ro1">
          <table:table-cell/>
          <table:table-cell office:value-type="string">
            <text:p>point 8</text:p>
          </table:table-cell>
          <table:table-cell office:value-type="string">
            <text:p>Y</text:p>
          </table:table-cell>
          <table:table-cell office:value-type="float" office:value="645.148">
            <text:p>645.148</text:p>
          </table:table-cell>
          <table:table-cell office:value-type="float" office:value="643.834">
            <text:p>643.834</text:p>
          </table:table-cell>
          <table:table-cell office:value-type="float" office:value="-1.314">
            <text:p>-1.314</text:p>
          </table:table-cell>
        </table:table-row>
        <table:table-row table:style-name="ro1">
          <table:table-cell/>
          <table:table-cell office:value-type="string">
            <text:p>point 8</text:p>
          </table:table-cell>
          <table:table-cell office:value-type="string">
            <text:p>Z</text:p>
          </table:table-cell>
          <table:table-cell office:value-type="float" office:value="-2700.117">
            <text:p>-2700.117</text:p>
          </table:table-cell>
          <table:table-cell office:value-type="float" office:value="-2700.908">
            <text:p>-2700.908</text:p>
          </table:table-cell>
          <table:table-cell office:value-type="float" office:value="-0.791">
            <text:p>-0.791</text:p>
          </table:table-cell>
        </table:table-row>
        <table:table-row table:style-name="ro1">
          <table:table-cell/>
          <table:table-cell office:value-type="string">
            <text:p>point 7</text:p>
          </table:table-cell>
          <table:table-cell office:value-type="string">
            <text:p>X</text:p>
          </table:table-cell>
          <table:table-cell office:value-type="float" office:value="755.862">
            <text:p>755.862</text:p>
          </table:table-cell>
          <table:table-cell office:value-type="float" office:value="754.554">
            <text:p>754.554</text:p>
          </table:table-cell>
          <table:table-cell office:value-type="float" office:value="-1.308">
            <text:p>-1.308</text:p>
          </table:table-cell>
        </table:table-row>
        <table:table-row table:style-name="ro1">
          <table:table-cell/>
          <table:table-cell office:value-type="string">
            <text:p>point 7</text:p>
          </table:table-cell>
          <table:table-cell office:value-type="string">
            <text:p>Y</text:p>
          </table:table-cell>
          <table:table-cell office:value-type="float" office:value="635.407">
            <text:p>635.407</text:p>
          </table:table-cell>
          <table:table-cell office:value-type="float" office:value="634.281">
            <text:p>634.281</text:p>
          </table:table-cell>
          <table:table-cell office:value-type="float" office:value="-1.126">
            <text:p>-1.126</text:p>
          </table:table-cell>
        </table:table-row>
        <table:table-row table:style-name="ro1">
          <table:table-cell/>
          <table:table-cell office:value-type="string">
            <text:p>point 7</text:p>
          </table:table-cell>
          <table:table-cell office:value-type="string">
            <text:p>Z</text:p>
          </table:table-cell>
          <table:table-cell office:value-type="float" office:value="-2747.683">
            <text:p>-2747.683</text:p>
          </table:table-cell>
          <table:table-cell office:value-type="float" office:value="-2748.314">
            <text:p>-2748.314</text:p>
          </table:table-cell>
          <table:table-cell office:value-type="float" office:value="-0.631">
            <text:p>-0.631</text:p>
          </table:table-cell>
        </table:table-row>
        <table:table-row table:style-name="ro1">
          <table:table-cell/>
          <table:table-cell office:value-type="string">
            <text:p>point 6</text:p>
          </table:table-cell>
          <table:table-cell office:value-type="string">
            <text:p>X</text:p>
          </table:table-cell>
          <table:table-cell office:value-type="float" office:value="954.971">
            <text:p>954.971</text:p>
          </table:table-cell>
          <table:table-cell office:value-type="float" office:value="953.163">
            <text:p>953.163</text:p>
          </table:table-cell>
          <table:table-cell office:value-type="float" office:value="-1.808">
            <text:p>-1.808</text:p>
          </table:table-cell>
        </table:table-row>
        <table:table-row table:style-name="ro1">
          <table:table-cell/>
          <table:table-cell office:value-type="string">
            <text:p>point 6</text:p>
          </table:table-cell>
          <table:table-cell office:value-type="string">
            <text:p>Y</text:p>
          </table:table-cell>
          <table:table-cell office:value-type="float" office:value="631.714">
            <text:p>631.714</text:p>
          </table:table-cell>
          <table:table-cell office:value-type="float" office:value="630.567">
            <text:p>630.567</text:p>
          </table:table-cell>
          <table:table-cell office:value-type="float" office:value="-1.147">
            <text:p>-1.147</text:p>
          </table:table-cell>
        </table:table-row>
        <table:table-row table:style-name="ro1">
          <table:table-cell/>
          <table:table-cell office:value-type="string">
            <text:p>point 6</text:p>
          </table:table-cell>
          <table:table-cell office:value-type="string">
            <text:p>Z</text:p>
          </table:table-cell>
          <table:table-cell office:value-type="float" office:value="-2766.785">
            <text:p>-2766.785</text:p>
          </table:table-cell>
          <table:table-cell office:value-type="float" office:value="-2767.01">
            <text:p>-2767.01</text:p>
          </table:table-cell>
          <table:table-cell office:value-type="float" office:value="-0.225">
            <text:p>-0.225</text:p>
          </table:table-cell>
        </table:table-row>
        <table:table-row table:style-name="ro1">
          <table:table-cell/>
          <table:table-cell office:value-type="string">
            <text:p>point 5</text:p>
          </table:table-cell>
          <table:table-cell office:value-type="string">
            <text:p>X</text:p>
          </table:table-cell>
          <table:table-cell office:value-type="float" office:value="1054.287">
            <text:p>1054.287</text:p>
          </table:table-cell>
          <table:table-cell office:value-type="float" office:value="1052.13">
            <text:p>1052.13</text:p>
          </table:table-cell>
          <table:table-cell office:value-type="float" office:value="-2.157">
            <text:p>-2.157</text:p>
          </table:table-cell>
        </table:table-row>
        <table:table-row table:style-name="ro1">
          <table:table-cell/>
          <table:table-cell office:value-type="string">
            <text:p>point 5</text:p>
          </table:table-cell>
          <table:table-cell office:value-type="string">
            <text:p>Y</text:p>
          </table:table-cell>
          <table:table-cell office:value-type="float" office:value="629.668">
            <text:p>629.668</text:p>
          </table:table-cell>
          <table:table-cell office:value-type="float" office:value="628.661">
            <text:p>628.661</text:p>
          </table:table-cell>
          <table:table-cell office:value-type="float" office:value="-1.007">
            <text:p>-1.007</text:p>
          </table:table-cell>
        </table:table-row>
        <table:table-row table:style-name="ro1">
          <table:table-cell/>
          <table:table-cell office:value-type="string">
            <text:p>point 5</text:p>
          </table:table-cell>
          <table:table-cell office:value-type="string">
            <text:p>Z</text:p>
          </table:table-cell>
          <table:table-cell office:value-type="float" office:value="-2776.186">
            <text:p>-2776.186</text:p>
          </table:table-cell>
          <table:table-cell office:value-type="float" office:value="-2776.142">
            <text:p>-2776.142</text:p>
          </table:table-cell>
          <table:table-cell office:value-type="float" office:value="0.044">
            <text:p>0.044</text:p>
          </table:table-cell>
        </table:table-row>
        <table:table-row table:style-name="ro1">
          <table:table-cell/>
          <table:table-cell office:value-type="string">
            <text:p>point 4</text:p>
          </table:table-cell>
          <table:table-cell office:value-type="string">
            <text:p>X</text:p>
          </table:table-cell>
          <table:table-cell office:value-type="float" office:value="1253.416">
            <text:p>1253.416</text:p>
          </table:table-cell>
          <table:table-cell office:value-type="float" office:value="1250.528">
            <text:p>1250.528</text:p>
          </table:table-cell>
          <table:table-cell office:value-type="float" office:value="-2.888">
            <text:p>-2.888</text:p>
          </table:table-cell>
        </table:table-row>
        <table:table-row table:style-name="ro1">
          <table:table-cell/>
          <table:table-cell office:value-type="string">
            <text:p>point 4</text:p>
          </table:table-cell>
          <table:table-cell office:value-type="string">
            <text:p>Y</text:p>
          </table:table-cell>
          <table:table-cell office:value-type="float" office:value="625.954">
            <text:p>625.954</text:p>
          </table:table-cell>
          <table:table-cell office:value-type="float" office:value="624.732">
            <text:p>624.732</text:p>
          </table:table-cell>
          <table:table-cell office:value-type="float" office:value="-1.222">
            <text:p>-1.222</text:p>
          </table:table-cell>
        </table:table-row>
        <table:table-row table:style-name="ro1">
          <table:table-cell/>
          <table:table-cell office:value-type="string">
            <text:p>point 4</text:p>
          </table:table-cell>
          <table:table-cell office:value-type="string">
            <text:p>Z</text:p>
          </table:table-cell>
          <table:table-cell office:value-type="float" office:value="-2795.843">
            <text:p>-2795.843</text:p>
          </table:table-cell>
          <table:table-cell office:value-type="float" office:value="-2794.511">
            <text:p>-2794.511</text:p>
          </table:table-cell>
          <table:table-cell office:value-type="float" office:value="1.332">
            <text:p>1.332</text:p>
          </table:table-cell>
        </table:table-row>
        <table:table-row table:style-name="ro1">
          <table:table-cell/>
          <table:table-cell office:value-type="string">
            <text:p>point 3</text:p>
          </table:table-cell>
          <table:table-cell office:value-type="string">
            <text:p>X</text:p>
          </table:table-cell>
          <table:table-cell office:value-type="float" office:value="1247.864">
            <text:p>1247.864</text:p>
          </table:table-cell>
          <table:table-cell office:value-type="float" office:value="1245.335">
            <text:p>1245.335</text:p>
          </table:table-cell>
          <table:table-cell office:value-type="float" office:value="-2.529">
            <text:p>-2.529</text:p>
          </table:table-cell>
        </table:table-row>
        <table:table-row table:style-name="ro1">
          <table:table-cell/>
          <table:table-cell office:value-type="string">
            <text:p>point 3</text:p>
          </table:table-cell>
          <table:table-cell office:value-type="string">
            <text:p>Y</text:p>
          </table:table-cell>
          <table:table-cell office:value-type="float" office:value="426.725">
            <text:p>426.725</text:p>
          </table:table-cell>
          <table:table-cell office:value-type="float" office:value="426.118">
            <text:p>426.118</text:p>
          </table:table-cell>
          <table:table-cell office:value-type="float" office:value="-0.607">
            <text:p>-0.607</text:p>
          </table:table-cell>
        </table:table-row>
        <table:table-row table:style-name="ro1">
          <table:table-cell/>
          <table:table-cell office:value-type="string">
            <text:p>point 3</text:p>
          </table:table-cell>
          <table:table-cell office:value-type="string">
            <text:p>Z</text:p>
          </table:table-cell>
          <table:table-cell office:value-type="float" office:value="-2812.494">
            <text:p>-2812.494</text:p>
          </table:table-cell>
          <table:table-cell office:value-type="float" office:value="-2811.204">
            <text:p>-2811.204</text:p>
          </table:table-cell>
          <table:table-cell office:value-type="float" office:value="1.29">
            <text:p>1.29</text:p>
          </table:table-cell>
        </table:table-row>
        <table:table-row table:style-name="ro1">
          <table:table-cell/>
          <table:table-cell office:value-type="string">
            <text:p>point 2</text:p>
          </table:table-cell>
          <table:table-cell office:value-type="string">
            <text:p>X</text:p>
          </table:table-cell>
          <table:table-cell office:value-type="float" office:value="1234.466">
            <text:p>1234.466</text:p>
          </table:table-cell>
          <table:table-cell office:value-type="float" office:value="1232.652">
            <text:p>1232.652</text:p>
          </table:table-cell>
          <table:table-cell office:value-type="float" office:value="-1.814">
            <text:p>-1.814</text:p>
          </table:table-cell>
        </table:table-row>
        <table:table-row table:style-name="ro1">
          <table:table-cell/>
          <table:table-cell office:value-type="string">
            <text:p>point 2</text:p>
          </table:table-cell>
          <table:table-cell office:value-type="string">
            <text:p>Y</text:p>
          </table:table-cell>
          <table:table-cell office:value-type="float" office:value="-71.596">
            <text:p>-71.596</text:p>
          </table:table-cell>
          <table:table-cell office:value-type="float" office:value="-70.863">
            <text:p>-70.863</text:p>
          </table:table-cell>
          <table:table-cell office:value-type="float" office:value="0.733">
            <text:p>0.733</text:p>
          </table:table-cell>
        </table:table-row>
        <table:table-row table:style-name="ro1">
          <table:table-cell/>
          <table:table-cell office:value-type="string">
            <text:p>point 2</text:p>
          </table:table-cell>
          <table:table-cell office:value-type="string">
            <text:p>Z</text:p>
          </table:table-cell>
          <table:table-cell office:value-type="float" office:value="-2854.196">
            <text:p>-2854.196</text:p>
          </table:table-cell>
          <table:table-cell office:value-type="float" office:value="-2853.965">
            <text:p>-2853.965</text:p>
          </table:table-cell>
          <table:table-cell office:value-type="float" office:value="0.231">
            <text:p>0.231</text:p>
          </table:table-cell>
        </table:table-row>
        <table:table-row table:style-name="ro1">
          <table:table-cell/>
          <table:table-cell office:value-type="string">
            <text:p>point 18</text:p>
          </table:table-cell>
          <table:table-cell office:value-type="string">
            <text:p>X</text:p>
          </table:table-cell>
          <table:table-cell office:value-type="float" office:value="532.236">
            <text:p>532.236</text:p>
          </table:table-cell>
          <table:table-cell office:value-type="float" office:value="531.421">
            <text:p>531.421</text:p>
          </table:table-cell>
          <table:table-cell office:value-type="float" office:value="-0.815">
            <text:p>-0.815</text:p>
          </table:table-cell>
        </table:table-row>
        <table:table-row table:style-name="ro1">
          <table:table-cell/>
          <table:table-cell office:value-type="string">
            <text:p>point 18</text:p>
          </table:table-cell>
          <table:table-cell office:value-type="string">
            <text:p>Y</text:p>
          </table:table-cell>
          <table:table-cell office:value-type="float" office:value="-257.504">
            <text:p>-257.504</text:p>
          </table:table-cell>
          <table:table-cell office:value-type="float" office:value="-256.209">
            <text:p>-256.209</text:p>
          </table:table-cell>
          <table:table-cell office:value-type="float" office:value="1.295">
            <text:p>1.295</text:p>
          </table:table-cell>
        </table:table-row>
        <table:table-row table:style-name="ro1">
          <table:table-cell/>
          <table:table-cell office:value-type="string">
            <text:p>point 18</text:p>
          </table:table-cell>
          <table:table-cell office:value-type="string">
            <text:p>Z</text:p>
          </table:table-cell>
          <table:table-cell office:value-type="float" office:value="-2802.647">
            <text:p>-2802.647</text:p>
          </table:table-cell>
          <table:table-cell office:value-type="float" office:value="-2803.643">
            <text:p>-2803.643</text:p>
          </table:table-cell>
          <table:table-cell office:value-type="float" office:value="-0.996">
            <text:p>-0.996</text:p>
          </table:table-cell>
        </table:table-row>
        <table:table-row table:style-name="ro1">
          <table:table-cell/>
          <table:table-cell office:value-type="string">
            <text:p>point 17</text:p>
          </table:table-cell>
          <table:table-cell office:value-type="string">
            <text:p>X</text:p>
          </table:table-cell>
          <table:table-cell office:value-type="float" office:value="233.7">
            <text:p>233.7</text:p>
          </table:table-cell>
          <table:table-cell office:value-type="float" office:value="233.64">
            <text:p>233.64</text:p>
          </table:table-cell>
          <table:table-cell office:value-type="float" office:value="-0.06">
            <text:p>-0.06</text:p>
          </table:table-cell>
        </table:table-row>
        <table:table-row table:style-name="ro1">
          <table:table-cell/>
          <table:table-cell office:value-type="string">
            <text:p>point 17</text:p>
          </table:table-cell>
          <table:table-cell office:value-type="string">
            <text:p>Y</text:p>
          </table:table-cell>
          <table:table-cell office:value-type="float" office:value="-251.634">
            <text:p>-251.634</text:p>
          </table:table-cell>
          <table:table-cell office:value-type="float" office:value="-250.189">
            <text:p>-250.189</text:p>
          </table:table-cell>
          <table:table-cell office:value-type="float" office:value="1.445">
            <text:p>1.445</text:p>
          </table:table-cell>
        </table:table-row>
        <table:table-row table:style-name="ro1">
          <table:table-cell/>
          <table:table-cell office:value-type="string">
            <text:p>point 17</text:p>
          </table:table-cell>
          <table:table-cell office:value-type="string">
            <text:p>Z</text:p>
          </table:table-cell>
          <table:table-cell office:value-type="float" office:value="-2774.053">
            <text:p>-2774.053</text:p>
          </table:table-cell>
          <table:table-cell office:value-type="float" office:value="-2774.214">
            <text:p>-2774.214</text:p>
          </table:table-cell>
          <table:table-cell office:value-type="float" office:value="-0.161">
            <text:p>-0.161</text:p>
          </table:table-cell>
        </table:table-row>
        <table:table-row table:style-name="ro1">
          <table:table-cell/>
          <table:table-cell office:value-type="string">
            <text:p>point 15</text:p>
          </table:table-cell>
          <table:table-cell office:value-type="string">
            <text:p>X</text:p>
          </table:table-cell>
          <table:table-cell office:value-type="float" office:value="-662.13">
            <text:p>-662.13</text:p>
          </table:table-cell>
          <table:table-cell office:value-type="float" office:value="-658.996">
            <text:p>-658.996</text:p>
          </table:table-cell>
          <table:table-cell office:value-type="float" office:value="3.134">
            <text:p>3.134</text:p>
          </table:table-cell>
        </table:table-row>
        <table:table-row table:style-name="ro1">
          <table:table-cell/>
          <table:table-cell office:value-type="string">
            <text:p>point 15</text:p>
          </table:table-cell>
          <table:table-cell office:value-type="string">
            <text:p>Y</text:p>
          </table:table-cell>
          <table:table-cell office:value-type="float" office:value="-234.469">
            <text:p>-234.469</text:p>
          </table:table-cell>
          <table:table-cell office:value-type="float" office:value="-232.713">
            <text:p>-232.713</text:p>
          </table:table-cell>
          <table:table-cell office:value-type="float" office:value="1.756">
            <text:p>1.756</text:p>
          </table:table-cell>
        </table:table-row>
        <table:table-row table:style-name="ro1">
          <table:table-cell/>
          <table:table-cell office:value-type="string">
            <text:p>point 15</text:p>
          </table:table-cell>
          <table:table-cell office:value-type="string">
            <text:p>Z</text:p>
          </table:table-cell>
          <table:table-cell office:value-type="float" office:value="-2687.355">
            <text:p>-2687.355</text:p>
          </table:table-cell>
          <table:table-cell office:value-type="float" office:value="-2687.216">
            <text:p>-2687.216</text:p>
          </table:table-cell>
          <table:table-cell office:value-type="float" office:value="0.139">
            <text:p>0.139</text:p>
          </table:table-cell>
        </table:table-row>
        <table:table-row table:style-name="ro1">
          <table:table-cell/>
          <table:table-cell office:value-type="string">
            <text:p>point 14</text:p>
          </table:table-cell>
          <table:table-cell office:value-type="string">
            <text:p>X</text:p>
          </table:table-cell>
          <table:table-cell office:value-type="float" office:value="-659.471">
            <text:p>-659.471</text:p>
          </table:table-cell>
          <table:table-cell office:value-type="float" office:value="-656.212">
            <text:p>-656.212</text:p>
          </table:table-cell>
          <table:table-cell office:value-type="float" office:value="3.259">
            <text:p>3.259</text:p>
          </table:table-cell>
        </table:table-row>
        <table:table-row table:style-name="ro1">
          <table:table-cell/>
          <table:table-cell office:value-type="string">
            <text:p>point 14</text:p>
          </table:table-cell>
          <table:table-cell office:value-type="string">
            <text:p>Y</text:p>
          </table:table-cell>
          <table:table-cell office:value-type="float" office:value="-134.673">
            <text:p>-134.673</text:p>
          </table:table-cell>
          <table:table-cell office:value-type="float" office:value="-133.342">
            <text:p>-133.342</text:p>
          </table:table-cell>
          <table:table-cell office:value-type="float" office:value="1.331">
            <text:p>1.331</text:p>
          </table:table-cell>
        </table:table-row>
        <table:table-row table:style-name="ro1">
          <table:table-cell/>
          <table:table-cell office:value-type="string">
            <text:p>point 14</text:p>
          </table:table-cell>
          <table:table-cell office:value-type="string">
            <text:p>Z</text:p>
          </table:table-cell>
          <table:table-cell office:value-type="float" office:value="-2679.233">
            <text:p>-2679.233</text:p>
          </table:table-cell>
          <table:table-cell office:value-type="float" office:value="-2679.09">
            <text:p>-2679.09</text:p>
          </table:table-cell>
          <table:table-cell office:value-type="float" office:value="0.143">
            <text:p>0.143</text:p>
          </table:table-cell>
        </table:table-row>
        <table:table-row table:style-name="ro1">
          <table:table-cell/>
          <table:table-cell office:value-type="string">
            <text:p>point 13</text:p>
          </table:table-cell>
          <table:table-cell office:value-type="string">
            <text:p>X</text:p>
          </table:table-cell>
          <table:table-cell office:value-type="float" office:value="-656.701">
            <text:p>-656.701</text:p>
          </table:table-cell>
          <table:table-cell office:value-type="float" office:value="-653.372">
            <text:p>-653.372</text:p>
          </table:table-cell>
          <table:table-cell office:value-type="float" office:value="3.329">
            <text:p>3.329</text:p>
          </table:table-cell>
        </table:table-row>
        <table:table-row table:style-name="ro1">
          <table:table-cell/>
          <table:table-cell office:value-type="string">
            <text:p>point 13</text:p>
          </table:table-cell>
          <table:table-cell office:value-type="string">
            <text:p>Y</text:p>
          </table:table-cell>
          <table:table-cell office:value-type="float" office:value="-34.842">
            <text:p>-34.842</text:p>
          </table:table-cell>
          <table:table-cell office:value-type="float" office:value="-34.041">
            <text:p>-34.041</text:p>
          </table:table-cell>
          <table:table-cell office:value-type="float" office:value="0.801">
            <text:p>0.801</text:p>
          </table:table-cell>
        </table:table-row>
        <table:table-row table:style-name="ro1">
          <table:table-cell/>
          <table:table-cell office:value-type="string">
            <text:p>point 13</text:p>
          </table:table-cell>
          <table:table-cell office:value-type="string">
            <text:p>Z</text:p>
          </table:table-cell>
          <table:table-cell office:value-type="float" office:value="-2671.037">
            <text:p>-2671.037</text:p>
          </table:table-cell>
          <table:table-cell office:value-type="float" office:value="-2670.857">
            <text:p>-2670.857</text:p>
          </table:table-cell>
          <table:table-cell office:value-type="float" office:value="0.18">
            <text:p>0.18</text:p>
          </table:table-cell>
        </table:table-row>
        <table:table-row table:style-name="ro1">
          <table:table-cell/>
          <table:table-cell office:value-type="string">
            <text:p>point 12</text:p>
          </table:table-cell>
          <table:table-cell office:value-type="string">
            <text:p>X</text:p>
          </table:table-cell>
          <table:table-cell office:value-type="float" office:value="-654.273">
            <text:p>-654.273</text:p>
          </table:table-cell>
          <table:table-cell office:value-type="float" office:value="-650.719">
            <text:p>-650.719</text:p>
          </table:table-cell>
          <table:table-cell office:value-type="float" office:value="3.554">
            <text:p>3.554</text:p>
          </table:table-cell>
        </table:table-row>
        <table:table-row table:style-name="ro1">
          <table:table-cell/>
          <table:table-cell office:value-type="string">
            <text:p>point 12</text:p>
          </table:table-cell>
          <table:table-cell office:value-type="string">
            <text:p>Y</text:p>
          </table:table-cell>
          <table:table-cell office:value-type="float" office:value="64.69">
            <text:p>64.69</text:p>
          </table:table-cell>
          <table:table-cell office:value-type="float" office:value="65.228">
            <text:p>65.228</text:p>
          </table:table-cell>
          <table:table-cell office:value-type="float" office:value="0.538">
            <text:p>0.538</text:p>
          </table:table-cell>
        </table:table-row>
        <table:table-row table:style-name="ro1">
          <table:table-cell/>
          <table:table-cell office:value-type="string">
            <text:p>point 12</text:p>
          </table:table-cell>
          <table:table-cell office:value-type="string">
            <text:p>Z</text:p>
          </table:table-cell>
          <table:table-cell office:value-type="float" office:value="-2663.191">
            <text:p>-2663.191</text:p>
          </table:table-cell>
          <table:table-cell office:value-type="float" office:value="-2663.014">
            <text:p>-2663.014</text:p>
          </table:table-cell>
          <table:table-cell office:value-type="float" office:value="0.177">
            <text:p>0.177</text:p>
          </table:table-cell>
        </table:table-row>
      </table:table>
      <table:table table:name="Радиальная+Тангенциальная+Афинная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16" table:default-cell-style-name="Default"/>
        <table:table-row table:style-name="ro2">
          <table:table-cell/>
          <table:table-cell office:value-type="string">
            <text:p>После поддтягивания</text:p>
          </table:table-cell>
          <table:table-cell table:number-columns-repeated="7"/>
          <table:table-cell office:value-type="string">
            <text:p>до подтягивания</text:p>
          </table:table-cell>
          <table:table-cell table:number-columns-repeated="5"/>
          <table:table-cell office:value-type="string">
            <text:p>После подтягивания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oint 9</text:p>
          </table:table-cell>
          <table:table-cell office:value-type="string">
            <text:p>X</text:p>
          </table:table-cell>
          <table:table-cell office:value-type="float" office:value="-654.273">
            <text:p>-654.273</text:p>
          </table:table-cell>
          <table:table-cell office:value-type="float" office:value="-651.714">
            <text:p>-651.714</text:p>
          </table:table-cell>
          <table:table-cell office:value-type="float" office:value="2.559">
            <text:p>2.559</text:p>
          </table:table-cell>
          <table:table-cell table:number-columns-repeated="3"/>
          <table:table-cell office:value-type="string">
            <text:p>point 9</text:p>
          </table:table-cell>
          <table:table-cell office:value-type="string">
            <text:p>X</text:p>
          </table:table-cell>
          <table:table-cell office:value-type="float" office:value="-654.273">
            <text:p>-654.273</text:p>
          </table:table-cell>
          <table:table-cell office:value-type="float" office:value="-663.202">
            <text:p>-663.202</text:p>
          </table:table-cell>
          <table:table-cell office:value-type="float" office:value="-8.929">
            <text:p>-8.929</text:p>
          </table:table-cell>
          <table:table-cell/>
          <table:table-cell office:value-type="string">
            <text:p>point 9</text:p>
          </table:table-cell>
          <table:table-cell office:value-type="string">
            <text:p>X</text:p>
          </table:table-cell>
          <table:table-cell office:value-type="float" office:value="-654.273">
            <text:p>-654.273</text:p>
          </table:table-cell>
          <table:table-cell office:value-type="float" office:value="-651.764">
            <text:p>-651.764</text:p>
          </table:table-cell>
          <table:table-cell office:value-type="float" office:value="2.509">
            <text:p>2.509</text:p>
          </table:table-cell>
          <table:table-cell/>
          <table:table-cell office:value-type="string">
            <text:p>point 9</text:p>
          </table:table-cell>
          <table:table-cell office:value-type="string">
            <text:p>X</text:p>
          </table:table-cell>
          <table:table-cell office:value-type="float" office:value="-654.273">
            <text:p>-654.273</text:p>
          </table:table-cell>
          <table:table-cell office:value-type="float" office:value="-654.252">
            <text:p>-654.252</text:p>
          </table:table-cell>
          <table:table-cell office:value-type="float" office:value="0.021">
            <text:p>0.021</text:p>
          </table:table-cell>
        </table:table-row>
        <table:table-row table:style-name="ro1">
          <table:table-cell/>
          <table:table-cell office:value-type="string">
            <text:p>point 9</text:p>
          </table:table-cell>
          <table:table-cell office:value-type="string">
            <text:p>Y</text:p>
          </table:table-cell>
          <table:table-cell office:value-type="float" office:value="64.69">
            <text:p>64.69</text:p>
          </table:table-cell>
          <table:table-cell office:value-type="float" office:value="64.964">
            <text:p>64.964</text:p>
          </table:table-cell>
          <table:table-cell office:value-type="float" office:value="0.274">
            <text:p>0.274</text:p>
          </table:table-cell>
          <table:table-cell table:number-columns-repeated="3"/>
          <table:table-cell office:value-type="string">
            <text:p>point 9</text:p>
          </table:table-cell>
          <table:table-cell office:value-type="string">
            <text:p>Y</text:p>
          </table:table-cell>
          <table:table-cell office:value-type="float" office:value="64.69">
            <text:p>64.69</text:p>
          </table:table-cell>
          <table:table-cell office:value-type="float" office:value="63.074">
            <text:p>63.074</text:p>
          </table:table-cell>
          <table:table-cell office:value-type="float" office:value="-1.616">
            <text:p>-1.616</text:p>
          </table:table-cell>
          <table:table-cell/>
          <table:table-cell office:value-type="string">
            <text:p>point 9</text:p>
          </table:table-cell>
          <table:table-cell office:value-type="string">
            <text:p>Y</text:p>
          </table:table-cell>
          <table:table-cell office:value-type="float" office:value="64.69">
            <text:p>64.69</text:p>
          </table:table-cell>
          <table:table-cell office:value-type="float" office:value="64.972">
            <text:p>64.972</text:p>
          </table:table-cell>
          <table:table-cell office:value-type="float" office:value="0.282">
            <text:p>0.282</text:p>
          </table:table-cell>
          <table:table-cell/>
          <table:table-cell office:value-type="string">
            <text:p>point 9</text:p>
          </table:table-cell>
          <table:table-cell office:value-type="string">
            <text:p>Y</text:p>
          </table:table-cell>
          <table:table-cell office:value-type="float" office:value="64.69">
            <text:p>64.69</text:p>
          </table:table-cell>
          <table:table-cell office:value-type="float" office:value="64.612">
            <text:p>64.612</text:p>
          </table:table-cell>
          <table:table-cell office:value-type="float" office:value="-0.078">
            <text:p>-0.078</text:p>
          </table:table-cell>
        </table:table-row>
        <table:table-row table:style-name="ro1">
          <table:table-cell/>
          <table:table-cell office:value-type="string">
            <text:p>point 9</text:p>
          </table:table-cell>
          <table:table-cell office:value-type="string">
            <text:p>Z</text:p>
          </table:table-cell>
          <table:table-cell office:value-type="float" office:value="-2663.191">
            <text:p>-2663.191</text:p>
          </table:table-cell>
          <table:table-cell office:value-type="float" office:value="-2663.509">
            <text:p>-2663.509</text:p>
          </table:table-cell>
          <table:table-cell office:value-type="float" office:value="-0.318">
            <text:p>-0.318</text:p>
          </table:table-cell>
          <table:table-cell table:number-columns-repeated="3"/>
          <table:table-cell office:value-type="string">
            <text:p>point 9</text:p>
          </table:table-cell>
          <table:table-cell office:value-type="string">
            <text:p>Z</text:p>
          </table:table-cell>
          <table:table-cell office:value-type="float" office:value="-2663.191">
            <text:p>-2663.191</text:p>
          </table:table-cell>
          <table:table-cell office:value-type="float" office:value="-2664.221">
            <text:p>-2664.221</text:p>
          </table:table-cell>
          <table:table-cell office:value-type="float" office:value="-1.03">
            <text:p>-1.03</text:p>
          </table:table-cell>
          <table:table-cell/>
          <table:table-cell office:value-type="string">
            <text:p>point 9</text:p>
          </table:table-cell>
          <table:table-cell office:value-type="string">
            <text:p>Z</text:p>
          </table:table-cell>
          <table:table-cell office:value-type="float" office:value="-2663.191">
            <text:p>-2663.191</text:p>
          </table:table-cell>
          <table:table-cell office:value-type="float" office:value="-2663.536">
            <text:p>-2663.536</text:p>
          </table:table-cell>
          <table:table-cell office:value-type="float" office:value="-0.345">
            <text:p>-0.345</text:p>
          </table:table-cell>
          <table:table-cell/>
          <table:table-cell office:value-type="string">
            <text:p>point 9</text:p>
          </table:table-cell>
          <table:table-cell office:value-type="string">
            <text:p>Z</text:p>
          </table:table-cell>
          <table:table-cell office:value-type="float" office:value="-2663.191">
            <text:p>-2663.191</text:p>
          </table:table-cell>
          <table:table-cell office:value-type="float" office:value="-2663.332">
            <text:p>-2663.332</text:p>
          </table:table-cell>
          <table:table-cell office:value-type="float" office:value="-0.141">
            <text:p>-0.141</text:p>
          </table:table-cell>
        </table:table-row>
        <table:table-row table:style-name="ro1">
          <table:table-cell/>
          <table:table-cell office:value-type="string">
            <text:p>point 8</text:p>
          </table:table-cell>
          <table:table-cell office:value-type="string">
            <text:p>X</text:p>
          </table:table-cell>
          <table:table-cell office:value-type="float" office:value="158.453">
            <text:p>158.453</text:p>
          </table:table-cell>
          <table:table-cell office:value-type="float" office:value="158.625">
            <text:p>158.625</text:p>
          </table:table-cell>
          <table:table-cell office:value-type="float" office:value="0.172">
            <text:p>0.172</text:p>
          </table:table-cell>
          <table:table-cell table:number-columns-repeated="3"/>
          <table:table-cell office:value-type="string">
            <text:p>point 8</text:p>
          </table:table-cell>
          <table:table-cell office:value-type="string">
            <text:p>X</text:p>
          </table:table-cell>
          <table:table-cell office:value-type="float" office:value="158.453">
            <text:p>158.453</text:p>
          </table:table-cell>
          <table:table-cell office:value-type="float" office:value="147.205">
            <text:p>147.205</text:p>
          </table:table-cell>
          <table:table-cell office:value-type="float" office:value="-11.248">
            <text:p>-11.248</text:p>
          </table:table-cell>
          <table:table-cell/>
          <table:table-cell office:value-type="string">
            <text:p>point 8</text:p>
          </table:table-cell>
          <table:table-cell office:value-type="string">
            <text:p>X</text:p>
          </table:table-cell>
          <table:table-cell office:value-type="float" office:value="158.453">
            <text:p>158.453</text:p>
          </table:table-cell>
          <table:table-cell office:value-type="float" office:value="158.654">
            <text:p>158.654</text:p>
          </table:table-cell>
          <table:table-cell office:value-type="float" office:value="0.201">
            <text:p>0.201</text:p>
          </table:table-cell>
          <table:table-cell/>
          <table:table-cell office:value-type="string">
            <text:p>point 8</text:p>
          </table:table-cell>
          <table:table-cell office:value-type="string">
            <text:p>X</text:p>
          </table:table-cell>
          <table:table-cell office:value-type="float" office:value="158.453">
            <text:p>158.453</text:p>
          </table:table-cell>
          <table:table-cell office:value-type="float" office:value="158.242">
            <text:p>158.242</text:p>
          </table:table-cell>
          <table:table-cell office:value-type="float" office:value="-0.211">
            <text:p>-0.211</text:p>
          </table:table-cell>
        </table:table-row>
        <table:table-row table:style-name="ro1">
          <table:table-cell/>
          <table:table-cell office:value-type="string">
            <text:p>point 8</text:p>
          </table:table-cell>
          <table:table-cell office:value-type="string">
            <text:p>Y</text:p>
          </table:table-cell>
          <table:table-cell office:value-type="float" office:value="646.933">
            <text:p>646.933</text:p>
          </table:table-cell>
          <table:table-cell office:value-type="float" office:value="645.32">
            <text:p>645.32</text:p>
          </table:table-cell>
          <table:table-cell office:value-type="float" office:value="-1.613">
            <text:p>-1.613</text:p>
          </table:table-cell>
          <table:table-cell table:number-columns-repeated="3"/>
          <table:table-cell office:value-type="string">
            <text:p>point 8</text:p>
          </table:table-cell>
          <table:table-cell office:value-type="string">
            <text:p>Y</text:p>
          </table:table-cell>
          <table:table-cell office:value-type="float" office:value="646.933">
            <text:p>646.933</text:p>
          </table:table-cell>
          <table:table-cell office:value-type="float" office:value="643.261">
            <text:p>643.261</text:p>
          </table:table-cell>
          <table:table-cell office:value-type="float" office:value="-3.672">
            <text:p>-3.672</text:p>
          </table:table-cell>
          <table:table-cell/>
          <table:table-cell office:value-type="string">
            <text:p>point 8</text:p>
          </table:table-cell>
          <table:table-cell office:value-type="string">
            <text:p>Y</text:p>
          </table:table-cell>
          <table:table-cell office:value-type="float" office:value="646.933">
            <text:p>646.933</text:p>
          </table:table-cell>
          <table:table-cell office:value-type="float" office:value="645.305">
            <text:p>645.305</text:p>
          </table:table-cell>
          <table:table-cell office:value-type="float" office:value="-1.628">
            <text:p>-1.628</text:p>
          </table:table-cell>
          <table:table-cell/>
          <table:table-cell office:value-type="string">
            <text:p>point 8</text:p>
          </table:table-cell>
          <table:table-cell office:value-type="string">
            <text:p>Y</text:p>
          </table:table-cell>
          <table:table-cell office:value-type="float" office:value="646.933">
            <text:p>646.933</text:p>
          </table:table-cell>
          <table:table-cell office:value-type="float" office:value="646.432">
            <text:p>646.432</text:p>
          </table:table-cell>
          <table:table-cell office:value-type="float" office:value="-0.501">
            <text:p>-0.501</text:p>
          </table:table-cell>
        </table:table-row>
        <table:table-row table:style-name="ro1">
          <table:table-cell/>
          <table:table-cell office:value-type="string">
            <text:p>point 8</text:p>
          </table:table-cell>
          <table:table-cell office:value-type="string">
            <text:p>Z</text:p>
          </table:table-cell>
          <table:table-cell office:value-type="float" office:value="-2690.635">
            <text:p>-2690.635</text:p>
          </table:table-cell>
          <table:table-cell office:value-type="float" office:value="-2690.492">
            <text:p>-2690.492</text:p>
          </table:table-cell>
          <table:table-cell office:value-type="float" office:value="0.143">
            <text:p>0.143</text:p>
          </table:table-cell>
          <table:table-cell table:number-columns-repeated="3"/>
          <table:table-cell office:value-type="string">
            <text:p>point 8</text:p>
          </table:table-cell>
          <table:table-cell office:value-type="string">
            <text:p>Z</text:p>
          </table:table-cell>
          <table:table-cell office:value-type="float" office:value="-2690.635">
            <text:p>-2690.635</text:p>
          </table:table-cell>
          <table:table-cell office:value-type="float" office:value="-2694.379">
            <text:p>-2694.379</text:p>
          </table:table-cell>
          <table:table-cell office:value-type="float" office:value="-3.744">
            <text:p>-3.744</text:p>
          </table:table-cell>
          <table:table-cell/>
          <table:table-cell office:value-type="string">
            <text:p>point 8</text:p>
          </table:table-cell>
          <table:table-cell office:value-type="string">
            <text:p>Z</text:p>
          </table:table-cell>
          <table:table-cell office:value-type="float" office:value="-2690.635">
            <text:p>-2690.635</text:p>
          </table:table-cell>
          <table:table-cell office:value-type="float" office:value="-2690.415">
            <text:p>-2690.415</text:p>
          </table:table-cell>
          <table:table-cell office:value-type="float" office:value="0.22">
            <text:p>0.22</text:p>
          </table:table-cell>
          <table:table-cell/>
          <table:table-cell office:value-type="string">
            <text:p>point 8</text:p>
          </table:table-cell>
          <table:table-cell office:value-type="string">
            <text:p>Z</text:p>
          </table:table-cell>
          <table:table-cell office:value-type="float" office:value="-2690.635">
            <text:p>-2690.635</text:p>
          </table:table-cell>
          <table:table-cell office:value-type="float" office:value="-2690.28">
            <text:p>-2690.28</text:p>
          </table:table-cell>
          <table:table-cell office:value-type="float" office:value="0.355">
            <text:p>0.355</text:p>
          </table:table-cell>
        </table:table-row>
        <table:table-row table:style-name="ro1">
          <table:table-cell/>
          <table:table-cell office:value-type="string">
            <text:p>point 7</text:p>
          </table:table-cell>
          <table:table-cell office:value-type="string">
            <text:p>X</text:p>
          </table:table-cell>
          <table:table-cell office:value-type="float" office:value="258.138">
            <text:p>258.138</text:p>
          </table:table-cell>
          <table:table-cell office:value-type="float" office:value="257.957">
            <text:p>257.957</text:p>
          </table:table-cell>
          <table:table-cell office:value-type="float" office:value="-0.181">
            <text:p>-0.181</text:p>
          </table:table-cell>
          <table:table-cell table:number-columns-repeated="3"/>
          <table:table-cell office:value-type="string">
            <text:p>point 7</text:p>
          </table:table-cell>
          <table:table-cell office:value-type="string">
            <text:p>X</text:p>
          </table:table-cell>
          <table:table-cell office:value-type="float" office:value="258.138">
            <text:p>258.138</text:p>
          </table:table-cell>
          <table:table-cell office:value-type="float" office:value="246.439">
            <text:p>246.439</text:p>
          </table:table-cell>
          <table:table-cell office:value-type="float" office:value="-11.699">
            <text:p>-11.699</text:p>
          </table:table-cell>
          <table:table-cell/>
          <table:table-cell office:value-type="string">
            <text:p>point 7</text:p>
          </table:table-cell>
          <table:table-cell office:value-type="string">
            <text:p>X</text:p>
          </table:table-cell>
          <table:table-cell office:value-type="float" office:value="258.138">
            <text:p>258.138</text:p>
          </table:table-cell>
          <table:table-cell office:value-type="float" office:value="257.938">
            <text:p>257.938</text:p>
          </table:table-cell>
          <table:table-cell office:value-type="float" office:value="-0.2">
            <text:p>-0.2</text:p>
          </table:table-cell>
          <table:table-cell/>
          <table:table-cell office:value-type="string">
            <text:p>point 7</text:p>
          </table:table-cell>
          <table:table-cell office:value-type="string">
            <text:p>X</text:p>
          </table:table-cell>
          <table:table-cell office:value-type="float" office:value="258.138">
            <text:p>258.138</text:p>
          </table:table-cell>
          <table:table-cell office:value-type="float" office:value="257.782">
            <text:p>257.782</text:p>
          </table:table-cell>
          <table:table-cell office:value-type="float" office:value="-0.356">
            <text:p>-0.356</text:p>
          </table:table-cell>
        </table:table-row>
        <table:table-row table:style-name="ro1">
          <table:table-cell/>
          <table:table-cell office:value-type="string">
            <text:p>point 7</text:p>
          </table:table-cell>
          <table:table-cell office:value-type="string">
            <text:p>Y</text:p>
          </table:table-cell>
          <table:table-cell office:value-type="float" office:value="645.148">
            <text:p>645.148</text:p>
          </table:table-cell>
          <table:table-cell office:value-type="float" office:value="643.684">
            <text:p>643.684</text:p>
          </table:table-cell>
          <table:table-cell office:value-type="float" office:value="-1.464">
            <text:p>-1.464</text:p>
          </table:table-cell>
          <table:table-cell table:number-columns-repeated="3"/>
          <table:table-cell office:value-type="string">
            <text:p>point 7</text:p>
          </table:table-cell>
          <table:table-cell office:value-type="string">
            <text:p>Y</text:p>
          </table:table-cell>
          <table:table-cell office:value-type="float" office:value="645.148">
            <text:p>645.148</text:p>
          </table:table-cell>
          <table:table-cell office:value-type="float" office:value="641.661">
            <text:p>641.661</text:p>
          </table:table-cell>
          <table:table-cell office:value-type="float" office:value="-3.487">
            <text:p>-3.487</text:p>
          </table:table-cell>
          <table:table-cell/>
          <table:table-cell office:value-type="string">
            <text:p>point 7</text:p>
          </table:table-cell>
          <table:table-cell office:value-type="string">
            <text:p>Y</text:p>
          </table:table-cell>
          <table:table-cell office:value-type="float" office:value="645.148">
            <text:p>645.148</text:p>
          </table:table-cell>
          <table:table-cell office:value-type="float" office:value="643.713">
            <text:p>643.713</text:p>
          </table:table-cell>
          <table:table-cell office:value-type="float" office:value="-1.435">
            <text:p>-1.435</text:p>
          </table:table-cell>
          <table:table-cell/>
          <table:table-cell office:value-type="string">
            <text:p>point 7</text:p>
          </table:table-cell>
          <table:table-cell office:value-type="string">
            <text:p>Y</text:p>
          </table:table-cell>
          <table:table-cell office:value-type="float" office:value="645.148">
            <text:p>645.148</text:p>
          </table:table-cell>
          <table:table-cell office:value-type="float" office:value="644.836">
            <text:p>644.836</text:p>
          </table:table-cell>
          <table:table-cell office:value-type="float" office:value="-0.312">
            <text:p>-0.312</text:p>
          </table:table-cell>
        </table:table-row>
        <table:table-row table:style-name="ro1">
          <table:table-cell/>
          <table:table-cell office:value-type="string">
            <text:p>point 7</text:p>
          </table:table-cell>
          <table:table-cell office:value-type="string">
            <text:p>Z</text:p>
          </table:table-cell>
          <table:table-cell office:value-type="float" office:value="-2700.117">
            <text:p>-2700.117</text:p>
          </table:table-cell>
          <table:table-cell office:value-type="float" office:value="-2700.039">
            <text:p>-2700.039</text:p>
          </table:table-cell>
          <table:table-cell office:value-type="float" office:value="0.078">
            <text:p>0.078</text:p>
          </table:table-cell>
          <table:table-cell table:number-columns-repeated="3"/>
          <table:table-cell office:value-type="string">
            <text:p>point 7</text:p>
          </table:table-cell>
          <table:table-cell office:value-type="string">
            <text:p>Z</text:p>
          </table:table-cell>
          <table:table-cell office:value-type="float" office:value="-2700.117">
            <text:p>-2700.117</text:p>
          </table:table-cell>
          <table:table-cell office:value-type="float" office:value="-2704.627">
            <text:p>-2704.627</text:p>
          </table:table-cell>
          <table:table-cell office:value-type="float" office:value="-4.51">
            <text:p>-4.51</text:p>
          </table:table-cell>
          <table:table-cell/>
          <table:table-cell office:value-type="string">
            <text:p>point 7</text:p>
          </table:table-cell>
          <table:table-cell office:value-type="string">
            <text:p>Z</text:p>
          </table:table-cell>
          <table:table-cell office:value-type="float" office:value="-2700.117">
            <text:p>-2700.117</text:p>
          </table:table-cell>
          <table:table-cell office:value-type="float" office:value="-2700.158">
            <text:p>-2700.158</text:p>
          </table:table-cell>
          <table:table-cell office:value-type="float" office:value="-0.041">
            <text:p>-0.041</text:p>
          </table:table-cell>
          <table:table-cell/>
          <table:table-cell office:value-type="string">
            <text:p>point 7</text:p>
          </table:table-cell>
          <table:table-cell office:value-type="string">
            <text:p>Z</text:p>
          </table:table-cell>
          <table:table-cell office:value-type="float" office:value="-2700.117">
            <text:p>-2700.117</text:p>
          </table:table-cell>
          <table:table-cell office:value-type="float" office:value="-2700.048">
            <text:p>-2700.048</text:p>
          </table:table-cell>
          <table:table-cell office:value-type="float" office:value="0.069">
            <text:p>0.069</text:p>
          </table:table-cell>
        </table:table-row>
        <table:table-row table:style-name="ro1">
          <table:table-cell/>
          <table:table-cell office:value-type="string">
            <text:p>point 6</text:p>
          </table:table-cell>
          <table:table-cell office:value-type="string">
            <text:p>X</text:p>
          </table:table-cell>
          <table:table-cell office:value-type="float" office:value="755.862">
            <text:p>755.862</text:p>
          </table:table-cell>
          <table:table-cell office:value-type="float" office:value="754.728">
            <text:p>754.728</text:p>
          </table:table-cell>
          <table:table-cell office:value-type="float" office:value="-1.134">
            <text:p>-1.134</text:p>
          </table:table-cell>
          <table:table-cell table:number-columns-repeated="3"/>
          <table:table-cell office:value-type="string">
            <text:p>point 6</text:p>
          </table:table-cell>
          <table:table-cell office:value-type="string">
            <text:p>X</text:p>
          </table:table-cell>
          <table:table-cell office:value-type="float" office:value="755.862">
            <text:p>755.862</text:p>
          </table:table-cell>
          <table:table-cell office:value-type="float" office:value="742.982">
            <text:p>742.982</text:p>
          </table:table-cell>
          <table:table-cell office:value-type="float" office:value="-12.88">
            <text:p>-12.88</text:p>
          </table:table-cell>
          <table:table-cell/>
          <table:table-cell office:value-type="string">
            <text:p>point 6</text:p>
          </table:table-cell>
          <table:table-cell office:value-type="string">
            <text:p>X</text:p>
          </table:table-cell>
          <table:table-cell office:value-type="float" office:value="755.862">
            <text:p>755.862</text:p>
          </table:table-cell>
          <table:table-cell office:value-type="float" office:value="754.733">
            <text:p>754.733</text:p>
          </table:table-cell>
          <table:table-cell office:value-type="float" office:value="-1.129">
            <text:p>-1.129</text:p>
          </table:table-cell>
          <table:table-cell/>
          <table:table-cell office:value-type="string">
            <text:p>point 6</text:p>
          </table:table-cell>
          <table:table-cell office:value-type="string">
            <text:p>X</text:p>
          </table:table-cell>
          <table:table-cell office:value-type="float" office:value="755.862">
            <text:p>755.862</text:p>
          </table:table-cell>
          <table:table-cell office:value-type="float" office:value="755.849">
            <text:p>755.849</text:p>
          </table:table-cell>
          <table:table-cell office:value-type="float" office:value="-0.013">
            <text:p>-0.013</text:p>
          </table:table-cell>
        </table:table-row>
        <table:table-row table:style-name="ro1">
          <table:table-cell/>
          <table:table-cell office:value-type="string">
            <text:p>point 6</text:p>
          </table:table-cell>
          <table:table-cell office:value-type="string">
            <text:p>Y</text:p>
          </table:table-cell>
          <table:table-cell office:value-type="float" office:value="635.407">
            <text:p>635.407</text:p>
          </table:table-cell>
          <table:table-cell office:value-type="float" office:value="634.207">
            <text:p>634.207</text:p>
          </table:table-cell>
          <table:table-cell office:value-type="float" office:value="-1.2">
            <text:p>-1.2</text:p>
          </table:table-cell>
          <table:table-cell table:number-columns-repeated="3"/>
          <table:table-cell office:value-type="string">
            <text:p>point 6</text:p>
          </table:table-cell>
          <table:table-cell office:value-type="string">
            <text:p>Y</text:p>
          </table:table-cell>
          <table:table-cell office:value-type="float" office:value="635.407">
            <text:p>635.407</text:p>
          </table:table-cell>
          <table:table-cell office:value-type="float" office:value="632.123">
            <text:p>632.123</text:p>
          </table:table-cell>
          <table:table-cell office:value-type="float" office:value="-3.284">
            <text:p>-3.284</text:p>
          </table:table-cell>
          <table:table-cell/>
          <table:table-cell office:value-type="string">
            <text:p>point 6</text:p>
          </table:table-cell>
          <table:table-cell office:value-type="string">
            <text:p>Y</text:p>
          </table:table-cell>
          <table:table-cell office:value-type="float" office:value="635.407">
            <text:p>635.407</text:p>
          </table:table-cell>
          <table:table-cell office:value-type="float" office:value="634.22">
            <text:p>634.22</text:p>
          </table:table-cell>
          <table:table-cell office:value-type="float" office:value="-1.187">
            <text:p>-1.187</text:p>
          </table:table-cell>
          <table:table-cell/>
          <table:table-cell office:value-type="string">
            <text:p>point 6</text:p>
          </table:table-cell>
          <table:table-cell office:value-type="string">
            <text:p>Y</text:p>
          </table:table-cell>
          <table:table-cell office:value-type="float" office:value="635.407">
            <text:p>635.407</text:p>
          </table:table-cell>
          <table:table-cell office:value-type="float" office:value="635.319">
            <text:p>635.319</text:p>
          </table:table-cell>
          <table:table-cell office:value-type="float" office:value="-0.088">
            <text:p>-0.088</text:p>
          </table:table-cell>
        </table:table-row>
        <table:table-row table:style-name="ro1">
          <table:table-cell/>
          <table:table-cell office:value-type="string">
            <text:p>point 6</text:p>
          </table:table-cell>
          <table:table-cell office:value-type="string">
            <text:p>Z</text:p>
          </table:table-cell>
          <table:table-cell office:value-type="float" office:value="-2747.683">
            <text:p>-2747.683</text:p>
          </table:table-cell>
          <table:table-cell office:value-type="float" office:value="-2747.946">
            <text:p>-2747.946</text:p>
          </table:table-cell>
          <table:table-cell office:value-type="float" office:value="-0.263">
            <text:p>-0.263</text:p>
          </table:table-cell>
          <table:table-cell table:number-columns-repeated="3"/>
          <table:table-cell office:value-type="string">
            <text:p>point 6</text:p>
          </table:table-cell>
          <table:table-cell office:value-type="string">
            <text:p>Z</text:p>
          </table:table-cell>
          <table:table-cell office:value-type="float" office:value="-2747.683">
            <text:p>-2747.683</text:p>
          </table:table-cell>
          <table:table-cell office:value-type="float" office:value="-2754.987">
            <text:p>-2754.987</text:p>
          </table:table-cell>
          <table:table-cell office:value-type="float" office:value="-7.304">
            <text:p>-7.304</text:p>
          </table:table-cell>
          <table:table-cell/>
          <table:table-cell office:value-type="string">
            <text:p>point 6</text:p>
          </table:table-cell>
          <table:table-cell office:value-type="string">
            <text:p>Z</text:p>
          </table:table-cell>
          <table:table-cell office:value-type="float" office:value="-2747.683">
            <text:p>-2747.683</text:p>
          </table:table-cell>
          <table:table-cell office:value-type="float" office:value="-2747.987">
            <text:p>-2747.987</text:p>
          </table:table-cell>
          <table:table-cell office:value-type="float" office:value="-0.304">
            <text:p>-0.304</text:p>
          </table:table-cell>
          <table:table-cell/>
          <table:table-cell office:value-type="string">
            <text:p>point 6</text:p>
          </table:table-cell>
          <table:table-cell office:value-type="string">
            <text:p>Z</text:p>
          </table:table-cell>
          <table:table-cell office:value-type="float" office:value="-2747.683">
            <text:p>-2747.683</text:p>
          </table:table-cell>
          <table:table-cell office:value-type="float" office:value="-2747.999">
            <text:p>-2747.999</text:p>
          </table:table-cell>
          <table:table-cell office:value-type="float" office:value="-0.316">
            <text:p>-0.316</text:p>
          </table:table-cell>
        </table:table-row>
        <table:table-row table:style-name="ro1">
          <table:table-cell/>
          <table:table-cell office:value-type="string">
            <text:p>point 5</text:p>
          </table:table-cell>
          <table:table-cell office:value-type="string">
            <text:p>X</text:p>
          </table:table-cell>
          <table:table-cell office:value-type="float" office:value="954.971">
            <text:p>954.971</text:p>
          </table:table-cell>
          <table:table-cell office:value-type="float" office:value="953.436">
            <text:p>953.436</text:p>
          </table:table-cell>
          <table:table-cell office:value-type="float" office:value="-1.535">
            <text:p>-1.535</text:p>
          </table:table-cell>
          <table:table-cell table:number-columns-repeated="3"/>
          <table:table-cell office:value-type="string">
            <text:p>point 5</text:p>
          </table:table-cell>
          <table:table-cell office:value-type="string">
            <text:p>X</text:p>
          </table:table-cell>
          <table:table-cell office:value-type="float" office:value="954.971">
            <text:p>954.971</text:p>
          </table:table-cell>
          <table:table-cell office:value-type="float" office:value="941.586">
            <text:p>941.586</text:p>
          </table:table-cell>
          <table:table-cell office:value-type="float" office:value="-13.385">
            <text:p>-13.385</text:p>
          </table:table-cell>
          <table:table-cell/>
          <table:table-cell office:value-type="string">
            <text:p>point 5</text:p>
          </table:table-cell>
          <table:table-cell office:value-type="string">
            <text:p>X</text:p>
          </table:table-cell>
          <table:table-cell office:value-type="float" office:value="954.971">
            <text:p>954.971</text:p>
          </table:table-cell>
          <table:table-cell office:value-type="float" office:value="953.437">
            <text:p>953.437</text:p>
          </table:table-cell>
          <table:table-cell office:value-type="float" office:value="-1.534">
            <text:p>-1.534</text:p>
          </table:table-cell>
          <table:table-cell/>
          <table:table-cell office:value-type="string">
            <text:p>point 5</text:p>
          </table:table-cell>
          <table:table-cell office:value-type="string">
            <text:p>X</text:p>
          </table:table-cell>
          <table:table-cell office:value-type="float" office:value="954.971">
            <text:p>954.971</text:p>
          </table:table-cell>
          <table:table-cell office:value-type="float" office:value="955.063">
            <text:p>955.063</text:p>
          </table:table-cell>
          <table:table-cell office:value-type="float" office:value="0.092">
            <text:p>0.092</text:p>
          </table:table-cell>
        </table:table-row>
        <table:table-row table:style-name="ro1">
          <table:table-cell/>
          <table:table-cell office:value-type="string">
            <text:p>point 5</text:p>
          </table:table-cell>
          <table:table-cell office:value-type="string">
            <text:p>Y</text:p>
          </table:table-cell>
          <table:table-cell office:value-type="float" office:value="631.714">
            <text:p>631.714</text:p>
          </table:table-cell>
          <table:table-cell office:value-type="float" office:value="630.583">
            <text:p>630.583</text:p>
          </table:table-cell>
          <table:table-cell office:value-type="float" office:value="-1.131">
            <text:p>-1.131</text:p>
          </table:table-cell>
          <table:table-cell table:number-columns-repeated="3"/>
          <table:table-cell office:value-type="string">
            <text:p>point 5</text:p>
          </table:table-cell>
          <table:table-cell office:value-type="string">
            <text:p>Y</text:p>
          </table:table-cell>
          <table:table-cell office:value-type="float" office:value="631.714">
            <text:p>631.714</text:p>
          </table:table-cell>
          <table:table-cell office:value-type="float" office:value="628.463">
            <text:p>628.463</text:p>
          </table:table-cell>
          <table:table-cell office:value-type="float" office:value="-3.251">
            <text:p>-3.251</text:p>
          </table:table-cell>
          <table:table-cell/>
          <table:table-cell office:value-type="string">
            <text:p>point 5</text:p>
          </table:table-cell>
          <table:table-cell office:value-type="string">
            <text:p>Y</text:p>
          </table:table-cell>
          <table:table-cell office:value-type="float" office:value="631.714">
            <text:p>631.714</text:p>
          </table:table-cell>
          <table:table-cell office:value-type="float" office:value="630.577">
            <text:p>630.577</text:p>
          </table:table-cell>
          <table:table-cell office:value-type="float" office:value="-1.137">
            <text:p>-1.137</text:p>
          </table:table-cell>
          <table:table-cell/>
          <table:table-cell office:value-type="string">
            <text:p>point 5</text:p>
          </table:table-cell>
          <table:table-cell office:value-type="string">
            <text:p>Y</text:p>
          </table:table-cell>
          <table:table-cell office:value-type="float" office:value="631.714">
            <text:p>631.714</text:p>
          </table:table-cell>
          <table:table-cell office:value-type="float" office:value="631.667">
            <text:p>631.667</text:p>
          </table:table-cell>
          <table:table-cell office:value-type="float" office:value="-0.047">
            <text:p>-0.047</text:p>
          </table:table-cell>
        </table:table-row>
        <table:table-row table:style-name="ro1">
          <table:table-cell/>
          <table:table-cell office:value-type="string">
            <text:p>point 5</text:p>
          </table:table-cell>
          <table:table-cell office:value-type="string">
            <text:p>Z</text:p>
          </table:table-cell>
          <table:table-cell office:value-type="float" office:value="-2766.785">
            <text:p>-2766.785</text:p>
          </table:table-cell>
          <table:table-cell office:value-type="float" office:value="-2767.051">
            <text:p>-2767.051</text:p>
          </table:table-cell>
          <table:table-cell office:value-type="float" office:value="-0.266">
            <text:p>-0.266</text:p>
          </table:table-cell>
          <table:table-cell table:number-columns-repeated="3"/>
          <table:table-cell office:value-type="string">
            <text:p>point 5</text:p>
          </table:table-cell>
          <table:table-cell office:value-type="string">
            <text:p>Z</text:p>
          </table:table-cell>
          <table:table-cell office:value-type="float" office:value="-2766.785">
            <text:p>-2766.785</text:p>
          </table:table-cell>
          <table:table-cell office:value-type="float" office:value="-2775.013">
            <text:p>-2775.013</text:p>
          </table:table-cell>
          <table:table-cell office:value-type="float" office:value="-8.228">
            <text:p>-8.228</text:p>
          </table:table-cell>
          <table:table-cell/>
          <table:table-cell office:value-type="string">
            <text:p>point 5</text:p>
          </table:table-cell>
          <table:table-cell office:value-type="string">
            <text:p>Z</text:p>
          </table:table-cell>
          <table:table-cell office:value-type="float" office:value="-2766.785">
            <text:p>-2766.785</text:p>
          </table:table-cell>
          <table:table-cell office:value-type="float" office:value="-2767.001">
            <text:p>-2767.001</text:p>
          </table:table-cell>
          <table:table-cell office:value-type="float" office:value="-0.216">
            <text:p>-0.216</text:p>
          </table:table-cell>
          <table:table-cell/>
          <table:table-cell office:value-type="string">
            <text:p>point 5</text:p>
          </table:table-cell>
          <table:table-cell office:value-type="string">
            <text:p>Z</text:p>
          </table:table-cell>
          <table:table-cell office:value-type="float" office:value="-2766.785">
            <text:p>-2766.785</text:p>
          </table:table-cell>
          <table:table-cell office:value-type="float" office:value="-2767.062">
            <text:p>-2767.062</text:p>
          </table:table-cell>
          <table:table-cell office:value-type="float" office:value="-0.277">
            <text:p>-0.277</text:p>
          </table:table-cell>
        </table:table-row>
        <table:table-row table:style-name="ro1">
          <table:table-cell/>
          <table:table-cell office:value-type="string">
            <text:p>point 4</text:p>
          </table:table-cell>
          <table:table-cell office:value-type="string">
            <text:p>X</text:p>
          </table:table-cell>
          <table:table-cell office:value-type="float" office:value="1054.287">
            <text:p>1054.287</text:p>
          </table:table-cell>
          <table:table-cell office:value-type="float" office:value="1052.47">
            <text:p>1052.47</text:p>
          </table:table-cell>
          <table:table-cell office:value-type="float" office:value="-1.817">
            <text:p>-1.817</text:p>
          </table:table-cell>
          <table:table-cell table:number-columns-repeated="3"/>
          <table:table-cell office:value-type="string">
            <text:p>point 4</text:p>
          </table:table-cell>
          <table:table-cell office:value-type="string">
            <text:p>X</text:p>
          </table:table-cell>
          <table:table-cell office:value-type="float" office:value="1054.287">
            <text:p>1054.287</text:p>
          </table:table-cell>
          <table:table-cell office:value-type="float" office:value="1040.569">
            <text:p>1040.569</text:p>
          </table:table-cell>
          <table:table-cell office:value-type="float" office:value="-13.718">
            <text:p>-13.718</text:p>
          </table:table-cell>
          <table:table-cell/>
          <table:table-cell office:value-type="string">
            <text:p>point 4</text:p>
          </table:table-cell>
          <table:table-cell office:value-type="string">
            <text:p>X</text:p>
          </table:table-cell>
          <table:table-cell office:value-type="float" office:value="1054.287">
            <text:p>1054.287</text:p>
          </table:table-cell>
          <table:table-cell office:value-type="float" office:value="1052.469">
            <text:p>1052.469</text:p>
          </table:table-cell>
          <table:table-cell office:value-type="float" office:value="-1.818">
            <text:p>-1.818</text:p>
          </table:table-cell>
          <table:table-cell/>
          <table:table-cell office:value-type="string">
            <text:p>point 4</text:p>
          </table:table-cell>
          <table:table-cell office:value-type="string">
            <text:p>X</text:p>
          </table:table-cell>
          <table:table-cell office:value-type="float" office:value="1054.287">
            <text:p>1054.287</text:p>
          </table:table-cell>
          <table:table-cell office:value-type="float" office:value="1054.349">
            <text:p>1054.349</text:p>
          </table:table-cell>
          <table:table-cell office:value-type="float" office:value="0.062">
            <text:p>0.062</text:p>
          </table:table-cell>
        </table:table-row>
        <table:table-row table:style-name="ro1">
          <table:table-cell/>
          <table:table-cell office:value-type="string">
            <text:p>point 4</text:p>
          </table:table-cell>
          <table:table-cell office:value-type="string">
            <text:p>Y</text:p>
          </table:table-cell>
          <table:table-cell office:value-type="float" office:value="629.668">
            <text:p>629.668</text:p>
          </table:table-cell>
          <table:table-cell office:value-type="float" office:value="628.733">
            <text:p>628.733</text:p>
          </table:table-cell>
          <table:table-cell office:value-type="float" office:value="-0.935">
            <text:p>-0.935</text:p>
          </table:table-cell>
          <table:table-cell table:number-columns-repeated="3"/>
          <table:table-cell office:value-type="string">
            <text:p>point 4</text:p>
          </table:table-cell>
          <table:table-cell office:value-type="string">
            <text:p>Y</text:p>
          </table:table-cell>
          <table:table-cell office:value-type="float" office:value="629.668">
            <text:p>629.668</text:p>
          </table:table-cell>
          <table:table-cell office:value-type="float" office:value="626.595">
            <text:p>626.595</text:p>
          </table:table-cell>
          <table:table-cell office:value-type="float" office:value="-3.073">
            <text:p>-3.073</text:p>
          </table:table-cell>
          <table:table-cell/>
          <table:table-cell office:value-type="string">
            <text:p>point 4</text:p>
          </table:table-cell>
          <table:table-cell office:value-type="string">
            <text:p>Y</text:p>
          </table:table-cell>
          <table:table-cell office:value-type="float" office:value="629.668">
            <text:p>629.668</text:p>
          </table:table-cell>
          <table:table-cell office:value-type="float" office:value="628.718">
            <text:p>628.718</text:p>
          </table:table-cell>
          <table:table-cell office:value-type="float" office:value="-0.95">
            <text:p>-0.95</text:p>
          </table:table-cell>
          <table:table-cell/>
          <table:table-cell office:value-type="string">
            <text:p>point 4</text:p>
          </table:table-cell>
          <table:table-cell office:value-type="string">
            <text:p>Y</text:p>
          </table:table-cell>
          <table:table-cell office:value-type="float" office:value="629.668">
            <text:p>629.668</text:p>
          </table:table-cell>
          <table:table-cell office:value-type="float" office:value="629.803">
            <text:p>629.803</text:p>
          </table:table-cell>
          <table:table-cell office:value-type="float" office:value="0.135">
            <text:p>0.135</text:p>
          </table:table-cell>
        </table:table-row>
        <table:table-row table:style-name="ro1">
          <table:table-cell/>
          <table:table-cell office:value-type="string">
            <text:p>point 4</text:p>
          </table:table-cell>
          <table:table-cell office:value-type="string">
            <text:p>Z</text:p>
          </table:table-cell>
          <table:table-cell office:value-type="float" office:value="-2776.186">
            <text:p>-2776.186</text:p>
          </table:table-cell>
          <table:table-cell office:value-type="float" office:value="-2776.43">
            <text:p>-2776.43</text:p>
          </table:table-cell>
          <table:table-cell office:value-type="float" office:value="-0.244">
            <text:p>-0.244</text:p>
          </table:table-cell>
          <table:table-cell table:number-columns-repeated="3"/>
          <table:table-cell office:value-type="string">
            <text:p>point 4</text:p>
          </table:table-cell>
          <table:table-cell office:value-type="string">
            <text:p>Z</text:p>
          </table:table-cell>
          <table:table-cell office:value-type="float" office:value="-2776.186">
            <text:p>-2776.186</text:p>
          </table:table-cell>
          <table:table-cell office:value-type="float" office:value="-2784.935">
            <text:p>-2784.935</text:p>
          </table:table-cell>
          <table:table-cell office:value-type="float" office:value="-8.749">
            <text:p>-8.749</text:p>
          </table:table-cell>
          <table:table-cell/>
          <table:table-cell office:value-type="string">
            <text:p>point 4</text:p>
          </table:table-cell>
          <table:table-cell office:value-type="string">
            <text:p>Z</text:p>
          </table:table-cell>
          <table:table-cell office:value-type="float" office:value="-2776.186">
            <text:p>-2776.186</text:p>
          </table:table-cell>
          <table:table-cell office:value-type="float" office:value="-2776.418">
            <text:p>-2776.418</text:p>
          </table:table-cell>
          <table:table-cell office:value-type="float" office:value="-0.232">
            <text:p>-0.232</text:p>
          </table:table-cell>
          <table:table-cell/>
          <table:table-cell office:value-type="string">
            <text:p>point 4</text:p>
          </table:table-cell>
          <table:table-cell office:value-type="string">
            <text:p>Z</text:p>
          </table:table-cell>
          <table:table-cell office:value-type="float" office:value="-2776.186">
            <text:p>-2776.186</text:p>
          </table:table-cell>
          <table:table-cell office:value-type="float" office:value="-2776.503">
            <text:p>-2776.503</text:p>
          </table:table-cell>
          <table:table-cell office:value-type="float" office:value="-0.317">
            <text:p>-0.317</text:p>
          </table:table-cell>
        </table:table-row>
        <table:table-row table:style-name="ro1">
          <table:table-cell/>
          <table:table-cell office:value-type="string">
            <text:p>point 3</text:p>
          </table:table-cell>
          <table:table-cell office:value-type="string">
            <text:p>X</text:p>
          </table:table-cell>
          <table:table-cell office:value-type="float" office:value="1253.416">
            <text:p>1253.416</text:p>
          </table:table-cell>
          <table:table-cell office:value-type="float" office:value="1251.05">
            <text:p>1251.05</text:p>
          </table:table-cell>
          <table:table-cell office:value-type="float" office:value="-2.366">
            <text:p>-2.366</text:p>
          </table:table-cell>
          <table:table-cell table:number-columns-repeated="3"/>
          <table:table-cell office:value-type="string">
            <text:p>point 3</text:p>
          </table:table-cell>
          <table:table-cell office:value-type="string">
            <text:p>X</text:p>
          </table:table-cell>
          <table:table-cell office:value-type="float" office:value="1253.416">
            <text:p>1253.416</text:p>
          </table:table-cell>
          <table:table-cell office:value-type="float" office:value="1239.038">
            <text:p>1239.038</text:p>
          </table:table-cell>
          <table:table-cell office:value-type="float" office:value="-14.378">
            <text:p>-14.378</text:p>
          </table:table-cell>
          <table:table-cell/>
          <table:table-cell office:value-type="string">
            <text:p>point 3</text:p>
          </table:table-cell>
          <table:table-cell office:value-type="string">
            <text:p>X</text:p>
          </table:table-cell>
          <table:table-cell office:value-type="float" office:value="1253.416">
            <text:p>1253.416</text:p>
          </table:table-cell>
          <table:table-cell office:value-type="float" office:value="1251.038">
            <text:p>1251.038</text:p>
          </table:table-cell>
          <table:table-cell office:value-type="float" office:value="-2.378">
            <text:p>-2.378</text:p>
          </table:table-cell>
          <table:table-cell/>
          <table:table-cell office:value-type="string">
            <text:p>point 3</text:p>
          </table:table-cell>
          <table:table-cell office:value-type="string">
            <text:p>X</text:p>
          </table:table-cell>
          <table:table-cell office:value-type="float" office:value="1253.416">
            <text:p>1253.416</text:p>
          </table:table-cell>
          <table:table-cell office:value-type="float" office:value="1253.426">
            <text:p>1253.426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/>
          <table:table-cell office:value-type="string">
            <text:p>point 3</text:p>
          </table:table-cell>
          <table:table-cell office:value-type="string">
            <text:p>Y</text:p>
          </table:table-cell>
          <table:table-cell office:value-type="float" office:value="625.954">
            <text:p>625.954</text:p>
          </table:table-cell>
          <table:table-cell office:value-type="float" office:value="624.939">
            <text:p>624.939</text:p>
          </table:table-cell>
          <table:table-cell office:value-type="float" office:value="-1.015">
            <text:p>-1.015</text:p>
          </table:table-cell>
          <table:table-cell table:number-columns-repeated="3"/>
          <table:table-cell office:value-type="string">
            <text:p>point 3</text:p>
          </table:table-cell>
          <table:table-cell office:value-type="string">
            <text:p>Y</text:p>
          </table:table-cell>
          <table:table-cell office:value-type="float" office:value="625.954">
            <text:p>625.954</text:p>
          </table:table-cell>
          <table:table-cell office:value-type="float" office:value="622.77">
            <text:p>622.77</text:p>
          </table:table-cell>
          <table:table-cell office:value-type="float" office:value="-3.184">
            <text:p>-3.184</text:p>
          </table:table-cell>
          <table:table-cell/>
          <table:table-cell office:value-type="string">
            <text:p>point 3</text:p>
          </table:table-cell>
          <table:table-cell office:value-type="string">
            <text:p>Y</text:p>
          </table:table-cell>
          <table:table-cell office:value-type="float" office:value="625.954">
            <text:p>625.954</text:p>
          </table:table-cell>
          <table:table-cell office:value-type="float" office:value="624.911">
            <text:p>624.911</text:p>
          </table:table-cell>
          <table:table-cell office:value-type="float" office:value="-1.043">
            <text:p>-1.043</text:p>
          </table:table-cell>
          <table:table-cell/>
          <table:table-cell office:value-type="string">
            <text:p>point 3</text:p>
          </table:table-cell>
          <table:table-cell office:value-type="string">
            <text:p>Y</text:p>
          </table:table-cell>
          <table:table-cell office:value-type="float" office:value="625.954">
            <text:p>625.954</text:p>
          </table:table-cell>
          <table:table-cell office:value-type="float" office:value="625.987">
            <text:p>625.987</text:p>
          </table:table-cell>
          <table:table-cell office:value-type="float" office:value="0.033">
            <text:p>0.033</text:p>
          </table:table-cell>
        </table:table-row>
        <table:table-row table:style-name="ro1">
          <table:table-cell/>
          <table:table-cell office:value-type="string">
            <text:p>point 3</text:p>
          </table:table-cell>
          <table:table-cell office:value-type="string">
            <text:p>Z</text:p>
          </table:table-cell>
          <table:table-cell office:value-type="float" office:value="-2795.843">
            <text:p>-2795.843</text:p>
          </table:table-cell>
          <table:table-cell office:value-type="float" office:value="-2795.382">
            <text:p>-2795.382</text:p>
          </table:table-cell>
          <table:table-cell office:value-type="float" office:value="0.461">
            <text:p>0.461</text:p>
          </table:table-cell>
          <table:table-cell table:number-columns-repeated="3"/>
          <table:table-cell office:value-type="string">
            <text:p>point 3</text:p>
          </table:table-cell>
          <table:table-cell office:value-type="string">
            <text:p>Z</text:p>
          </table:table-cell>
          <table:table-cell office:value-type="float" office:value="-2795.843">
            <text:p>-2795.843</text:p>
          </table:table-cell>
          <table:table-cell office:value-type="float" office:value="-2804.862">
            <text:p>-2804.862</text:p>
          </table:table-cell>
          <table:table-cell office:value-type="float" office:value="-9.019">
            <text:p>-9.019</text:p>
          </table:table-cell>
          <table:table-cell/>
          <table:table-cell office:value-type="string">
            <text:p>point 3</text:p>
          </table:table-cell>
          <table:table-cell office:value-type="string">
            <text:p>Z</text:p>
          </table:table-cell>
          <table:table-cell office:value-type="float" office:value="-2795.843">
            <text:p>-2795.843</text:p>
          </table:table-cell>
          <table:table-cell office:value-type="float" office:value="-2795.334">
            <text:p>-2795.334</text:p>
          </table:table-cell>
          <table:table-cell office:value-type="float" office:value="0.509">
            <text:p>0.509</text:p>
          </table:table-cell>
          <table:table-cell/>
          <table:table-cell office:value-type="string">
            <text:p>point 3</text:p>
          </table:table-cell>
          <table:table-cell office:value-type="string">
            <text:p>Z</text:p>
          </table:table-cell>
          <table:table-cell office:value-type="float" office:value="-2795.843">
            <text:p>-2795.843</text:p>
          </table:table-cell>
          <table:table-cell office:value-type="float" office:value="-2795.468">
            <text:p>-2795.468</text:p>
          </table:table-cell>
          <table:table-cell office:value-type="float" office:value="0.375">
            <text:p>0.375</text:p>
          </table:table-cell>
        </table:table-row>
        <table:table-row table:style-name="ro1">
          <table:table-cell/>
          <table:table-cell office:value-type="string">
            <text:p>point 2</text:p>
          </table:table-cell>
          <table:table-cell office:value-type="string">
            <text:p>X</text:p>
          </table:table-cell>
          <table:table-cell office:value-type="float" office:value="1247.864">
            <text:p>1247.864</text:p>
          </table:table-cell>
          <table:table-cell office:value-type="float" office:value="1245.73">
            <text:p>1245.73</text:p>
          </table:table-cell>
          <table:table-cell office:value-type="float" office:value="-2.134">
            <text:p>-2.134</text:p>
          </table:table-cell>
          <table:table-cell table:number-columns-repeated="3"/>
          <table:table-cell office:value-type="string">
            <text:p>point 2</text:p>
          </table:table-cell>
          <table:table-cell office:value-type="string">
            <text:p>X</text:p>
          </table:table-cell>
          <table:table-cell office:value-type="float" office:value="1247.864">
            <text:p>1247.864</text:p>
          </table:table-cell>
          <table:table-cell office:value-type="float" office:value="1233.61">
            <text:p>1233.61</text:p>
          </table:table-cell>
          <table:table-cell office:value-type="float" office:value="-14.254">
            <text:p>-14.254</text:p>
          </table:table-cell>
          <table:table-cell/>
          <table:table-cell office:value-type="string">
            <text:p>point 2</text:p>
          </table:table-cell>
          <table:table-cell office:value-type="string">
            <text:p>X</text:p>
          </table:table-cell>
          <table:table-cell office:value-type="float" office:value="1247.864">
            <text:p>1247.864</text:p>
          </table:table-cell>
          <table:table-cell office:value-type="float" office:value="1245.74">
            <text:p>1245.74</text:p>
          </table:table-cell>
          <table:table-cell office:value-type="float" office:value="-2.124">
            <text:p>-2.124</text:p>
          </table:table-cell>
          <table:table-cell/>
          <table:table-cell office:value-type="string">
            <text:p>point 2</text:p>
          </table:table-cell>
          <table:table-cell office:value-type="string">
            <text:p>X</text:p>
          </table:table-cell>
          <table:table-cell office:value-type="float" office:value="1247.864">
            <text:p>1247.864</text:p>
          </table:table-cell>
          <table:table-cell office:value-type="float" office:value="1248.114">
            <text:p>1248.114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/>
          <table:table-cell office:value-type="string">
            <text:p>point 2</text:p>
          </table:table-cell>
          <table:table-cell office:value-type="string">
            <text:p>Y</text:p>
          </table:table-cell>
          <table:table-cell office:value-type="float" office:value="426.725">
            <text:p>426.725</text:p>
          </table:table-cell>
          <table:table-cell office:value-type="float" office:value="426.16">
            <text:p>426.16</text:p>
          </table:table-cell>
          <table:table-cell office:value-type="float" office:value="-0.565">
            <text:p>-0.565</text:p>
          </table:table-cell>
          <table:table-cell table:number-columns-repeated="3"/>
          <table:table-cell office:value-type="string">
            <text:p>point 2</text:p>
          </table:table-cell>
          <table:table-cell office:value-type="string">
            <text:p>Y</text:p>
          </table:table-cell>
          <table:table-cell office:value-type="float" office:value="426.725">
            <text:p>426.725</text:p>
          </table:table-cell>
          <table:table-cell office:value-type="float" office:value="424.053">
            <text:p>424.053</text:p>
          </table:table-cell>
          <table:table-cell office:value-type="float" office:value="-2.672">
            <text:p>-2.672</text:p>
          </table:table-cell>
          <table:table-cell/>
          <table:table-cell office:value-type="string">
            <text:p>point 2</text:p>
          </table:table-cell>
          <table:table-cell office:value-type="string">
            <text:p>Y</text:p>
          </table:table-cell>
          <table:table-cell office:value-type="float" office:value="426.725">
            <text:p>426.725</text:p>
          </table:table-cell>
          <table:table-cell office:value-type="float" office:value="426.169">
            <text:p>426.169</text:p>
          </table:table-cell>
          <table:table-cell office:value-type="float" office:value="-0.556">
            <text:p>-0.556</text:p>
          </table:table-cell>
          <table:table-cell/>
          <table:table-cell office:value-type="string">
            <text:p>point 2</text:p>
          </table:table-cell>
          <table:table-cell office:value-type="string">
            <text:p>Y</text:p>
          </table:table-cell>
          <table:table-cell office:value-type="float" office:value="426.725">
            <text:p>426.725</text:p>
          </table:table-cell>
          <table:table-cell office:value-type="float" office:value="426.735">
            <text:p>426.735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/>
          <table:table-cell office:value-type="string">
            <text:p>point 2</text:p>
          </table:table-cell>
          <table:table-cell office:value-type="string">
            <text:p>Z</text:p>
          </table:table-cell>
          <table:table-cell office:value-type="float" office:value="-2812.494">
            <text:p>-2812.494</text:p>
          </table:table-cell>
          <table:table-cell office:value-type="float" office:value="-2811.906">
            <text:p>-2811.906</text:p>
          </table:table-cell>
          <table:table-cell office:value-type="float" office:value="0.588">
            <text:p>0.588</text:p>
          </table:table-cell>
          <table:table-cell table:number-columns-repeated="3"/>
          <table:table-cell office:value-type="string">
            <text:p>point 2</text:p>
          </table:table-cell>
          <table:table-cell office:value-type="string">
            <text:p>Z</text:p>
          </table:table-cell>
          <table:table-cell office:value-type="float" office:value="-2812.494">
            <text:p>-2812.494</text:p>
          </table:table-cell>
          <table:table-cell office:value-type="float" office:value="-2821.766">
            <text:p>-2821.766</text:p>
          </table:table-cell>
          <table:table-cell office:value-type="float" office:value="-9.272">
            <text:p>-9.272</text:p>
          </table:table-cell>
          <table:table-cell/>
          <table:table-cell office:value-type="string">
            <text:p>point 2</text:p>
          </table:table-cell>
          <table:table-cell office:value-type="string">
            <text:p>Z</text:p>
          </table:table-cell>
          <table:table-cell office:value-type="float" office:value="-2812.494">
            <text:p>-2812.494</text:p>
          </table:table-cell>
          <table:table-cell office:value-type="float" office:value="-2811.98">
            <text:p>-2811.98</text:p>
          </table:table-cell>
          <table:table-cell office:value-type="float" office:value="0.514">
            <text:p>0.514</text:p>
          </table:table-cell>
          <table:table-cell/>
          <table:table-cell office:value-type="string">
            <text:p>point 2</text:p>
          </table:table-cell>
          <table:table-cell office:value-type="string">
            <text:p>Z</text:p>
          </table:table-cell>
          <table:table-cell office:value-type="float" office:value="-2812.494">
            <text:p>-2812.494</text:p>
          </table:table-cell>
          <table:table-cell office:value-type="float" office:value="-2812.157">
            <text:p>-2812.157</text:p>
          </table:table-cell>
          <table:table-cell office:value-type="float" office:value="0.337">
            <text:p>0.337</text:p>
          </table:table-cell>
        </table:table-row>
        <table:table-row table:style-name="ro1">
          <table:table-cell/>
          <table:table-cell office:value-type="string">
            <text:p>point 15</text:p>
          </table:table-cell>
          <table:table-cell office:value-type="string">
            <text:p>X</text:p>
          </table:table-cell>
          <table:table-cell office:value-type="float" office:value="532.236">
            <text:p>532.236</text:p>
          </table:table-cell>
          <table:table-cell office:value-type="float" office:value="531.525">
            <text:p>531.525</text:p>
          </table:table-cell>
          <table:table-cell office:value-type="float" office:value="-0.711">
            <text:p>-0.711</text:p>
          </table:table-cell>
          <table:table-cell table:number-columns-repeated="3"/>
          <table:table-cell office:value-type="string">
            <text:p>point 15</text:p>
          </table:table-cell>
          <table:table-cell office:value-type="string">
            <text:p>X</text:p>
          </table:table-cell>
          <table:table-cell office:value-type="float" office:value="532.236">
            <text:p>532.236</text:p>
          </table:table-cell>
          <table:table-cell office:value-type="float" office:value="519.319">
            <text:p>519.319</text:p>
          </table:table-cell>
          <table:table-cell office:value-type="float" office:value="-12.917">
            <text:p>-12.917</text:p>
          </table:table-cell>
          <table:table-cell/>
          <table:table-cell office:value-type="string">
            <text:p>point 15</text:p>
          </table:table-cell>
          <table:table-cell office:value-type="string">
            <text:p>X</text:p>
          </table:table-cell>
          <table:table-cell office:value-type="float" office:value="532.236">
            <text:p>532.236</text:p>
          </table:table-cell>
          <table:table-cell office:value-type="float" office:value="531.553">
            <text:p>531.553</text:p>
          </table:table-cell>
          <table:table-cell office:value-type="float" office:value="-0.683">
            <text:p>-0.683</text:p>
          </table:table-cell>
          <table:table-cell/>
          <table:table-cell office:value-type="string">
            <text:p>point 15</text:p>
          </table:table-cell>
          <table:table-cell office:value-type="string">
            <text:p>X</text:p>
          </table:table-cell>
          <table:table-cell office:value-type="float" office:value="532.236">
            <text:p>532.236</text:p>
          </table:table-cell>
          <table:table-cell office:value-type="float" office:value="532.097">
            <text:p>532.097</text:p>
          </table:table-cell>
          <table:table-cell office:value-type="float" office:value="-0.139">
            <text:p>-0.139</text:p>
          </table:table-cell>
        </table:table-row>
        <table:table-row table:style-name="ro1">
          <table:table-cell/>
          <table:table-cell office:value-type="string">
            <text:p>point 15</text:p>
          </table:table-cell>
          <table:table-cell office:value-type="string">
            <text:p>Y</text:p>
          </table:table-cell>
          <table:table-cell office:value-type="float" office:value="-257.504">
            <text:p>-257.504</text:p>
          </table:table-cell>
          <table:table-cell office:value-type="float" office:value="-256.246">
            <text:p>-256.246</text:p>
          </table:table-cell>
          <table:table-cell office:value-type="float" office:value="1.258">
            <text:p>1.258</text:p>
          </table:table-cell>
          <table:table-cell table:number-columns-repeated="3"/>
          <table:table-cell office:value-type="string">
            <text:p>point 15</text:p>
          </table:table-cell>
          <table:table-cell office:value-type="string">
            <text:p>Y</text:p>
          </table:table-cell>
          <table:table-cell office:value-type="float" office:value="-257.504">
            <text:p>-257.504</text:p>
          </table:table-cell>
          <table:table-cell office:value-type="float" office:value="-258.204">
            <text:p>-258.204</text:p>
          </table:table-cell>
          <table:table-cell office:value-type="float" office:value="-0.7">
            <text:p>-0.7</text:p>
          </table:table-cell>
          <table:table-cell/>
          <table:table-cell office:value-type="string">
            <text:p>point 15</text:p>
          </table:table-cell>
          <table:table-cell office:value-type="string">
            <text:p>Y</text:p>
          </table:table-cell>
          <table:table-cell office:value-type="float" office:value="-257.504">
            <text:p>-257.504</text:p>
          </table:table-cell>
          <table:table-cell office:value-type="float" office:value="-256.238">
            <text:p>-256.238</text:p>
          </table:table-cell>
          <table:table-cell office:value-type="float" office:value="1.266">
            <text:p>1.266</text:p>
          </table:table-cell>
          <table:table-cell/>
          <table:table-cell office:value-type="string">
            <text:p>point 15</text:p>
          </table:table-cell>
          <table:table-cell office:value-type="string">
            <text:p>Y</text:p>
          </table:table-cell>
          <table:table-cell office:value-type="float" office:value="-257.504">
            <text:p>-257.504</text:p>
          </table:table-cell>
          <table:table-cell office:value-type="float" office:value="-257.42">
            <text:p>-257.42</text:p>
          </table:table-cell>
          <table:table-cell office:value-type="float" office:value="0.084">
            <text:p>0.084</text:p>
          </table:table-cell>
        </table:table-row>
        <table:table-row table:style-name="ro1">
          <table:table-cell/>
          <table:table-cell office:value-type="string">
            <text:p>point 15</text:p>
          </table:table-cell>
          <table:table-cell office:value-type="string">
            <text:p>Z</text:p>
          </table:table-cell>
          <table:table-cell office:value-type="float" office:value="-2802.647">
            <text:p>-2802.647</text:p>
          </table:table-cell>
          <table:table-cell office:value-type="float" office:value="-2802.942">
            <text:p>-2802.942</text:p>
          </table:table-cell>
          <table:table-cell office:value-type="float" office:value="-0.295">
            <text:p>-0.295</text:p>
          </table:table-cell>
          <table:table-cell table:number-columns-repeated="3"/>
          <table:table-cell office:value-type="string">
            <text:p>point 15</text:p>
          </table:table-cell>
          <table:table-cell office:value-type="string">
            <text:p>Z</text:p>
          </table:table-cell>
          <table:table-cell office:value-type="float" office:value="-2802.647">
            <text:p>-2802.647</text:p>
          </table:table-cell>
          <table:table-cell office:value-type="float" office:value="-2809.91">
            <text:p>-2809.91</text:p>
          </table:table-cell>
          <table:table-cell office:value-type="float" office:value="-7.263">
            <text:p>-7.263</text:p>
          </table:table-cell>
          <table:table-cell/>
          <table:table-cell office:value-type="string">
            <text:p>point 15</text:p>
          </table:table-cell>
          <table:table-cell office:value-type="string">
            <text:p>Z</text:p>
          </table:table-cell>
          <table:table-cell office:value-type="float" office:value="-2802.647">
            <text:p>-2802.647</text:p>
          </table:table-cell>
          <table:table-cell office:value-type="float" office:value="-2802.77">
            <text:p>-2802.77</text:p>
          </table:table-cell>
          <table:table-cell office:value-type="float" office:value="-0.123">
            <text:p>-0.123</text:p>
          </table:table-cell>
          <table:table-cell/>
          <table:table-cell office:value-type="string">
            <text:p>point 15</text:p>
          </table:table-cell>
          <table:table-cell office:value-type="string">
            <text:p>Z</text:p>
          </table:table-cell>
          <table:table-cell office:value-type="float" office:value="-2802.647">
            <text:p>-2802.647</text:p>
          </table:table-cell>
          <table:table-cell office:value-type="float" office:value="-2802.923">
            <text:p>-2802.923</text:p>
          </table:table-cell>
          <table:table-cell office:value-type="float" office:value="-0.276">
            <text:p>-0.276</text:p>
          </table:table-cell>
        </table:table-row>
        <table:table-row table:style-name="ro1">
          <table:table-cell/>
          <table:table-cell office:value-type="string">
            <text:p>point 14</text:p>
          </table:table-cell>
          <table:table-cell office:value-type="string">
            <text:p>X</text:p>
          </table:table-cell>
          <table:table-cell office:value-type="float" office:value="233.7">
            <text:p>233.7</text:p>
          </table:table-cell>
          <table:table-cell office:value-type="float" office:value="233.79">
            <text:p>233.79</text:p>
          </table:table-cell>
          <table:table-cell office:value-type="float" office:value="0.09">
            <text:p>0.09</text:p>
          </table:table-cell>
          <table:table-cell table:number-columns-repeated="3"/>
          <table:table-cell office:value-type="string">
            <text:p>point 14</text:p>
          </table:table-cell>
          <table:table-cell office:value-type="string">
            <text:p>X</text:p>
          </table:table-cell>
          <table:table-cell office:value-type="float" office:value="233.7">
            <text:p>233.7</text:p>
          </table:table-cell>
          <table:table-cell office:value-type="float" office:value="221.721">
            <text:p>221.721</text:p>
          </table:table-cell>
          <table:table-cell office:value-type="float" office:value="-11.979">
            <text:p>-11.979</text:p>
          </table:table-cell>
          <table:table-cell/>
          <table:table-cell office:value-type="string">
            <text:p>point 14</text:p>
          </table:table-cell>
          <table:table-cell office:value-type="string">
            <text:p>X</text:p>
          </table:table-cell>
          <table:table-cell office:value-type="float" office:value="233.7">
            <text:p>233.7</text:p>
          </table:table-cell>
          <table:table-cell office:value-type="float" office:value="233.801">
            <text:p>233.801</text:p>
          </table:table-cell>
          <table:table-cell office:value-type="float" office:value="0.101">
            <text:p>0.101</text:p>
          </table:table-cell>
          <table:table-cell/>
          <table:table-cell office:value-type="string">
            <text:p>point 14</text:p>
          </table:table-cell>
          <table:table-cell office:value-type="string">
            <text:p>X</text:p>
          </table:table-cell>
          <table:table-cell office:value-type="float" office:value="233.7">
            <text:p>233.7</text:p>
          </table:table-cell>
          <table:table-cell office:value-type="float" office:value="233.582">
            <text:p>233.582</text:p>
          </table:table-cell>
          <table:table-cell office:value-type="float" office:value="-0.118">
            <text:p>-0.118</text:p>
          </table:table-cell>
        </table:table-row>
        <table:table-row table:style-name="ro1">
          <table:table-cell/>
          <table:table-cell office:value-type="string">
            <text:p>point 14</text:p>
          </table:table-cell>
          <table:table-cell office:value-type="string">
            <text:p>Y</text:p>
          </table:table-cell>
          <table:table-cell office:value-type="float" office:value="-251.634">
            <text:p>-251.634</text:p>
          </table:table-cell>
          <table:table-cell office:value-type="float" office:value="-250.302">
            <text:p>-250.302</text:p>
          </table:table-cell>
          <table:table-cell office:value-type="float" office:value="1.332">
            <text:p>1.332</text:p>
          </table:table-cell>
          <table:table-cell table:number-columns-repeated="3"/>
          <table:table-cell office:value-type="string">
            <text:p>point 14</text:p>
          </table:table-cell>
          <table:table-cell office:value-type="string">
            <text:p>Y</text:p>
          </table:table-cell>
          <table:table-cell office:value-type="float" office:value="-251.634">
            <text:p>-251.634</text:p>
          </table:table-cell>
          <table:table-cell office:value-type="float" office:value="-252.242">
            <text:p>-252.242</text:p>
          </table:table-cell>
          <table:table-cell office:value-type="float" office:value="-0.608">
            <text:p>-0.608</text:p>
          </table:table-cell>
          <table:table-cell/>
          <table:table-cell office:value-type="string">
            <text:p>point 14</text:p>
          </table:table-cell>
          <table:table-cell office:value-type="string">
            <text:p>Y</text:p>
          </table:table-cell>
          <table:table-cell office:value-type="float" office:value="-251.634">
            <text:p>-251.634</text:p>
          </table:table-cell>
          <table:table-cell office:value-type="float" office:value="-250.301">
            <text:p>-250.301</text:p>
          </table:table-cell>
          <table:table-cell office:value-type="float" office:value="1.333">
            <text:p>1.333</text:p>
          </table:table-cell>
          <table:table-cell/>
          <table:table-cell office:value-type="string">
            <text:p>point 14</text:p>
          </table:table-cell>
          <table:table-cell office:value-type="string">
            <text:p>Y</text:p>
          </table:table-cell>
          <table:table-cell office:value-type="float" office:value="-251.634">
            <text:p>-251.634</text:p>
          </table:table-cell>
          <table:table-cell office:value-type="float" office:value="-251.468">
            <text:p>-251.468</text:p>
          </table:table-cell>
          <table:table-cell office:value-type="float" office:value="0.166">
            <text:p>0.166</text:p>
          </table:table-cell>
        </table:table-row>
        <table:table-row table:style-name="ro1">
          <table:table-cell/>
          <table:table-cell office:value-type="string">
            <text:p>point 14</text:p>
          </table:table-cell>
          <table:table-cell office:value-type="string">
            <text:p>Z</text:p>
          </table:table-cell>
          <table:table-cell office:value-type="float" office:value="-2774.053">
            <text:p>-2774.053</text:p>
          </table:table-cell>
          <table:table-cell office:value-type="float" office:value="-2773.492">
            <text:p>-2773.492</text:p>
          </table:table-cell>
          <table:table-cell office:value-type="float" office:value="0.561">
            <text:p>0.561</text:p>
          </table:table-cell>
          <table:table-cell table:number-columns-repeated="3"/>
          <table:table-cell office:value-type="string">
            <text:p>point 14</text:p>
          </table:table-cell>
          <table:table-cell office:value-type="string">
            <text:p>Z</text:p>
          </table:table-cell>
          <table:table-cell office:value-type="float" office:value="-2774.053">
            <text:p>-2774.053</text:p>
          </table:table-cell>
          <table:table-cell office:value-type="float" office:value="-2779.064">
            <text:p>-2779.064</text:p>
          </table:table-cell>
          <table:table-cell office:value-type="float" office:value="-5.011">
            <text:p>-5.011</text:p>
          </table:table-cell>
          <table:table-cell/>
          <table:table-cell office:value-type="string">
            <text:p>point 14</text:p>
          </table:table-cell>
          <table:table-cell office:value-type="string">
            <text:p>Z</text:p>
          </table:table-cell>
          <table:table-cell office:value-type="float" office:value="-2774.053">
            <text:p>-2774.053</text:p>
          </table:table-cell>
          <table:table-cell office:value-type="float" office:value="-2773.442">
            <text:p>-2773.442</text:p>
          </table:table-cell>
          <table:table-cell office:value-type="float" office:value="0.611">
            <text:p>0.611</text:p>
          </table:table-cell>
          <table:table-cell/>
          <table:table-cell office:value-type="string">
            <text:p>point 14</text:p>
          </table:table-cell>
          <table:table-cell office:value-type="string">
            <text:p>Z</text:p>
          </table:table-cell>
          <table:table-cell office:value-type="float" office:value="-2774.053">
            <text:p>-2774.053</text:p>
          </table:table-cell>
          <table:table-cell office:value-type="float" office:value="-2773.52">
            <text:p>-2773.52</text:p>
          </table:table-cell>
          <table:table-cell office:value-type="float" office:value="0.533">
            <text:p>0.533</text:p>
          </table:table-cell>
        </table:table-row>
        <table:table-row table:style-name="ro1">
          <table:table-cell/>
          <table:table-cell office:value-type="string">
            <text:p>point 13</text:p>
          </table:table-cell>
          <table:table-cell office:value-type="string">
            <text:p>X</text:p>
          </table:table-cell>
          <table:table-cell office:value-type="float" office:value="-264.167">
            <text:p>-264.167</text:p>
          </table:table-cell>
          <table:table-cell office:value-type="float" office:value="-262.332">
            <text:p>-262.332</text:p>
          </table:table-cell>
          <table:table-cell office:value-type="float" office:value="1.835">
            <text:p>1.835</text:p>
          </table:table-cell>
          <table:table-cell table:number-columns-repeated="3"/>
          <table:table-cell office:value-type="string">
            <text:p>point 13</text:p>
          </table:table-cell>
          <table:table-cell office:value-type="string">
            <text:p>X</text:p>
          </table:table-cell>
          <table:table-cell office:value-type="float" office:value="-264.167">
            <text:p>-264.167</text:p>
          </table:table-cell>
          <table:table-cell office:value-type="float" office:value="-274.209">
            <text:p>-274.209</text:p>
          </table:table-cell>
          <table:table-cell office:value-type="float" office:value="-10.042">
            <text:p>-10.042</text:p>
          </table:table-cell>
          <table:table-cell/>
          <table:table-cell office:value-type="string">
            <text:p>point 13</text:p>
          </table:table-cell>
          <table:table-cell office:value-type="string">
            <text:p>X</text:p>
          </table:table-cell>
          <table:table-cell office:value-type="float" office:value="-264.167">
            <text:p>-264.167</text:p>
          </table:table-cell>
          <table:table-cell office:value-type="float" office:value="-262.384">
            <text:p>-262.384</text:p>
          </table:table-cell>
          <table:table-cell office:value-type="float" office:value="1.783">
            <text:p>1.783</text:p>
          </table:table-cell>
          <table:table-cell/>
          <table:table-cell office:value-type="string">
            <text:p>point 13</text:p>
          </table:table-cell>
          <table:table-cell office:value-type="string">
            <text:p>X</text:p>
          </table:table-cell>
          <table:table-cell office:value-type="float" office:value="-264.167">
            <text:p>-264.167</text:p>
          </table:table-cell>
          <table:table-cell office:value-type="float" office:value="-263.874">
            <text:p>-263.874</text:p>
          </table:table-cell>
          <table:table-cell office:value-type="float" office:value="0.293">
            <text:p>0.293</text:p>
          </table:table-cell>
        </table:table-row>
        <table:table-row table:style-name="ro1">
          <table:table-cell/>
          <table:table-cell office:value-type="string">
            <text:p>point 13</text:p>
          </table:table-cell>
          <table:table-cell office:value-type="string">
            <text:p>Y</text:p>
          </table:table-cell>
          <table:table-cell office:value-type="float" office:value="-242.031">
            <text:p>-242.031</text:p>
          </table:table-cell>
          <table:table-cell office:value-type="float" office:value="-240.498">
            <text:p>-240.498</text:p>
          </table:table-cell>
          <table:table-cell office:value-type="float" office:value="1.533">
            <text:p>1.533</text:p>
          </table:table-cell>
          <table:table-cell table:number-columns-repeated="3"/>
          <table:table-cell office:value-type="string">
            <text:p>point 13</text:p>
          </table:table-cell>
          <table:table-cell office:value-type="string">
            <text:p>Y</text:p>
          </table:table-cell>
          <table:table-cell office:value-type="float" office:value="-242.031">
            <text:p>-242.031</text:p>
          </table:table-cell>
          <table:table-cell office:value-type="float" office:value="-242.409">
            <text:p>-242.409</text:p>
          </table:table-cell>
          <table:table-cell office:value-type="float" office:value="-0.378">
            <text:p>-0.378</text:p>
          </table:table-cell>
          <table:table-cell/>
          <table:table-cell office:value-type="string">
            <text:p>point 13</text:p>
          </table:table-cell>
          <table:table-cell office:value-type="string">
            <text:p>Y</text:p>
          </table:table-cell>
          <table:table-cell office:value-type="float" office:value="-242.031">
            <text:p>-242.031</text:p>
          </table:table-cell>
          <table:table-cell office:value-type="float" office:value="-240.511">
            <text:p>-240.511</text:p>
          </table:table-cell>
          <table:table-cell office:value-type="float" office:value="1.52">
            <text:p>1.52</text:p>
          </table:table-cell>
          <table:table-cell/>
          <table:table-cell office:value-type="string">
            <text:p>point 13</text:p>
          </table:table-cell>
          <table:table-cell office:value-type="string">
            <text:p>Y</text:p>
          </table:table-cell>
          <table:table-cell office:value-type="float" office:value="-242.031">
            <text:p>-242.031</text:p>
          </table:table-cell>
          <table:table-cell office:value-type="float" office:value="-241.653">
            <text:p>-241.653</text:p>
          </table:table-cell>
          <table:table-cell office:value-type="float" office:value="0.378">
            <text:p>0.378</text:p>
          </table:table-cell>
        </table:table-row>
        <table:table-row table:style-name="ro1">
          <table:table-cell/>
          <table:table-cell office:value-type="string">
            <text:p>point 13</text:p>
          </table:table-cell>
          <table:table-cell office:value-type="string">
            <text:p>Z</text:p>
          </table:table-cell>
          <table:table-cell office:value-type="float" office:value="-2725.866">
            <text:p>-2725.866</text:p>
          </table:table-cell>
          <table:table-cell office:value-type="float" office:value="-2724.461">
            <text:p>-2724.461</text:p>
          </table:table-cell>
          <table:table-cell office:value-type="float" office:value="1.405">
            <text:p>1.405</text:p>
          </table:table-cell>
          <table:table-cell table:number-columns-repeated="3"/>
          <table:table-cell office:value-type="string">
            <text:p>point 13</text:p>
          </table:table-cell>
          <table:table-cell office:value-type="string">
            <text:p>Z</text:p>
          </table:table-cell>
          <table:table-cell office:value-type="float" office:value="-2725.866">
            <text:p>-2725.866</text:p>
          </table:table-cell>
          <table:table-cell office:value-type="float" office:value="-2727.974">
            <text:p>-2727.974</text:p>
          </table:table-cell>
          <table:table-cell office:value-type="float" office:value="-2.108">
            <text:p>-2.108</text:p>
          </table:table-cell>
          <table:table-cell/>
          <table:table-cell office:value-type="string">
            <text:p>point 13</text:p>
          </table:table-cell>
          <table:table-cell office:value-type="string">
            <text:p>Z</text:p>
          </table:table-cell>
          <table:table-cell office:value-type="float" office:value="-2725.866">
            <text:p>-2725.866</text:p>
          </table:table-cell>
          <table:table-cell office:value-type="float" office:value="-2724.88">
            <text:p>-2724.88</text:p>
          </table:table-cell>
          <table:table-cell office:value-type="float" office:value="0.986">
            <text:p>0.986</text:p>
          </table:table-cell>
          <table:table-cell/>
          <table:table-cell office:value-type="string">
            <text:p>point 13</text:p>
          </table:table-cell>
          <table:table-cell office:value-type="string">
            <text:p>Z</text:p>
          </table:table-cell>
          <table:table-cell office:value-type="float" office:value="-2725.866">
            <text:p>-2725.866</text:p>
          </table:table-cell>
          <table:table-cell office:value-type="float" office:value="-2724.833">
            <text:p>-2724.833</text:p>
          </table:table-cell>
          <table:table-cell office:value-type="float" office:value="1.033">
            <text:p>1.033</text:p>
          </table:table-cell>
        </table:table-row>
        <table:table-row table:style-name="ro1">
          <table:table-cell/>
          <table:table-cell office:value-type="string">
            <text:p>point 12</text:p>
          </table:table-cell>
          <table:table-cell office:value-type="string">
            <text:p>X</text:p>
          </table:table-cell>
          <table:table-cell office:value-type="float" office:value="-662.13">
            <text:p>-662.13</text:p>
          </table:table-cell>
          <table:table-cell office:value-type="float" office:value="-659.897">
            <text:p>-659.897</text:p>
          </table:table-cell>
          <table:table-cell office:value-type="float" office:value="2.233">
            <text:p>2.233</text:p>
          </table:table-cell>
          <table:table-cell table:number-columns-repeated="3"/>
          <table:table-cell office:value-type="string">
            <text:p>point 12</text:p>
          </table:table-cell>
          <table:table-cell office:value-type="string">
            <text:p>X</text:p>
          </table:table-cell>
          <table:table-cell office:value-type="float" office:value="-662.13">
            <text:p>-662.13</text:p>
          </table:table-cell>
          <table:table-cell office:value-type="float" office:value="-671.551">
            <text:p>-671.551</text:p>
          </table:table-cell>
          <table:table-cell office:value-type="float" office:value="-9.421">
            <text:p>-9.421</text:p>
          </table:table-cell>
          <table:table-cell/>
          <table:table-cell office:value-type="string">
            <text:p>point 12</text:p>
          </table:table-cell>
          <table:table-cell office:value-type="string">
            <text:p>X</text:p>
          </table:table-cell>
          <table:table-cell office:value-type="float" office:value="-662.13">
            <text:p>-662.13</text:p>
          </table:table-cell>
          <table:table-cell office:value-type="float" office:value="-659.92">
            <text:p>-659.92</text:p>
          </table:table-cell>
          <table:table-cell office:value-type="float" office:value="2.21">
            <text:p>2.21</text:p>
          </table:table-cell>
          <table:table-cell/>
          <table:table-cell office:value-type="string">
            <text:p>point 12</text:p>
          </table:table-cell>
          <table:table-cell office:value-type="string">
            <text:p>X</text:p>
          </table:table-cell>
          <table:table-cell office:value-type="float" office:value="-662.13">
            <text:p>-662.13</text:p>
          </table:table-cell>
          <table:table-cell office:value-type="float" office:value="-662.429">
            <text:p>-662.429</text:p>
          </table:table-cell>
          <table:table-cell office:value-type="float" office:value="-0.299">
            <text:p>-0.299</text:p>
          </table:table-cell>
        </table:table-row>
        <table:table-row table:style-name="ro1">
          <table:table-cell/>
          <table:table-cell office:value-type="string">
            <text:p>point 12</text:p>
          </table:table-cell>
          <table:table-cell office:value-type="string">
            <text:p>Y</text:p>
          </table:table-cell>
          <table:table-cell office:value-type="float" office:value="-234.469">
            <text:p>-234.469</text:p>
          </table:table-cell>
          <table:table-cell office:value-type="float" office:value="-233.116">
            <text:p>-233.116</text:p>
          </table:table-cell>
          <table:table-cell office:value-type="float" office:value="1.353">
            <text:p>1.353</text:p>
          </table:table-cell>
          <table:table-cell table:number-columns-repeated="3"/>
          <table:table-cell office:value-type="string">
            <text:p>point 12</text:p>
          </table:table-cell>
          <table:table-cell office:value-type="string">
            <text:p>Y</text:p>
          </table:table-cell>
          <table:table-cell office:value-type="float" office:value="-234.469">
            <text:p>-234.469</text:p>
          </table:table-cell>
          <table:table-cell office:value-type="float" office:value="-234.99">
            <text:p>-234.99</text:p>
          </table:table-cell>
          <table:table-cell office:value-type="float" office:value="-0.521">
            <text:p>-0.521</text:p>
          </table:table-cell>
          <table:table-cell/>
          <table:table-cell office:value-type="string">
            <text:p>point 12</text:p>
          </table:table-cell>
          <table:table-cell office:value-type="string">
            <text:p>Y</text:p>
          </table:table-cell>
          <table:table-cell office:value-type="float" office:value="-234.469">
            <text:p>-234.469</text:p>
          </table:table-cell>
          <table:table-cell office:value-type="float" office:value="-233.13">
            <text:p>-233.13</text:p>
          </table:table-cell>
          <table:table-cell office:value-type="float" office:value="1.339">
            <text:p>1.339</text:p>
          </table:table-cell>
          <table:table-cell/>
          <table:table-cell office:value-type="string">
            <text:p>point 12</text:p>
          </table:table-cell>
          <table:table-cell office:value-type="string">
            <text:p>Y</text:p>
          </table:table-cell>
          <table:table-cell office:value-type="float" office:value="-234.469">
            <text:p>-234.469</text:p>
          </table:table-cell>
          <table:table-cell office:value-type="float" office:value="-234.253">
            <text:p>-234.253</text:p>
          </table:table-cell>
          <table:table-cell office:value-type="float" office:value="0.216">
            <text:p>0.216</text:p>
          </table:table-cell>
        </table:table-row>
        <table:table-row table:style-name="ro1">
          <table:table-cell/>
          <table:table-cell office:value-type="string">
            <text:p>point 12</text:p>
          </table:table-cell>
          <table:table-cell office:value-type="string">
            <text:p>Z</text:p>
          </table:table-cell>
          <table:table-cell office:value-type="float" office:value="-2687.355">
            <text:p>-2687.355</text:p>
          </table:table-cell>
          <table:table-cell office:value-type="float" office:value="-2688.032">
            <text:p>-2688.032</text:p>
          </table:table-cell>
          <table:table-cell office:value-type="float" office:value="-0.677">
            <text:p>-0.677</text:p>
          </table:table-cell>
          <table:table-cell table:number-columns-repeated="3"/>
          <table:table-cell office:value-type="string">
            <text:p>point 12</text:p>
          </table:table-cell>
          <table:table-cell office:value-type="string">
            <text:p>Z</text:p>
          </table:table-cell>
          <table:table-cell office:value-type="float" office:value="-2687.355">
            <text:p>-2687.355</text:p>
          </table:table-cell>
          <table:table-cell office:value-type="float" office:value="-2689.06">
            <text:p>-2689.06</text:p>
          </table:table-cell>
          <table:table-cell office:value-type="float" office:value="-1.705">
            <text:p>-1.705</text:p>
          </table:table-cell>
          <table:table-cell/>
          <table:table-cell office:value-type="string">
            <text:p>point 12</text:p>
          </table:table-cell>
          <table:table-cell office:value-type="string">
            <text:p>Z</text:p>
          </table:table-cell>
          <table:table-cell office:value-type="float" office:value="-2687.355">
            <text:p>-2687.355</text:p>
          </table:table-cell>
          <table:table-cell office:value-type="float" office:value="-2687.991">
            <text:p>-2687.991</text:p>
          </table:table-cell>
          <table:table-cell office:value-type="float" office:value="-0.636">
            <text:p>-0.636</text:p>
          </table:table-cell>
          <table:table-cell/>
          <table:table-cell office:value-type="string">
            <text:p>point 12</text:p>
          </table:table-cell>
          <table:table-cell office:value-type="string">
            <text:p>Z</text:p>
          </table:table-cell>
          <table:table-cell office:value-type="float" office:value="-2687.355">
            <text:p>-2687.355</text:p>
          </table:table-cell>
          <table:table-cell office:value-type="float" office:value="-2687.85">
            <text:p>-2687.85</text:p>
          </table:table-cell>
          <table:table-cell office:value-type="float" office:value="-0.495">
            <text:p>-0.495</text:p>
          </table:table-cell>
        </table:table-row>
        <table:table-row table:style-name="ro1">
          <table:table-cell/>
          <table:table-cell office:value-type="string">
            <text:p>point 11</text:p>
          </table:table-cell>
          <table:table-cell office:value-type="string">
            <text:p>X</text:p>
          </table:table-cell>
          <table:table-cell office:value-type="float" office:value="-659.471">
            <text:p>-659.471</text:p>
          </table:table-cell>
          <table:table-cell office:value-type="float" office:value="-657.138">
            <text:p>-657.138</text:p>
          </table:table-cell>
          <table:table-cell office:value-type="float" office:value="2.333">
            <text:p>2.333</text:p>
          </table:table-cell>
          <table:table-cell table:number-columns-repeated="3"/>
          <table:table-cell office:value-type="string">
            <text:p>point 11</text:p>
          </table:table-cell>
          <table:table-cell office:value-type="string">
            <text:p>X</text:p>
          </table:table-cell>
          <table:table-cell office:value-type="float" office:value="-659.471">
            <text:p>-659.471</text:p>
          </table:table-cell>
          <table:table-cell office:value-type="float" office:value="-668.69">
            <text:p>-668.69</text:p>
          </table:table-cell>
          <table:table-cell office:value-type="float" office:value="-9.219">
            <text:p>-9.219</text:p>
          </table:table-cell>
          <table:table-cell/>
          <table:table-cell office:value-type="string">
            <text:p>point 11</text:p>
          </table:table-cell>
          <table:table-cell office:value-type="string">
            <text:p>X</text:p>
          </table:table-cell>
          <table:table-cell office:value-type="float" office:value="-659.471">
            <text:p>-659.471</text:p>
          </table:table-cell>
          <table:table-cell office:value-type="float" office:value="-657.124">
            <text:p>-657.124</text:p>
          </table:table-cell>
          <table:table-cell office:value-type="float" office:value="2.347">
            <text:p>2.347</text:p>
          </table:table-cell>
          <table:table-cell/>
          <table:table-cell office:value-type="string">
            <text:p>point 11</text:p>
          </table:table-cell>
          <table:table-cell office:value-type="string">
            <text:p>X</text:p>
          </table:table-cell>
          <table:table-cell office:value-type="float" office:value="-659.471">
            <text:p>-659.471</text:p>
          </table:table-cell>
          <table:table-cell office:value-type="float" office:value="-659.626">
            <text:p>-659.626</text:p>
          </table:table-cell>
          <table:table-cell office:value-type="float" office:value="-0.155">
            <text:p>-0.155</text:p>
          </table:table-cell>
        </table:table-row>
        <table:table-row table:style-name="ro1">
          <table:table-cell/>
          <table:table-cell office:value-type="string">
            <text:p>point 11</text:p>
          </table:table-cell>
          <table:table-cell office:value-type="string">
            <text:p>Y</text:p>
          </table:table-cell>
          <table:table-cell office:value-type="float" office:value="-134.673">
            <text:p>-134.673</text:p>
          </table:table-cell>
          <table:table-cell office:value-type="float" office:value="-133.705">
            <text:p>-133.705</text:p>
          </table:table-cell>
          <table:table-cell office:value-type="float" office:value="0.968">
            <text:p>0.968</text:p>
          </table:table-cell>
          <table:table-cell table:number-columns-repeated="3"/>
          <table:table-cell office:value-type="string">
            <text:p>point 11</text:p>
          </table:table-cell>
          <table:table-cell office:value-type="string">
            <text:p>Y</text:p>
          </table:table-cell>
          <table:table-cell office:value-type="float" office:value="-134.673">
            <text:p>-134.673</text:p>
          </table:table-cell>
          <table:table-cell office:value-type="float" office:value="-135.579">
            <text:p>-135.579</text:p>
          </table:table-cell>
          <table:table-cell office:value-type="float" office:value="-0.906">
            <text:p>-0.906</text:p>
          </table:table-cell>
          <table:table-cell/>
          <table:table-cell office:value-type="string">
            <text:p>point 11</text:p>
          </table:table-cell>
          <table:table-cell office:value-type="string">
            <text:p>Y</text:p>
          </table:table-cell>
          <table:table-cell office:value-type="float" office:value="-134.673">
            <text:p>-134.673</text:p>
          </table:table-cell>
          <table:table-cell office:value-type="float" office:value="-133.706">
            <text:p>-133.706</text:p>
          </table:table-cell>
          <table:table-cell office:value-type="float" office:value="0.967">
            <text:p>0.967</text:p>
          </table:table-cell>
          <table:table-cell/>
          <table:table-cell office:value-type="string">
            <text:p>point 11</text:p>
          </table:table-cell>
          <table:table-cell office:value-type="string">
            <text:p>Y</text:p>
          </table:table-cell>
          <table:table-cell office:value-type="float" office:value="-134.673">
            <text:p>-134.673</text:p>
          </table:table-cell>
          <table:table-cell office:value-type="float" office:value="-134.575">
            <text:p>-134.575</text:p>
          </table:table-cell>
          <table:table-cell office:value-type="float" office:value="0.098">
            <text:p>0.098</text:p>
          </table:table-cell>
        </table:table-row>
        <table:table-row table:style-name="ro1">
          <table:table-cell/>
          <table:table-cell office:value-type="string">
            <text:p>point 11</text:p>
          </table:table-cell>
          <table:table-cell office:value-type="string">
            <text:p>Z</text:p>
          </table:table-cell>
          <table:table-cell office:value-type="float" office:value="-2679.233">
            <text:p>-2679.233</text:p>
          </table:table-cell>
          <table:table-cell office:value-type="float" office:value="-2679.79">
            <text:p>-2679.79</text:p>
          </table:table-cell>
          <table:table-cell office:value-type="float" office:value="-0.557">
            <text:p>-0.557</text:p>
          </table:table-cell>
          <table:table-cell table:number-columns-repeated="3"/>
          <table:table-cell office:value-type="string">
            <text:p>point 11</text:p>
          </table:table-cell>
          <table:table-cell office:value-type="string">
            <text:p>Z</text:p>
          </table:table-cell>
          <table:table-cell office:value-type="float" office:value="-2679.233">
            <text:p>-2679.233</text:p>
          </table:table-cell>
          <table:table-cell office:value-type="float" office:value="-2680.635">
            <text:p>-2680.635</text:p>
          </table:table-cell>
          <table:table-cell office:value-type="float" office:value="-1.402">
            <text:p>-1.402</text:p>
          </table:table-cell>
          <table:table-cell/>
          <table:table-cell office:value-type="string">
            <text:p>point 11</text:p>
          </table:table-cell>
          <table:table-cell office:value-type="string">
            <text:p>Z</text:p>
          </table:table-cell>
          <table:table-cell office:value-type="float" office:value="-2679.233">
            <text:p>-2679.233</text:p>
          </table:table-cell>
          <table:table-cell office:value-type="float" office:value="-2679.694">
            <text:p>-2679.694</text:p>
          </table:table-cell>
          <table:table-cell office:value-type="float" office:value="-0.461">
            <text:p>-0.461</text:p>
          </table:table-cell>
          <table:table-cell/>
          <table:table-cell office:value-type="string">
            <text:p>point 11</text:p>
          </table:table-cell>
          <table:table-cell office:value-type="string">
            <text:p>Z</text:p>
          </table:table-cell>
          <table:table-cell office:value-type="float" office:value="-2679.233">
            <text:p>-2679.233</text:p>
          </table:table-cell>
          <table:table-cell office:value-type="float" office:value="-2679.532">
            <text:p>-2679.532</text:p>
          </table:table-cell>
          <table:table-cell office:value-type="float" office:value="-0.299">
            <text:p>-0.299</text:p>
          </table:table-cell>
        </table:table-row>
        <table:table-row table:style-name="ro1">
          <table:table-cell/>
          <table:table-cell office:value-type="string">
            <text:p>point 10</text:p>
          </table:table-cell>
          <table:table-cell office:value-type="string">
            <text:p>X</text:p>
          </table:table-cell>
          <table:table-cell office:value-type="float" office:value="-656.701">
            <text:p>-656.701</text:p>
          </table:table-cell>
          <table:table-cell office:value-type="float" office:value="-654.328">
            <text:p>-654.328</text:p>
          </table:table-cell>
          <table:table-cell office:value-type="float" office:value="2.373">
            <text:p>2.373</text:p>
          </table:table-cell>
          <table:table-cell table:number-columns-repeated="3"/>
          <table:table-cell office:value-type="string">
            <text:p>point 10</text:p>
          </table:table-cell>
          <table:table-cell office:value-type="string">
            <text:p>X</text:p>
          </table:table-cell>
          <table:table-cell office:value-type="float" office:value="-656.701">
            <text:p>-656.701</text:p>
          </table:table-cell>
          <table:table-cell office:value-type="float" office:value="-665.776">
            <text:p>-665.776</text:p>
          </table:table-cell>
          <table:table-cell office:value-type="float" office:value="-9.075">
            <text:p>-9.075</text:p>
          </table:table-cell>
          <table:table-cell/>
          <table:table-cell office:value-type="string">
            <text:p>point 10</text:p>
          </table:table-cell>
          <table:table-cell office:value-type="string">
            <text:p>X</text:p>
          </table:table-cell>
          <table:table-cell office:value-type="float" office:value="-656.701">
            <text:p>-656.701</text:p>
          </table:table-cell>
          <table:table-cell office:value-type="float" office:value="-654.276">
            <text:p>-654.276</text:p>
          </table:table-cell>
          <table:table-cell office:value-type="float" office:value="2.425">
            <text:p>2.425</text:p>
          </table:table-cell>
          <table:table-cell/>
          <table:table-cell office:value-type="string">
            <text:p>point 10</text:p>
          </table:table-cell>
          <table:table-cell office:value-type="string">
            <text:p>X</text:p>
          </table:table-cell>
          <table:table-cell office:value-type="float" office:value="-656.701">
            <text:p>-656.701</text:p>
          </table:table-cell>
          <table:table-cell office:value-type="float" office:value="-656.77">
            <text:p>-656.77</text:p>
          </table:table-cell>
          <table:table-cell office:value-type="float" office:value="-0.069">
            <text:p>-0.069</text:p>
          </table:table-cell>
        </table:table-row>
        <table:table-row table:style-name="ro1">
          <table:table-cell/>
          <table:table-cell office:value-type="string">
            <text:p>point 10</text:p>
          </table:table-cell>
          <table:table-cell office:value-type="string">
            <text:p>Y</text:p>
          </table:table-cell>
          <table:table-cell office:value-type="float" office:value="-34.842">
            <text:p>-34.842</text:p>
          </table:table-cell>
          <table:table-cell office:value-type="float" office:value="-34.359">
            <text:p>-34.359</text:p>
          </table:table-cell>
          <table:table-cell office:value-type="float" office:value="0.483">
            <text:p>0.483</text:p>
          </table:table-cell>
          <table:table-cell table:number-columns-repeated="3"/>
          <table:table-cell office:value-type="string">
            <text:p>point 10</text:p>
          </table:table-cell>
          <table:table-cell office:value-type="string">
            <text:p>Y</text:p>
          </table:table-cell>
          <table:table-cell office:value-type="float" office:value="-34.842">
            <text:p>-34.842</text:p>
          </table:table-cell>
          <table:table-cell office:value-type="float" office:value="-36.243">
            <text:p>-36.243</text:p>
          </table:table-cell>
          <table:table-cell office:value-type="float" office:value="-1.401">
            <text:p>-1.401</text:p>
          </table:table-cell>
          <table:table-cell/>
          <table:table-cell office:value-type="string">
            <text:p>point 10</text:p>
          </table:table-cell>
          <table:table-cell office:value-type="string">
            <text:p>Y</text:p>
          </table:table-cell>
          <table:table-cell office:value-type="float" office:value="-34.842">
            <text:p>-34.842</text:p>
          </table:table-cell>
          <table:table-cell office:value-type="float" office:value="-34.357">
            <text:p>-34.357</text:p>
          </table:table-cell>
          <table:table-cell office:value-type="float" office:value="0.485">
            <text:p>0.485</text:p>
          </table:table-cell>
          <table:table-cell/>
          <table:table-cell office:value-type="string">
            <text:p>point 10</text:p>
          </table:table-cell>
          <table:table-cell office:value-type="string">
            <text:p>Y</text:p>
          </table:table-cell>
          <table:table-cell office:value-type="float" office:value="-34.842">
            <text:p>-34.842</text:p>
          </table:table-cell>
          <table:table-cell office:value-type="float" office:value="-34.971">
            <text:p>-34.971</text:p>
          </table:table-cell>
          <table:table-cell office:value-type="float" office:value="-0.129">
            <text:p>-0.129</text:p>
          </table:table-cell>
        </table:table-row>
        <table:table-row table:style-name="ro1">
          <table:table-cell/>
          <table:table-cell office:value-type="string">
            <text:p>point 10</text:p>
          </table:table-cell>
          <table:table-cell office:value-type="string">
            <text:p>Z</text:p>
          </table:table-cell>
          <table:table-cell office:value-type="float" office:value="-2671.037">
            <text:p>-2671.037</text:p>
          </table:table-cell>
          <table:table-cell office:value-type="float" office:value="-2671.449">
            <text:p>-2671.449</text:p>
          </table:table-cell>
          <table:table-cell office:value-type="float" office:value="-0.412">
            <text:p>-0.412</text:p>
          </table:table-cell>
          <table:table-cell table:number-columns-repeated="3"/>
          <table:table-cell office:value-type="string">
            <text:p>point 10</text:p>
          </table:table-cell>
          <table:table-cell office:value-type="string">
            <text:p>Z</text:p>
          </table:table-cell>
          <table:table-cell office:value-type="float" office:value="-2671.037">
            <text:p>-2671.037</text:p>
          </table:table-cell>
          <table:table-cell office:value-type="float" office:value="-2672.107">
            <text:p>-2672.107</text:p>
          </table:table-cell>
          <table:table-cell office:value-type="float" office:value="-1.07">
            <text:p>-1.07</text:p>
          </table:table-cell>
          <table:table-cell/>
          <table:table-cell office:value-type="string">
            <text:p>point 10</text:p>
          </table:table-cell>
          <table:table-cell office:value-type="string">
            <text:p>Z</text:p>
          </table:table-cell>
          <table:table-cell office:value-type="float" office:value="-2671.037">
            <text:p>-2671.037</text:p>
          </table:table-cell>
          <table:table-cell office:value-type="float" office:value="-2671.293">
            <text:p>-2671.293</text:p>
          </table:table-cell>
          <table:table-cell office:value-type="float" office:value="-0.256">
            <text:p>-0.256</text:p>
          </table:table-cell>
          <table:table-cell/>
          <table:table-cell office:value-type="string">
            <text:p>point 10</text:p>
          </table:table-cell>
          <table:table-cell office:value-type="string">
            <text:p>Z</text:p>
          </table:table-cell>
          <table:table-cell office:value-type="float" office:value="-2671.037">
            <text:p>-2671.037</text:p>
          </table:table-cell>
          <table:table-cell office:value-type="float" office:value="-2671.109">
            <text:p>-2671.109</text:p>
          </table:table-cell>
          <table:table-cell office:value-type="float" office:value="-0.072">
            <text:p>-0.072</text:p>
          </table:table-cell>
        </table:table-row>
        <table:table-row table:style-name="ro1">
          <table:table-cell/>
          <table:table-cell office:value-type="string">
            <text:p>point 1</text:p>
          </table:table-cell>
          <table:table-cell office:value-type="string">
            <text:p>X</text:p>
          </table:table-cell>
          <table:table-cell office:value-type="float" office:value="1234.466">
            <text:p>1234.466</text:p>
          </table:table-cell>
          <table:table-cell office:value-type="float" office:value="1232.746">
            <text:p>1232.746</text:p>
          </table:table-cell>
          <table:table-cell office:value-type="float" office:value="-1.72">
            <text:p>-1.72</text:p>
          </table:table-cell>
          <table:table-cell table:number-columns-repeated="3"/>
          <table:table-cell office:value-type="string">
            <text:p>point 1</text:p>
          </table:table-cell>
          <table:table-cell office:value-type="string">
            <text:p>X</text:p>
          </table:table-cell>
          <table:table-cell office:value-type="float" office:value="1234.466">
            <text:p>1234.466</text:p>
          </table:table-cell>
          <table:table-cell office:value-type="float" office:value="1220.296">
            <text:p>1220.296</text:p>
          </table:table-cell>
          <table:table-cell office:value-type="float" office:value="-14.17">
            <text:p>-14.17</text:p>
          </table:table-cell>
          <table:table-cell/>
          <table:table-cell office:value-type="string">
            <text:p>point 1</text:p>
          </table:table-cell>
          <table:table-cell office:value-type="string">
            <text:p>X</text:p>
          </table:table-cell>
          <table:table-cell office:value-type="float" office:value="1234.466">
            <text:p>1234.466</text:p>
          </table:table-cell>
          <table:table-cell office:value-type="float" office:value="1232.757">
            <text:p>1232.757</text:p>
          </table:table-cell>
          <table:table-cell office:value-type="float" office:value="-1.709">
            <text:p>-1.709</text:p>
          </table:table-cell>
          <table:table-cell/>
          <table:table-cell office:value-type="string">
            <text:p>point 1</text:p>
          </table:table-cell>
          <table:table-cell office:value-type="string">
            <text:p>X</text:p>
          </table:table-cell>
          <table:table-cell office:value-type="float" office:value="1234.466">
            <text:p>1234.466</text:p>
          </table:table-cell>
          <table:table-cell office:value-type="float" office:value="1235.098">
            <text:p>1235.098</text:p>
          </table:table-cell>
          <table:table-cell office:value-type="float" office:value="0.632">
            <text:p>0.632</text:p>
          </table:table-cell>
        </table:table-row>
        <table:table-row table:style-name="ro1">
          <table:table-cell/>
          <table:table-cell office:value-type="string">
            <text:p>point 1</text:p>
          </table:table-cell>
          <table:table-cell office:value-type="string">
            <text:p>Y</text:p>
          </table:table-cell>
          <table:table-cell office:value-type="float" office:value="-71.596">
            <text:p>-71.596</text:p>
          </table:table-cell>
          <table:table-cell office:value-type="float" office:value="-70.873">
            <text:p>-70.873</text:p>
          </table:table-cell>
          <table:table-cell office:value-type="float" office:value="0.723">
            <text:p>0.723</text:p>
          </table:table-cell>
          <table:table-cell table:number-columns-repeated="3"/>
          <table:table-cell office:value-type="string">
            <text:p>point 1</text:p>
          </table:table-cell>
          <table:table-cell office:value-type="string">
            <text:p>Y</text:p>
          </table:table-cell>
          <table:table-cell office:value-type="float" office:value="-71.596">
            <text:p>-71.596</text:p>
          </table:table-cell>
          <table:table-cell office:value-type="float" office:value="-72.904">
            <text:p>-72.904</text:p>
          </table:table-cell>
          <table:table-cell office:value-type="float" office:value="-1.308">
            <text:p>-1.308</text:p>
          </table:table-cell>
          <table:table-cell/>
          <table:table-cell office:value-type="string">
            <text:p>point 1</text:p>
          </table:table-cell>
          <table:table-cell office:value-type="string">
            <text:p>Y</text:p>
          </table:table-cell>
          <table:table-cell office:value-type="float" office:value="-71.596">
            <text:p>-71.596</text:p>
          </table:table-cell>
          <table:table-cell office:value-type="float" office:value="-70.853">
            <text:p>-70.853</text:p>
          </table:table-cell>
          <table:table-cell office:value-type="float" office:value="0.743">
            <text:p>0.743</text:p>
          </table:table-cell>
          <table:table-cell/>
          <table:table-cell office:value-type="string">
            <text:p>point 1</text:p>
          </table:table-cell>
          <table:table-cell office:value-type="string">
            <text:p>Y</text:p>
          </table:table-cell>
          <table:table-cell office:value-type="float" office:value="-71.596">
            <text:p>-71.596</text:p>
          </table:table-cell>
          <table:table-cell office:value-type="float" office:value="-71.56">
            <text:p>-71.56</text:p>
          </table:table-cell>
          <table:table-cell office:value-type="float" office:value="0.036">
            <text:p>0.036</text:p>
          </table:table-cell>
        </table:table-row>
        <table:table-row table:style-name="ro1">
          <table:table-cell/>
          <table:table-cell office:value-type="string">
            <text:p>point 1</text:p>
          </table:table-cell>
          <table:table-cell office:value-type="string">
            <text:p>Z</text:p>
          </table:table-cell>
          <table:table-cell office:value-type="float" office:value="-2854.196">
            <text:p>-2854.196</text:p>
          </table:table-cell>
          <table:table-cell office:value-type="float" office:value="-2854.404">
            <text:p>-2854.404</text:p>
          </table:table-cell>
          <table:table-cell office:value-type="float" office:value="-0.208">
            <text:p>-0.208</text:p>
          </table:table-cell>
          <table:table-cell table:number-columns-repeated="3"/>
          <table:table-cell office:value-type="string">
            <text:p>point 1</text:p>
          </table:table-cell>
          <table:table-cell office:value-type="string">
            <text:p>Z</text:p>
          </table:table-cell>
          <table:table-cell office:value-type="float" office:value="-2854.196">
            <text:p>-2854.196</text:p>
          </table:table-cell>
          <table:table-cell office:value-type="float" office:value="-2864.849">
            <text:p>-2864.849</text:p>
          </table:table-cell>
          <table:table-cell office:value-type="float" office:value="-10.653">
            <text:p>-10.653</text:p>
          </table:table-cell>
          <table:table-cell/>
          <table:table-cell office:value-type="string">
            <text:p>point 1</text:p>
          </table:table-cell>
          <table:table-cell office:value-type="string">
            <text:p>Z</text:p>
          </table:table-cell>
          <table:table-cell office:value-type="float" office:value="-2854.196">
            <text:p>-2854.196</text:p>
          </table:table-cell>
          <table:table-cell office:value-type="float" office:value="-2854.42">
            <text:p>-2854.42</text:p>
          </table:table-cell>
          <table:table-cell office:value-type="float" office:value="-0.224">
            <text:p>-0.224</text:p>
          </table:table-cell>
          <table:table-cell/>
          <table:table-cell office:value-type="string">
            <text:p>point 1</text:p>
          </table:table-cell>
          <table:table-cell office:value-type="string">
            <text:p>Z</text:p>
          </table:table-cell>
          <table:table-cell office:value-type="float" office:value="-2854.196">
            <text:p>-2854.196</text:p>
          </table:table-cell>
          <table:table-cell office:value-type="float" office:value="-2854.705">
            <text:p>-2854.705</text:p>
          </table:table-cell>
          <table:table-cell office:value-type="float" office:value="-0.509">
            <text:p>-0.509</text:p>
          </table:table-cell>
        </table:table-row>
      </table:table>
      <table:table table:name="Радиальная+Тангенциальная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point 8</text:p>
          </table:table-cell>
          <table:table-cell office:value-type="string">
            <text:p>X</text:p>
          </table:table-cell>
          <table:table-cell office:value-type="float" office:value="158.453">
            <text:p>158.453</text:p>
          </table:table-cell>
          <table:table-cell office:value-type="float" office:value="158.495">
            <text:p>158.495</text:p>
          </table:table-cell>
          <table:table-cell office:value-type="float" office:value="0.042">
            <text:p>0.042</text:p>
          </table:table-cell>
        </table:table-row>
        <table:table-row table:style-name="ro1">
          <table:table-cell/>
          <table:table-cell office:value-type="string">
            <text:p>point 8</text:p>
          </table:table-cell>
          <table:table-cell office:value-type="string">
            <text:p>Y</text:p>
          </table:table-cell>
          <table:table-cell office:value-type="float" office:value="646.933">
            <text:p>646.933</text:p>
          </table:table-cell>
          <table:table-cell office:value-type="float" office:value="645.259">
            <text:p>645.259</text:p>
          </table:table-cell>
          <table:table-cell office:value-type="float" office:value="-1.674">
            <text:p>-1.674</text:p>
          </table:table-cell>
        </table:table-row>
        <table:table-row table:style-name="ro1">
          <table:table-cell/>
          <table:table-cell office:value-type="string">
            <text:p>point 8</text:p>
          </table:table-cell>
          <table:table-cell office:value-type="string">
            <text:p>Z</text:p>
          </table:table-cell>
          <table:table-cell office:value-type="float" office:value="-2690.635">
            <text:p>-2690.635</text:p>
          </table:table-cell>
          <table:table-cell office:value-type="float" office:value="-2690.455">
            <text:p>-2690.455</text:p>
          </table:table-cell>
          <table:table-cell office:value-type="float" office:value="0.18">
            <text:p>0.18</text:p>
          </table:table-cell>
        </table:table-row>
        <table:table-row table:style-name="ro1">
          <table:table-cell/>
          <table:table-cell office:value-type="string">
            <text:p>point 7</text:p>
          </table:table-cell>
          <table:table-cell office:value-type="string">
            <text:p>X</text:p>
          </table:table-cell>
          <table:table-cell office:value-type="float" office:value="258.138">
            <text:p>258.138</text:p>
          </table:table-cell>
          <table:table-cell office:value-type="float" office:value="257.776">
            <text:p>257.776</text:p>
          </table:table-cell>
          <table:table-cell office:value-type="float" office:value="-0.362">
            <text:p>-0.362</text:p>
          </table:table-cell>
        </table:table-row>
        <table:table-row table:style-name="ro1">
          <table:table-cell/>
          <table:table-cell office:value-type="string">
            <text:p>point 7</text:p>
          </table:table-cell>
          <table:table-cell office:value-type="string">
            <text:p>Y</text:p>
          </table:table-cell>
          <table:table-cell office:value-type="float" office:value="645.148">
            <text:p>645.148</text:p>
          </table:table-cell>
          <table:table-cell office:value-type="float" office:value="643.641">
            <text:p>643.641</text:p>
          </table:table-cell>
          <table:table-cell office:value-type="float" office:value="-1.507">
            <text:p>-1.507</text:p>
          </table:table-cell>
        </table:table-row>
        <table:table-row table:style-name="ro1">
          <table:table-cell/>
          <table:table-cell office:value-type="string">
            <text:p>point 7</text:p>
          </table:table-cell>
          <table:table-cell office:value-type="string">
            <text:p>Z</text:p>
          </table:table-cell>
          <table:table-cell office:value-type="float" office:value="-2700.117">
            <text:p>-2700.117</text:p>
          </table:table-cell>
          <table:table-cell office:value-type="float" office:value="-2699.996">
            <text:p>-2699.996</text:p>
          </table:table-cell>
          <table:table-cell office:value-type="float" office:value="0.121">
            <text:p>0.121</text:p>
          </table:table-cell>
        </table:table-row>
        <table:table-row table:style-name="ro1">
          <table:table-cell/>
          <table:table-cell office:value-type="string">
            <text:p>point 6</text:p>
          </table:table-cell>
          <table:table-cell office:value-type="string">
            <text:p>X</text:p>
          </table:table-cell>
          <table:table-cell office:value-type="float" office:value="755.862">
            <text:p>755.862</text:p>
          </table:table-cell>
          <table:table-cell office:value-type="float" office:value="754.471">
            <text:p>754.471</text:p>
          </table:table-cell>
          <table:table-cell office:value-type="float" office:value="-1.391">
            <text:p>-1.391</text:p>
          </table:table-cell>
        </table:table-row>
        <table:table-row table:style-name="ro1">
          <table:table-cell/>
          <table:table-cell office:value-type="string">
            <text:p>point 6</text:p>
          </table:table-cell>
          <table:table-cell office:value-type="string">
            <text:p>Y</text:p>
          </table:table-cell>
          <table:table-cell office:value-type="float" office:value="635.407">
            <text:p>635.407</text:p>
          </table:table-cell>
          <table:table-cell office:value-type="float" office:value="634.251">
            <text:p>634.251</text:p>
          </table:table-cell>
          <table:table-cell office:value-type="float" office:value="-1.156">
            <text:p>-1.156</text:p>
          </table:table-cell>
        </table:table-row>
        <table:table-row table:style-name="ro1">
          <table:table-cell/>
          <table:table-cell office:value-type="string">
            <text:p>point 6</text:p>
          </table:table-cell>
          <table:table-cell office:value-type="string">
            <text:p>Z</text:p>
          </table:table-cell>
          <table:table-cell office:value-type="float" office:value="-2747.683">
            <text:p>-2747.683</text:p>
          </table:table-cell>
          <table:table-cell office:value-type="float" office:value="-2747.902">
            <text:p>-2747.902</text:p>
          </table:table-cell>
          <table:table-cell office:value-type="float" office:value="-0.219">
            <text:p>-0.219</text:p>
          </table:table-cell>
        </table:table-row>
        <table:table-row table:style-name="ro1">
          <table:table-cell/>
          <table:table-cell office:value-type="string">
            <text:p>point 5</text:p>
          </table:table-cell>
          <table:table-cell office:value-type="string">
            <text:p>X</text:p>
          </table:table-cell>
          <table:table-cell office:value-type="float" office:value="954.971">
            <text:p>954.971</text:p>
          </table:table-cell>
          <table:table-cell office:value-type="float" office:value="953.235">
            <text:p>953.235</text:p>
          </table:table-cell>
          <table:table-cell office:value-type="float" office:value="-1.736">
            <text:p>-1.736</text:p>
          </table:table-cell>
        </table:table-row>
        <table:table-row table:style-name="ro1">
          <table:table-cell/>
          <table:table-cell office:value-type="string">
            <text:p>point 5</text:p>
          </table:table-cell>
          <table:table-cell office:value-type="string">
            <text:p>Y</text:p>
          </table:table-cell>
          <table:table-cell office:value-type="float" office:value="631.714">
            <text:p>631.714</text:p>
          </table:table-cell>
          <table:table-cell office:value-type="float" office:value="630.661">
            <text:p>630.661</text:p>
          </table:table-cell>
          <table:table-cell office:value-type="float" office:value="-1.053">
            <text:p>-1.053</text:p>
          </table:table-cell>
        </table:table-row>
        <table:table-row table:style-name="ro1">
          <table:table-cell/>
          <table:table-cell office:value-type="string">
            <text:p>point 5</text:p>
          </table:table-cell>
          <table:table-cell office:value-type="string">
            <text:p>Z</text:p>
          </table:table-cell>
          <table:table-cell office:value-type="float" office:value="-2766.785">
            <text:p>-2766.785</text:p>
          </table:table-cell>
          <table:table-cell office:value-type="float" office:value="-2767.023">
            <text:p>-2767.023</text:p>
          </table:table-cell>
          <table:table-cell office:value-type="float" office:value="-0.238">
            <text:p>-0.238</text:p>
          </table:table-cell>
        </table:table-row>
        <table:table-row table:style-name="ro1">
          <table:table-cell/>
          <table:table-cell office:value-type="string">
            <text:p>point 4</text:p>
          </table:table-cell>
          <table:table-cell office:value-type="string">
            <text:p>X</text:p>
          </table:table-cell>
          <table:table-cell office:value-type="float" office:value="1054.287">
            <text:p>1054.287</text:p>
          </table:table-cell>
          <table:table-cell office:value-type="float" office:value="1052.315">
            <text:p>1052.315</text:p>
          </table:table-cell>
          <table:table-cell office:value-type="float" office:value="-1.972">
            <text:p>-1.972</text:p>
          </table:table-cell>
        </table:table-row>
        <table:table-row table:style-name="ro1">
          <table:table-cell/>
          <table:table-cell office:value-type="string">
            <text:p>point 4</text:p>
          </table:table-cell>
          <table:table-cell office:value-type="string">
            <text:p>Y</text:p>
          </table:table-cell>
          <table:table-cell office:value-type="float" office:value="629.668">
            <text:p>629.668</text:p>
          </table:table-cell>
          <table:table-cell office:value-type="float" office:value="628.829">
            <text:p>628.829</text:p>
          </table:table-cell>
          <table:table-cell office:value-type="float" office:value="-0.839">
            <text:p>-0.839</text:p>
          </table:table-cell>
        </table:table-row>
        <table:table-row table:style-name="ro1">
          <table:table-cell/>
          <table:table-cell office:value-type="string">
            <text:p>point 4</text:p>
          </table:table-cell>
          <table:table-cell office:value-type="string">
            <text:p>Z</text:p>
          </table:table-cell>
          <table:table-cell office:value-type="float" office:value="-2776.186">
            <text:p>-2776.186</text:p>
          </table:table-cell>
          <table:table-cell office:value-type="float" office:value="-2776.414">
            <text:p>-2776.414</text:p>
          </table:table-cell>
          <table:table-cell office:value-type="float" office:value="-0.228">
            <text:p>-0.228</text:p>
          </table:table-cell>
        </table:table-row>
        <table:table-row table:style-name="ro1">
          <table:table-cell/>
          <table:table-cell office:value-type="string">
            <text:p>point 3</text:p>
          </table:table-cell>
          <table:table-cell office:value-type="string">
            <text:p>X</text:p>
          </table:table-cell>
          <table:table-cell office:value-type="float" office:value="1253.416">
            <text:p>1253.416</text:p>
          </table:table-cell>
          <table:table-cell office:value-type="float" office:value="1251.027">
            <text:p>1251.027</text:p>
          </table:table-cell>
          <table:table-cell office:value-type="float" office:value="-2.389">
            <text:p>-2.389</text:p>
          </table:table-cell>
        </table:table-row>
        <table:table-row table:style-name="ro1">
          <table:table-cell/>
          <table:table-cell office:value-type="string">
            <text:p>point 3</text:p>
          </table:table-cell>
          <table:table-cell office:value-type="string">
            <text:p>Y</text:p>
          </table:table-cell>
          <table:table-cell office:value-type="float" office:value="625.954">
            <text:p>625.954</text:p>
          </table:table-cell>
          <table:table-cell office:value-type="float" office:value="625.071">
            <text:p>625.071</text:p>
          </table:table-cell>
          <table:table-cell office:value-type="float" office:value="-0.883">
            <text:p>-0.883</text:p>
          </table:table-cell>
        </table:table-row>
        <table:table-row table:style-name="ro1">
          <table:table-cell/>
          <table:table-cell office:value-type="string">
            <text:p>point 3</text:p>
          </table:table-cell>
          <table:table-cell office:value-type="string">
            <text:p>Z</text:p>
          </table:table-cell>
          <table:table-cell office:value-type="float" office:value="-2795.843">
            <text:p>-2795.843</text:p>
          </table:table-cell>
          <table:table-cell office:value-type="float" office:value="-2795.396">
            <text:p>-2795.396</text:p>
          </table:table-cell>
          <table:table-cell office:value-type="float" office:value="0.447">
            <text:p>0.447</text:p>
          </table:table-cell>
        </table:table-row>
        <table:table-row table:style-name="ro1">
          <table:table-cell/>
          <table:table-cell office:value-type="string">
            <text:p>point 2</text:p>
          </table:table-cell>
          <table:table-cell office:value-type="string">
            <text:p>X</text:p>
          </table:table-cell>
          <table:table-cell office:value-type="float" office:value="1247.864">
            <text:p>1247.864</text:p>
          </table:table-cell>
          <table:table-cell office:value-type="float" office:value="1245.775">
            <text:p>1245.775</text:p>
          </table:table-cell>
          <table:table-cell office:value-type="float" office:value="-2.089">
            <text:p>-2.089</text:p>
          </table:table-cell>
        </table:table-row>
        <table:table-row table:style-name="ro1">
          <table:table-cell/>
          <table:table-cell office:value-type="string">
            <text:p>point 2</text:p>
          </table:table-cell>
          <table:table-cell office:value-type="string">
            <text:p>Y</text:p>
          </table:table-cell>
          <table:table-cell office:value-type="float" office:value="426.725">
            <text:p>426.725</text:p>
          </table:table-cell>
          <table:table-cell office:value-type="float" office:value="426.201">
            <text:p>426.201</text:p>
          </table:table-cell>
          <table:table-cell office:value-type="float" office:value="-0.524">
            <text:p>-0.524</text:p>
          </table:table-cell>
        </table:table-row>
        <table:table-row table:style-name="ro1">
          <table:table-cell/>
          <table:table-cell office:value-type="string">
            <text:p>point 2</text:p>
          </table:table-cell>
          <table:table-cell office:value-type="string">
            <text:p>Z</text:p>
          </table:table-cell>
          <table:table-cell office:value-type="float" office:value="-2812.494">
            <text:p>-2812.494</text:p>
          </table:table-cell>
          <table:table-cell office:value-type="float" office:value="-2811.933">
            <text:p>-2811.933</text:p>
          </table:table-cell>
          <table:table-cell office:value-type="float" office:value="0.561">
            <text:p>0.561</text:p>
          </table:table-cell>
        </table:table-row>
        <table:table-row table:style-name="ro1">
          <table:table-cell/>
          <table:table-cell office:value-type="string">
            <text:p>point 16</text:p>
          </table:table-cell>
          <table:table-cell office:value-type="string">
            <text:p>X</text:p>
          </table:table-cell>
          <table:table-cell office:value-type="float" office:value="532.236">
            <text:p>532.236</text:p>
          </table:table-cell>
          <table:table-cell office:value-type="float" office:value="531.293">
            <text:p>531.293</text:p>
          </table:table-cell>
          <table:table-cell office:value-type="float" office:value="-0.943">
            <text:p>-0.943</text:p>
          </table:table-cell>
        </table:table-row>
        <table:table-row table:style-name="ro1">
          <table:table-cell/>
          <table:table-cell office:value-type="string">
            <text:p>point 16</text:p>
          </table:table-cell>
          <table:table-cell office:value-type="string">
            <text:p>Y</text:p>
          </table:table-cell>
          <table:table-cell office:value-type="float" office:value="-257.504">
            <text:p>-257.504</text:p>
          </table:table-cell>
          <table:table-cell office:value-type="float" office:value="-256.53">
            <text:p>-256.53</text:p>
          </table:table-cell>
          <table:table-cell office:value-type="float" office:value="0.974">
            <text:p>0.974</text:p>
          </table:table-cell>
        </table:table-row>
        <table:table-row table:style-name="ro1">
          <table:table-cell/>
          <table:table-cell office:value-type="string">
            <text:p>point 16</text:p>
          </table:table-cell>
          <table:table-cell office:value-type="string">
            <text:p>Z</text:p>
          </table:table-cell>
          <table:table-cell office:value-type="float" office:value="-2802.647">
            <text:p>-2802.647</text:p>
          </table:table-cell>
          <table:table-cell office:value-type="float" office:value="-2802.914">
            <text:p>-2802.914</text:p>
          </table:table-cell>
          <table:table-cell office:value-type="float" office:value="-0.267">
            <text:p>-0.267</text:p>
          </table:table-cell>
        </table:table-row>
        <table:table-row table:style-name="ro1">
          <table:table-cell/>
          <table:table-cell office:value-type="string">
            <text:p>point 15</text:p>
          </table:table-cell>
          <table:table-cell office:value-type="string">
            <text:p>X</text:p>
          </table:table-cell>
          <table:table-cell office:value-type="float" office:value="233.7">
            <text:p>233.7</text:p>
          </table:table-cell>
          <table:table-cell office:value-type="float" office:value="233.525">
            <text:p>233.525</text:p>
          </table:table-cell>
          <table:table-cell office:value-type="float" office:value="-0.175">
            <text:p>-0.175</text:p>
          </table:table-cell>
        </table:table-row>
        <table:table-row table:style-name="ro1">
          <table:table-cell/>
          <table:table-cell office:value-type="string">
            <text:p>point 15</text:p>
          </table:table-cell>
          <table:table-cell office:value-type="string">
            <text:p>Y</text:p>
          </table:table-cell>
          <table:table-cell office:value-type="float" office:value="-251.634">
            <text:p>-251.634</text:p>
          </table:table-cell>
          <table:table-cell office:value-type="float" office:value="-250.475">
            <text:p>-250.475</text:p>
          </table:table-cell>
          <table:table-cell office:value-type="float" office:value="1.159">
            <text:p>1.159</text:p>
          </table:table-cell>
        </table:table-row>
        <table:table-row table:style-name="ro1">
          <table:table-cell/>
          <table:table-cell office:value-type="string">
            <text:p>point 15</text:p>
          </table:table-cell>
          <table:table-cell office:value-type="string">
            <text:p>Z</text:p>
          </table:table-cell>
          <table:table-cell office:value-type="float" office:value="-2774.053">
            <text:p>-2774.053</text:p>
          </table:table-cell>
          <table:table-cell office:value-type="float" office:value="-2773.443">
            <text:p>-2773.443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/>
          <table:table-cell office:value-type="string">
            <text:p>point 14</text:p>
          </table:table-cell>
          <table:table-cell office:value-type="string">
            <text:p>X</text:p>
          </table:table-cell>
          <table:table-cell office:value-type="float" office:value="-264.167">
            <text:p>-264.167</text:p>
          </table:table-cell>
          <table:table-cell office:value-type="float" office:value="-262.421">
            <text:p>-262.421</text:p>
          </table:table-cell>
          <table:table-cell office:value-type="float" office:value="1.746">
            <text:p>1.746</text:p>
          </table:table-cell>
        </table:table-row>
        <table:table-row table:style-name="ro1">
          <table:table-cell/>
          <table:table-cell office:value-type="string">
            <text:p>point 14</text:p>
          </table:table-cell>
          <table:table-cell office:value-type="string">
            <text:p>Y</text:p>
          </table:table-cell>
          <table:table-cell office:value-type="float" office:value="-242.031">
            <text:p>-242.031</text:p>
          </table:table-cell>
          <table:table-cell office:value-type="float" office:value="-240.492">
            <text:p>-240.492</text:p>
          </table:table-cell>
          <table:table-cell office:value-type="float" office:value="1.539">
            <text:p>1.539</text:p>
          </table:table-cell>
        </table:table-row>
        <table:table-row table:style-name="ro1">
          <table:table-cell/>
          <table:table-cell office:value-type="string">
            <text:p>point 14</text:p>
          </table:table-cell>
          <table:table-cell office:value-type="string">
            <text:p>Z</text:p>
          </table:table-cell>
          <table:table-cell office:value-type="float" office:value="-2725.866">
            <text:p>-2725.866</text:p>
          </table:table-cell>
          <table:table-cell office:value-type="float" office:value="-2724.427">
            <text:p>-2724.427</text:p>
          </table:table-cell>
          <table:table-cell office:value-type="float" office:value="1.439">
            <text:p>1.439</text:p>
          </table:table-cell>
        </table:table-row>
        <table:table-row table:style-name="ro1">
          <table:table-cell/>
          <table:table-cell office:value-type="string">
            <text:p>point 13</text:p>
          </table:table-cell>
          <table:table-cell office:value-type="string">
            <text:p>X</text:p>
          </table:table-cell>
          <table:table-cell office:value-type="float" office:value="-662.13">
            <text:p>-662.13</text:p>
          </table:table-cell>
          <table:table-cell office:value-type="float" office:value="-659.649">
            <text:p>-659.649</text:p>
          </table:table-cell>
          <table:table-cell office:value-type="float" office:value="2.481">
            <text:p>2.481</text:p>
          </table:table-cell>
        </table:table-row>
        <table:table-row table:style-name="ro1">
          <table:table-cell/>
          <table:table-cell office:value-type="string">
            <text:p>point 13</text:p>
          </table:table-cell>
          <table:table-cell office:value-type="string">
            <text:p>Y</text:p>
          </table:table-cell>
          <table:table-cell office:value-type="float" office:value="-234.469">
            <text:p>-234.469</text:p>
          </table:table-cell>
          <table:table-cell office:value-type="float" office:value="-232.979">
            <text:p>-232.979</text:p>
          </table:table-cell>
          <table:table-cell office:value-type="float" office:value="1.49">
            <text:p>1.49</text:p>
          </table:table-cell>
        </table:table-row>
        <table:table-row table:style-name="ro1">
          <table:table-cell/>
          <table:table-cell office:value-type="string">
            <text:p>point 13</text:p>
          </table:table-cell>
          <table:table-cell office:value-type="string">
            <text:p>Z</text:p>
          </table:table-cell>
          <table:table-cell office:value-type="float" office:value="-2687.355">
            <text:p>-2687.355</text:p>
          </table:table-cell>
          <table:table-cell office:value-type="float" office:value="-2688.062">
            <text:p>-2688.062</text:p>
          </table:table-cell>
          <table:table-cell office:value-type="float" office:value="-0.707">
            <text:p>-0.707</text:p>
          </table:table-cell>
        </table:table-row>
        <table:table-row table:style-name="ro1">
          <table:table-cell/>
          <table:table-cell office:value-type="string">
            <text:p>point 12</text:p>
          </table:table-cell>
          <table:table-cell office:value-type="string">
            <text:p>X</text:p>
          </table:table-cell>
          <table:table-cell office:value-type="float" office:value="-659.471">
            <text:p>-659.471</text:p>
          </table:table-cell>
          <table:table-cell office:value-type="float" office:value="-656.842">
            <text:p>-656.842</text:p>
          </table:table-cell>
          <table:table-cell office:value-type="float" office:value="2.629">
            <text:p>2.629</text:p>
          </table:table-cell>
        </table:table-row>
        <table:table-row table:style-name="ro1">
          <table:table-cell/>
          <table:table-cell office:value-type="string">
            <text:p>point 12</text:p>
          </table:table-cell>
          <table:table-cell office:value-type="string">
            <text:p>Y</text:p>
          </table:table-cell>
          <table:table-cell office:value-type="float" office:value="-134.673">
            <text:p>-134.673</text:p>
          </table:table-cell>
          <table:table-cell office:value-type="float" office:value="-133.57">
            <text:p>-133.57</text:p>
          </table:table-cell>
          <table:table-cell office:value-type="float" office:value="1.103">
            <text:p>1.103</text:p>
          </table:table-cell>
        </table:table-row>
        <table:table-row table:style-name="ro1">
          <table:table-cell/>
          <table:table-cell office:value-type="string">
            <text:p>point 12</text:p>
          </table:table-cell>
          <table:table-cell office:value-type="string">
            <text:p>Z</text:p>
          </table:table-cell>
          <table:table-cell office:value-type="float" office:value="-2679.233">
            <text:p>-2679.233</text:p>
          </table:table-cell>
          <table:table-cell office:value-type="float" office:value="-2679.827">
            <text:p>-2679.827</text:p>
          </table:table-cell>
          <table:table-cell office:value-type="float" office:value="-0.594">
            <text:p>-0.594</text:p>
          </table:table-cell>
        </table:table-row>
        <table:table-row table:style-name="ro1">
          <table:table-cell/>
          <table:table-cell office:value-type="string">
            <text:p>point 11</text:p>
          </table:table-cell>
          <table:table-cell office:value-type="string">
            <text:p>X</text:p>
          </table:table-cell>
          <table:table-cell office:value-type="float" office:value="-656.701">
            <text:p>-656.701</text:p>
          </table:table-cell>
          <table:table-cell office:value-type="float" office:value="-653.985">
            <text:p>-653.985</text:p>
          </table:table-cell>
          <table:table-cell office:value-type="float" office:value="2.716">
            <text:p>2.716</text:p>
          </table:table-cell>
        </table:table-row>
        <table:table-row table:style-name="ro1">
          <table:table-cell/>
          <table:table-cell office:value-type="string">
            <text:p>point 11</text:p>
          </table:table-cell>
          <table:table-cell office:value-type="string">
            <text:p>Y</text:p>
          </table:table-cell>
          <table:table-cell office:value-type="float" office:value="-34.842">
            <text:p>-34.842</text:p>
          </table:table-cell>
          <table:table-cell office:value-type="float" office:value="-34.234">
            <text:p>-34.234</text:p>
          </table:table-cell>
          <table:table-cell office:value-type="float" office:value="0.608">
            <text:p>0.608</text:p>
          </table:table-cell>
        </table:table-row>
        <table:table-row table:style-name="ro1">
          <table:table-cell/>
          <table:table-cell office:value-type="string">
            <text:p>point 11</text:p>
          </table:table-cell>
          <table:table-cell office:value-type="string">
            <text:p>Z</text:p>
          </table:table-cell>
          <table:table-cell office:value-type="float" office:value="-2671.037">
            <text:p>-2671.037</text:p>
          </table:table-cell>
          <table:table-cell office:value-type="float" office:value="-2671.494">
            <text:p>-2671.494</text:p>
          </table:table-cell>
          <table:table-cell office:value-type="float" office:value="-0.457">
            <text:p>-0.457</text:p>
          </table:table-cell>
        </table:table-row>
        <table:table-row table:style-name="ro1">
          <table:table-cell/>
          <table:table-cell office:value-type="string">
            <text:p>point 10</text:p>
          </table:table-cell>
          <table:table-cell office:value-type="string">
            <text:p>X</text:p>
          </table:table-cell>
          <table:table-cell office:value-type="float" office:value="-654.273">
            <text:p>-654.273</text:p>
          </table:table-cell>
          <table:table-cell office:value-type="float" office:value="-651.323">
            <text:p>-651.323</text:p>
          </table:table-cell>
          <table:table-cell office:value-type="float" office:value="2.95">
            <text:p>2.95</text:p>
          </table:table-cell>
        </table:table-row>
        <table:table-row table:style-name="ro1">
          <table:table-cell/>
          <table:table-cell office:value-type="string">
            <text:p>point 10</text:p>
          </table:table-cell>
          <table:table-cell office:value-type="string">
            <text:p>Y</text:p>
          </table:table-cell>
          <table:table-cell office:value-type="float" office:value="64.69">
            <text:p>64.69</text:p>
          </table:table-cell>
          <table:table-cell office:value-type="float" office:value="65.069">
            <text:p>65.069</text:p>
          </table:table-cell>
          <table:table-cell office:value-type="float" office:value="0.379">
            <text:p>0.379</text:p>
          </table:table-cell>
        </table:table-row>
        <table:table-row table:style-name="ro1">
          <table:table-cell/>
          <table:table-cell office:value-type="string">
            <text:p>point 10</text:p>
          </table:table-cell>
          <table:table-cell office:value-type="string">
            <text:p>Z</text:p>
          </table:table-cell>
          <table:table-cell office:value-type="float" office:value="-2663.191">
            <text:p>-2663.191</text:p>
          </table:table-cell>
          <table:table-cell office:value-type="float" office:value="-2663.562">
            <text:p>-2663.562</text:p>
          </table:table-cell>
          <table:table-cell office:value-type="float" office:value="-0.371">
            <text:p>-0.371</text:p>
          </table:table-cell>
        </table:table-row>
        <table:table-row table:style-name="ro1">
          <table:table-cell/>
          <table:table-cell office:value-type="string">
            <text:p>point 1</text:p>
          </table:table-cell>
          <table:table-cell office:value-type="string">
            <text:p>X</text:p>
          </table:table-cell>
          <table:table-cell office:value-type="float" office:value="1234.466">
            <text:p>1234.466</text:p>
          </table:table-cell>
          <table:table-cell office:value-type="float" office:value="1232.957">
            <text:p>1232.957</text:p>
          </table:table-cell>
          <table:table-cell office:value-type="float" office:value="-1.509">
            <text:p>-1.509</text:p>
          </table:table-cell>
        </table:table-row>
        <table:table-row table:style-name="ro1">
          <table:table-cell/>
          <table:table-cell office:value-type="string">
            <text:p>point 1</text:p>
          </table:table-cell>
          <table:table-cell office:value-type="string">
            <text:p>Y</text:p>
          </table:table-cell>
          <table:table-cell office:value-type="float" office:value="-71.596">
            <text:p>-71.596</text:p>
          </table:table-cell>
          <table:table-cell office:value-type="float" office:value="-71.213">
            <text:p>-71.213</text:p>
          </table:table-cell>
          <table:table-cell office:value-type="float" office:value="0.383">
            <text:p>0.383</text:p>
          </table:table-cell>
        </table:table-row>
        <table:table-row table:style-name="ro1">
          <table:table-cell/>
          <table:table-cell office:value-type="string">
            <text:p>point 1</text:p>
          </table:table-cell>
          <table:table-cell office:value-type="string">
            <text:p>Z</text:p>
          </table:table-cell>
          <table:table-cell office:value-type="float" office:value="-2854.196">
            <text:p>-2854.196</text:p>
          </table:table-cell>
          <table:table-cell office:value-type="float" office:value="-2854.475">
            <text:p>-2854.475</text:p>
          </table:table-cell>
          <table:table-cell office:value-type="float" office:value="-0.279">
            <text:p>-0.279</text:p>
          </table:table-cell>
        </table:table-row>
      </table:table>
      <table:table table:name="Радиальная версия 2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point 8</text:p>
          </table:table-cell>
          <table:table-cell office:value-type="string">
            <text:p>X</text:p>
          </table:table-cell>
          <table:table-cell office:value-type="float" office:value="158.453">
            <text:p>158.453</text:p>
          </table:table-cell>
          <table:table-cell office:value-type="float" office:value="158.576">
            <text:p>158.576</text:p>
          </table:table-cell>
          <table:table-cell office:value-type="float" office:value="0.123">
            <text:p>0.123</text:p>
          </table:table-cell>
        </table:table-row>
        <table:table-row table:style-name="ro1">
          <table:table-cell/>
          <table:table-cell office:value-type="string">
            <text:p>point 8</text:p>
          </table:table-cell>
          <table:table-cell office:value-type="string">
            <text:p>Y</text:p>
          </table:table-cell>
          <table:table-cell office:value-type="float" office:value="646.933">
            <text:p>646.933</text:p>
          </table:table-cell>
          <table:table-cell office:value-type="float" office:value="645.326">
            <text:p>645.326</text:p>
          </table:table-cell>
          <table:table-cell office:value-type="float" office:value="-1.607">
            <text:p>-1.607</text:p>
          </table:table-cell>
        </table:table-row>
        <table:table-row table:style-name="ro1">
          <table:table-cell/>
          <table:table-cell office:value-type="string">
            <text:p>point 8</text:p>
          </table:table-cell>
          <table:table-cell office:value-type="string">
            <text:p>Z</text:p>
          </table:table-cell>
          <table:table-cell office:value-type="float" office:value="-2690.635">
            <text:p>-2690.635</text:p>
          </table:table-cell>
          <table:table-cell office:value-type="float" office:value="-2691.357">
            <text:p>-2691.357</text:p>
          </table:table-cell>
          <table:table-cell office:value-type="float" office:value="-0.722">
            <text:p>-0.722</text:p>
          </table:table-cell>
        </table:table-row>
        <table:table-row table:style-name="ro1">
          <table:table-cell/>
          <table:table-cell office:value-type="string">
            <text:p>point 7</text:p>
          </table:table-cell>
          <table:table-cell office:value-type="string">
            <text:p>X</text:p>
          </table:table-cell>
          <table:table-cell office:value-type="float" office:value="258.138">
            <text:p>258.138</text:p>
          </table:table-cell>
          <table:table-cell office:value-type="float" office:value="257.849">
            <text:p>257.849</text:p>
          </table:table-cell>
          <table:table-cell office:value-type="float" office:value="-0.289">
            <text:p>-0.289</text:p>
          </table:table-cell>
        </table:table-row>
        <table:table-row table:style-name="ro1">
          <table:table-cell/>
          <table:table-cell office:value-type="string">
            <text:p>point 7</text:p>
          </table:table-cell>
          <table:table-cell office:value-type="string">
            <text:p>Y</text:p>
          </table:table-cell>
          <table:table-cell office:value-type="float" office:value="645.148">
            <text:p>645.148</text:p>
          </table:table-cell>
          <table:table-cell office:value-type="float" office:value="643.704">
            <text:p>643.704</text:p>
          </table:table-cell>
          <table:table-cell office:value-type="float" office:value="-1.444">
            <text:p>-1.444</text:p>
          </table:table-cell>
        </table:table-row>
        <table:table-row table:style-name="ro1">
          <table:table-cell/>
          <table:table-cell office:value-type="string">
            <text:p>point 7</text:p>
          </table:table-cell>
          <table:table-cell office:value-type="string">
            <text:p>Z</text:p>
          </table:table-cell>
          <table:table-cell office:value-type="float" office:value="-2700.117">
            <text:p>-2700.117</text:p>
          </table:table-cell>
          <table:table-cell office:value-type="float" office:value="-2700.893">
            <text:p>-2700.893</text:p>
          </table:table-cell>
          <table:table-cell office:value-type="float" office:value="-0.776">
            <text:p>-0.776</text:p>
          </table:table-cell>
        </table:table-row>
        <table:table-row table:style-name="ro1">
          <table:table-cell/>
          <table:table-cell office:value-type="string">
            <text:p>point 6</text:p>
          </table:table-cell>
          <table:table-cell office:value-type="string">
            <text:p>X</text:p>
          </table:table-cell>
          <table:table-cell office:value-type="float" office:value="755.862">
            <text:p>755.862</text:p>
          </table:table-cell>
          <table:table-cell office:value-type="float" office:value="754.422">
            <text:p>754.422</text:p>
          </table:table-cell>
          <table:table-cell office:value-type="float" office:value="-1.44">
            <text:p>-1.44</text:p>
          </table:table-cell>
        </table:table-row>
        <table:table-row table:style-name="ro1">
          <table:table-cell/>
          <table:table-cell office:value-type="string">
            <text:p>point 6</text:p>
          </table:table-cell>
          <table:table-cell office:value-type="string">
            <text:p>Y</text:p>
          </table:table-cell>
          <table:table-cell office:value-type="float" office:value="635.407">
            <text:p>635.407</text:p>
          </table:table-cell>
          <table:table-cell office:value-type="float" office:value="634.164">
            <text:p>634.164</text:p>
          </table:table-cell>
          <table:table-cell office:value-type="float" office:value="-1.243">
            <text:p>-1.243</text:p>
          </table:table-cell>
        </table:table-row>
        <table:table-row table:style-name="ro1">
          <table:table-cell/>
          <table:table-cell office:value-type="string">
            <text:p>point 6</text:p>
          </table:table-cell>
          <table:table-cell office:value-type="string">
            <text:p>Z</text:p>
          </table:table-cell>
          <table:table-cell office:value-type="float" office:value="-2747.683">
            <text:p>-2747.683</text:p>
          </table:table-cell>
          <table:table-cell office:value-type="float" office:value="-2748.287">
            <text:p>-2748.287</text:p>
          </table:table-cell>
          <table:table-cell office:value-type="float" office:value="-0.604">
            <text:p>-0.604</text:p>
          </table:table-cell>
        </table:table-row>
        <table:table-row table:style-name="ro1">
          <table:table-cell/>
          <table:table-cell office:value-type="string">
            <text:p>point 5</text:p>
          </table:table-cell>
          <table:table-cell office:value-type="string">
            <text:p>X</text:p>
          </table:table-cell>
          <table:table-cell office:value-type="float" office:value="954.971">
            <text:p>954.971</text:p>
          </table:table-cell>
          <table:table-cell office:value-type="float" office:value="953.031">
            <text:p>953.031</text:p>
          </table:table-cell>
          <table:table-cell office:value-type="float" office:value="-1.94">
            <text:p>-1.94</text:p>
          </table:table-cell>
        </table:table-row>
        <table:table-row table:style-name="ro1">
          <table:table-cell/>
          <table:table-cell office:value-type="string">
            <text:p>point 5</text:p>
          </table:table-cell>
          <table:table-cell office:value-type="string">
            <text:p>Y</text:p>
          </table:table-cell>
          <table:table-cell office:value-type="float" office:value="631.714">
            <text:p>631.714</text:p>
          </table:table-cell>
          <table:table-cell office:value-type="float" office:value="630.455">
            <text:p>630.455</text:p>
          </table:table-cell>
          <table:table-cell office:value-type="float" office:value="-1.259">
            <text:p>-1.259</text:p>
          </table:table-cell>
        </table:table-row>
        <table:table-row table:style-name="ro1">
          <table:table-cell/>
          <table:table-cell office:value-type="string">
            <text:p>point 5</text:p>
          </table:table-cell>
          <table:table-cell office:value-type="string">
            <text:p>Z</text:p>
          </table:table-cell>
          <table:table-cell office:value-type="float" office:value="-2766.785">
            <text:p>-2766.785</text:p>
          </table:table-cell>
          <table:table-cell office:value-type="float" office:value="-2766.979">
            <text:p>-2766.979</text:p>
          </table:table-cell>
          <table:table-cell office:value-type="float" office:value="-0.194">
            <text:p>-0.194</text:p>
          </table:table-cell>
        </table:table-row>
        <table:table-row table:style-name="ro1">
          <table:table-cell/>
          <table:table-cell office:value-type="string">
            <text:p>point 4</text:p>
          </table:table-cell>
          <table:table-cell office:value-type="string">
            <text:p>X</text:p>
          </table:table-cell>
          <table:table-cell office:value-type="float" office:value="1054.287">
            <text:p>1054.287</text:p>
          </table:table-cell>
          <table:table-cell office:value-type="float" office:value="1051.999">
            <text:p>1051.999</text:p>
          </table:table-cell>
          <table:table-cell office:value-type="float" office:value="-2.288">
            <text:p>-2.288</text:p>
          </table:table-cell>
        </table:table-row>
        <table:table-row table:style-name="ro1">
          <table:table-cell/>
          <table:table-cell office:value-type="string">
            <text:p>point 4</text:p>
          </table:table-cell>
          <table:table-cell office:value-type="string">
            <text:p>Y</text:p>
          </table:table-cell>
          <table:table-cell office:value-type="float" office:value="629.668">
            <text:p>629.668</text:p>
          </table:table-cell>
          <table:table-cell office:value-type="float" office:value="628.552">
            <text:p>628.552</text:p>
          </table:table-cell>
          <table:table-cell office:value-type="float" office:value="-1.116">
            <text:p>-1.116</text:p>
          </table:table-cell>
        </table:table-row>
        <table:table-row table:style-name="ro1">
          <table:table-cell/>
          <table:table-cell office:value-type="string">
            <text:p>point 4</text:p>
          </table:table-cell>
          <table:table-cell office:value-type="string">
            <text:p>Z</text:p>
          </table:table-cell>
          <table:table-cell office:value-type="float" office:value="-2776.186">
            <text:p>-2776.186</text:p>
          </table:table-cell>
          <table:table-cell office:value-type="float" office:value="-2776.108">
            <text:p>-2776.108</text:p>
          </table:table-cell>
          <table:table-cell office:value-type="float" office:value="0.078">
            <text:p>0.078</text:p>
          </table:table-cell>
        </table:table-row>
        <table:table-row table:style-name="ro1">
          <table:table-cell/>
          <table:table-cell office:value-type="string">
            <text:p>point 3</text:p>
          </table:table-cell>
          <table:table-cell office:value-type="string">
            <text:p>X</text:p>
          </table:table-cell>
          <table:table-cell office:value-type="float" office:value="1253.416">
            <text:p>1253.416</text:p>
          </table:table-cell>
          <table:table-cell office:value-type="float" office:value="1250.396">
            <text:p>1250.396</text:p>
          </table:table-cell>
          <table:table-cell office:value-type="float" office:value="-3.02">
            <text:p>-3.02</text:p>
          </table:table-cell>
        </table:table-row>
        <table:table-row table:style-name="ro1">
          <table:table-cell/>
          <table:table-cell office:value-type="string">
            <text:p>point 3</text:p>
          </table:table-cell>
          <table:table-cell office:value-type="string">
            <text:p>Y</text:p>
          </table:table-cell>
          <table:table-cell office:value-type="float" office:value="625.954">
            <text:p>625.954</text:p>
          </table:table-cell>
          <table:table-cell office:value-type="float" office:value="624.628">
            <text:p>624.628</text:p>
          </table:table-cell>
          <table:table-cell office:value-type="float" office:value="-1.326">
            <text:p>-1.326</text:p>
          </table:table-cell>
        </table:table-row>
        <table:table-row table:style-name="ro1">
          <table:table-cell/>
          <table:table-cell office:value-type="string">
            <text:p>point 3</text:p>
          </table:table-cell>
          <table:table-cell office:value-type="string">
            <text:p>Z</text:p>
          </table:table-cell>
          <table:table-cell office:value-type="float" office:value="-2795.843">
            <text:p>-2795.843</text:p>
          </table:table-cell>
          <table:table-cell office:value-type="float" office:value="-2794.472">
            <text:p>-2794.472</text:p>
          </table:table-cell>
          <table:table-cell office:value-type="float" office:value="1.371">
            <text:p>1.371</text:p>
          </table:table-cell>
        </table:table-row>
        <table:table-row table:style-name="ro1">
          <table:table-cell/>
          <table:table-cell office:value-type="string">
            <text:p>point 20</text:p>
          </table:table-cell>
          <table:table-cell office:value-type="string">
            <text:p>X</text:p>
          </table:table-cell>
          <table:table-cell office:value-type="float" office:value="532.236">
            <text:p>532.236</text:p>
          </table:table-cell>
          <table:table-cell office:value-type="float" office:value="531.294">
            <text:p>531.294</text:p>
          </table:table-cell>
          <table:table-cell office:value-type="float" office:value="-0.942">
            <text:p>-0.942</text:p>
          </table:table-cell>
        </table:table-row>
        <table:table-row table:style-name="ro1">
          <table:table-cell/>
          <table:table-cell office:value-type="string">
            <text:p>point 20</text:p>
          </table:table-cell>
          <table:table-cell office:value-type="string">
            <text:p>Y</text:p>
          </table:table-cell>
          <table:table-cell office:value-type="float" office:value="-257.504">
            <text:p>-257.504</text:p>
          </table:table-cell>
          <table:table-cell office:value-type="float" office:value="-256.314">
            <text:p>-256.314</text:p>
          </table:table-cell>
          <table:table-cell office:value-type="float" office:value="1.19">
            <text:p>1.19</text:p>
          </table:table-cell>
        </table:table-row>
        <table:table-row table:style-name="ro1">
          <table:table-cell/>
          <table:table-cell office:value-type="string">
            <text:p>point 20</text:p>
          </table:table-cell>
          <table:table-cell office:value-type="string">
            <text:p>Z</text:p>
          </table:table-cell>
          <table:table-cell office:value-type="float" office:value="-2802.647">
            <text:p>-2802.647</text:p>
          </table:table-cell>
          <table:table-cell office:value-type="float" office:value="-2803.825">
            <text:p>-2803.825</text:p>
          </table:table-cell>
          <table:table-cell office:value-type="float" office:value="-1.178">
            <text:p>-1.178</text:p>
          </table:table-cell>
        </table:table-row>
        <table:table-row table:style-name="ro1">
          <table:table-cell/>
          <table:table-cell office:value-type="string">
            <text:p>point 2</text:p>
          </table:table-cell>
          <table:table-cell office:value-type="string">
            <text:p>X</text:p>
          </table:table-cell>
          <table:table-cell office:value-type="float" office:value="1247.864">
            <text:p>1247.864</text:p>
          </table:table-cell>
          <table:table-cell office:value-type="float" office:value="1245.205">
            <text:p>1245.205</text:p>
          </table:table-cell>
          <table:table-cell office:value-type="float" office:value="-2.659">
            <text:p>-2.659</text:p>
          </table:table-cell>
        </table:table-row>
        <table:table-row table:style-name="ro1">
          <table:table-cell/>
          <table:table-cell office:value-type="string">
            <text:p>point 2</text:p>
          </table:table-cell>
          <table:table-cell office:value-type="string">
            <text:p>Y</text:p>
          </table:table-cell>
          <table:table-cell office:value-type="float" office:value="426.725">
            <text:p>426.725</text:p>
          </table:table-cell>
          <table:table-cell office:value-type="float" office:value="426.018">
            <text:p>426.018</text:p>
          </table:table-cell>
          <table:table-cell office:value-type="float" office:value="-0.707">
            <text:p>-0.707</text:p>
          </table:table-cell>
        </table:table-row>
        <table:table-row table:style-name="ro1">
          <table:table-cell/>
          <table:table-cell office:value-type="string">
            <text:p>point 2</text:p>
          </table:table-cell>
          <table:table-cell office:value-type="string">
            <text:p>Z</text:p>
          </table:table-cell>
          <table:table-cell office:value-type="float" office:value="-2812.494">
            <text:p>-2812.494</text:p>
          </table:table-cell>
          <table:table-cell office:value-type="float" office:value="-2811.21">
            <text:p>-2811.21</text:p>
          </table:table-cell>
          <table:table-cell office:value-type="float" office:value="1.284">
            <text:p>1.284</text:p>
          </table:table-cell>
        </table:table-row>
        <table:table-row table:style-name="ro1">
          <table:table-cell/>
          <table:table-cell office:value-type="string">
            <text:p>point 19</text:p>
          </table:table-cell>
          <table:table-cell office:value-type="string">
            <text:p>X</text:p>
          </table:table-cell>
          <table:table-cell office:value-type="float" office:value="233.7">
            <text:p>233.7</text:p>
          </table:table-cell>
          <table:table-cell office:value-type="float" office:value="233.513">
            <text:p>233.513</text:p>
          </table:table-cell>
          <table:table-cell office:value-type="float" office:value="-0.187">
            <text:p>-0.187</text:p>
          </table:table-cell>
        </table:table-row>
        <table:table-row table:style-name="ro1">
          <table:table-cell/>
          <table:table-cell office:value-type="string">
            <text:p>point 19</text:p>
          </table:table-cell>
          <table:table-cell office:value-type="string">
            <text:p>Y</text:p>
          </table:table-cell>
          <table:table-cell office:value-type="float" office:value="-251.634">
            <text:p>-251.634</text:p>
          </table:table-cell>
          <table:table-cell office:value-type="float" office:value="-250.302">
            <text:p>-250.302</text:p>
          </table:table-cell>
          <table:table-cell office:value-type="float" office:value="1.332">
            <text:p>1.332</text:p>
          </table:table-cell>
        </table:table-row>
        <table:table-row table:style-name="ro1">
          <table:table-cell/>
          <table:table-cell office:value-type="string">
            <text:p>point 19</text:p>
          </table:table-cell>
          <table:table-cell office:value-type="string">
            <text:p>Z</text:p>
          </table:table-cell>
          <table:table-cell office:value-type="float" office:value="-2774.053">
            <text:p>-2774.053</text:p>
          </table:table-cell>
          <table:table-cell office:value-type="float" office:value="-2774.404">
            <text:p>-2774.404</text:p>
          </table:table-cell>
          <table:table-cell office:value-type="float" office:value="-0.351">
            <text:p>-0.351</text:p>
          </table:table-cell>
        </table:table-row>
        <table:table-row table:style-name="ro1">
          <table:table-cell/>
          <table:table-cell office:value-type="string">
            <text:p>point 18</text:p>
          </table:table-cell>
          <table:table-cell office:value-type="string">
            <text:p>X</text:p>
          </table:table-cell>
          <table:table-cell office:value-type="float" office:value="-264.167">
            <text:p>-264.167</text:p>
          </table:table-cell>
          <table:table-cell office:value-type="float" office:value="-262.336">
            <text:p>-262.336</text:p>
          </table:table-cell>
          <table:table-cell office:value-type="float" office:value="1.831">
            <text:p>1.831</text:p>
          </table:table-cell>
        </table:table-row>
        <table:table-row table:style-name="ro1">
          <table:table-cell/>
          <table:table-cell office:value-type="string">
            <text:p>point 18</text:p>
          </table:table-cell>
          <table:table-cell office:value-type="string">
            <text:p>Y</text:p>
          </table:table-cell>
          <table:table-cell office:value-type="float" office:value="-242.031">
            <text:p>-242.031</text:p>
          </table:table-cell>
          <table:table-cell office:value-type="float" office:value="-240.358">
            <text:p>-240.358</text:p>
          </table:table-cell>
          <table:table-cell office:value-type="float" office:value="1.673">
            <text:p>1.673</text:p>
          </table:table-cell>
        </table:table-row>
        <table:table-row table:style-name="ro1">
          <table:table-cell/>
          <table:table-cell office:value-type="string">
            <text:p>point 18</text:p>
          </table:table-cell>
          <table:table-cell office:value-type="string">
            <text:p>Z</text:p>
          </table:table-cell>
          <table:table-cell office:value-type="float" office:value="-2725.866">
            <text:p>-2725.866</text:p>
          </table:table-cell>
          <table:table-cell office:value-type="float" office:value="-2724.817">
            <text:p>-2724.817</text:p>
          </table:table-cell>
          <table:table-cell office:value-type="float" office:value="1.049">
            <text:p>1.049</text:p>
          </table:table-cell>
        </table:table-row>
        <table:table-row table:style-name="ro1">
          <table:table-cell/>
          <table:table-cell office:value-type="string">
            <text:p>point 17</text:p>
          </table:table-cell>
          <table:table-cell office:value-type="string">
            <text:p>X</text:p>
          </table:table-cell>
          <table:table-cell office:value-type="float" office:value="-662.13">
            <text:p>-662.13</text:p>
          </table:table-cell>
          <table:table-cell office:value-type="float" office:value="-659.126">
            <text:p>-659.126</text:p>
          </table:table-cell>
          <table:table-cell office:value-type="float" office:value="3.004">
            <text:p>3.004</text:p>
          </table:table-cell>
        </table:table-row>
        <table:table-row table:style-name="ro1">
          <table:table-cell/>
          <table:table-cell office:value-type="string">
            <text:p>point 17</text:p>
          </table:table-cell>
          <table:table-cell office:value-type="string">
            <text:p>Y</text:p>
          </table:table-cell>
          <table:table-cell office:value-type="float" office:value="-234.469">
            <text:p>-234.469</text:p>
          </table:table-cell>
          <table:table-cell office:value-type="float" office:value="-232.851">
            <text:p>-232.851</text:p>
          </table:table-cell>
          <table:table-cell office:value-type="float" office:value="1.618">
            <text:p>1.618</text:p>
          </table:table-cell>
        </table:table-row>
        <table:table-row table:style-name="ro1">
          <table:table-cell/>
          <table:table-cell office:value-type="string">
            <text:p>point 17</text:p>
          </table:table-cell>
          <table:table-cell office:value-type="string">
            <text:p>Z</text:p>
          </table:table-cell>
          <table:table-cell office:value-type="float" office:value="-2687.355">
            <text:p>-2687.355</text:p>
          </table:table-cell>
          <table:table-cell office:value-type="float" office:value="-2687.427">
            <text:p>-2687.427</text:p>
          </table:table-cell>
          <table:table-cell office:value-type="float" office:value="-0.072">
            <text:p>-0.072</text:p>
          </table:table-cell>
        </table:table-row>
        <table:table-row table:style-name="ro1">
          <table:table-cell/>
          <table:table-cell office:value-type="string">
            <text:p>point 16</text:p>
          </table:table-cell>
          <table:table-cell office:value-type="string">
            <text:p>X</text:p>
          </table:table-cell>
          <table:table-cell office:value-type="float" office:value="-659.471">
            <text:p>-659.471</text:p>
          </table:table-cell>
          <table:table-cell office:value-type="float" office:value="-656.343">
            <text:p>-656.343</text:p>
          </table:table-cell>
          <table:table-cell office:value-type="float" office:value="3.128">
            <text:p>3.128</text:p>
          </table:table-cell>
        </table:table-row>
        <table:table-row table:style-name="ro1">
          <table:table-cell/>
          <table:table-cell office:value-type="string">
            <text:p>point 16</text:p>
          </table:table-cell>
          <table:table-cell office:value-type="string">
            <text:p>Y</text:p>
          </table:table-cell>
          <table:table-cell office:value-type="float" office:value="-134.673">
            <text:p>-134.673</text:p>
          </table:table-cell>
          <table:table-cell office:value-type="float" office:value="-133.481">
            <text:p>-133.481</text:p>
          </table:table-cell>
          <table:table-cell office:value-type="float" office:value="1.192">
            <text:p>1.192</text:p>
          </table:table-cell>
        </table:table-row>
        <table:table-row table:style-name="ro1">
          <table:table-cell/>
          <table:table-cell office:value-type="string">
            <text:p>point 16</text:p>
          </table:table-cell>
          <table:table-cell office:value-type="string">
            <text:p>Z</text:p>
          </table:table-cell>
          <table:table-cell office:value-type="float" office:value="-2679.233">
            <text:p>-2679.233</text:p>
          </table:table-cell>
          <table:table-cell office:value-type="float" office:value="-2679.279">
            <text:p>-2679.279</text:p>
          </table:table-cell>
          <table:table-cell office:value-type="float" office:value="-0.046">
            <text:p>-0.046</text:p>
          </table:table-cell>
        </table:table-row>
        <table:table-row table:style-name="ro1">
          <table:table-cell/>
          <table:table-cell office:value-type="string">
            <text:p>point 15</text:p>
          </table:table-cell>
          <table:table-cell office:value-type="string">
            <text:p>X</text:p>
          </table:table-cell>
          <table:table-cell office:value-type="float" office:value="-656.701">
            <text:p>-656.701</text:p>
          </table:table-cell>
          <table:table-cell office:value-type="float" office:value="-653.503">
            <text:p>-653.503</text:p>
          </table:table-cell>
          <table:table-cell office:value-type="float" office:value="3.198">
            <text:p>3.198</text:p>
          </table:table-cell>
        </table:table-row>
        <table:table-row table:style-name="ro1">
          <table:table-cell/>
          <table:table-cell office:value-type="string">
            <text:p>point 15</text:p>
          </table:table-cell>
          <table:table-cell office:value-type="string">
            <text:p>Y</text:p>
          </table:table-cell>
          <table:table-cell office:value-type="float" office:value="-34.842">
            <text:p>-34.842</text:p>
          </table:table-cell>
          <table:table-cell office:value-type="float" office:value="-34.182">
            <text:p>-34.182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/>
          <table:table-cell office:value-type="string">
            <text:p>point 15</text:p>
          </table:table-cell>
          <table:table-cell office:value-type="string">
            <text:p>Z</text:p>
          </table:table-cell>
          <table:table-cell office:value-type="float" office:value="-2671.037">
            <text:p>-2671.037</text:p>
          </table:table-cell>
          <table:table-cell office:value-type="float" office:value="-2671.023">
            <text:p>-2671.023</text:p>
          </table:table-cell>
          <table:table-cell office:value-type="float" office:value="0.014">
            <text:p>0.014</text:p>
          </table:table-cell>
        </table:table-row>
        <table:table-row table:style-name="ro1">
          <table:table-cell/>
          <table:table-cell office:value-type="string">
            <text:p>point 14</text:p>
          </table:table-cell>
          <table:table-cell office:value-type="string">
            <text:p>X</text:p>
          </table:table-cell>
          <table:table-cell office:value-type="float" office:value="-654.273">
            <text:p>-654.273</text:p>
          </table:table-cell>
          <table:table-cell office:value-type="float" office:value="-650.852">
            <text:p>-650.852</text:p>
          </table:table-cell>
          <table:table-cell office:value-type="float" office:value="3.421">
            <text:p>3.421</text:p>
          </table:table-cell>
        </table:table-row>
        <table:table-row table:style-name="ro1">
          <table:table-cell/>
          <table:table-cell office:value-type="string">
            <text:p>point 14</text:p>
          </table:table-cell>
          <table:table-cell office:value-type="string">
            <text:p>Y</text:p>
          </table:table-cell>
          <table:table-cell office:value-type="float" office:value="64.69">
            <text:p>64.69</text:p>
          </table:table-cell>
          <table:table-cell office:value-type="float" office:value="65.085">
            <text:p>65.085</text:p>
          </table:table-cell>
          <table:table-cell office:value-type="float" office:value="0.395">
            <text:p>0.395</text:p>
          </table:table-cell>
        </table:table-row>
        <table:table-row table:style-name="ro1">
          <table:table-cell/>
          <table:table-cell office:value-type="string">
            <text:p>point 14</text:p>
          </table:table-cell>
          <table:table-cell office:value-type="string">
            <text:p>Z</text:p>
          </table:table-cell>
          <table:table-cell office:value-type="float" office:value="-2663.191">
            <text:p>-2663.191</text:p>
          </table:table-cell>
          <table:table-cell office:value-type="float" office:value="-2663.157">
            <text:p>-2663.157</text:p>
          </table:table-cell>
          <table:table-cell office:value-type="float" office:value="0.034">
            <text:p>0.034</text:p>
          </table:table-cell>
        </table:table-row>
        <table:table-row table:style-name="ro1">
          <table:table-cell/>
          <table:table-cell office:value-type="string">
            <text:p>point 1</text:p>
          </table:table-cell>
          <table:table-cell office:value-type="string">
            <text:p>X</text:p>
          </table:table-cell>
          <table:table-cell office:value-type="float" office:value="1234.466">
            <text:p>1234.466</text:p>
          </table:table-cell>
          <table:table-cell office:value-type="float" office:value="1232.526">
            <text:p>1232.526</text:p>
          </table:table-cell>
          <table:table-cell office:value-type="float" office:value="-1.94">
            <text:p>-1.94</text:p>
          </table:table-cell>
        </table:table-row>
        <table:table-row table:style-name="ro1">
          <table:table-cell/>
          <table:table-cell office:value-type="string">
            <text:p>point 1</text:p>
          </table:table-cell>
          <table:table-cell office:value-type="string">
            <text:p>Y</text:p>
          </table:table-cell>
          <table:table-cell office:value-type="float" office:value="-71.596">
            <text:p>-71.596</text:p>
          </table:table-cell>
          <table:table-cell office:value-type="float" office:value="-70.953">
            <text:p>-70.953</text:p>
          </table:table-cell>
          <table:table-cell office:value-type="float" office:value="0.643">
            <text:p>0.643</text:p>
          </table:table-cell>
        </table:table-row>
        <table:table-row table:style-name="ro1">
          <table:table-cell/>
          <table:table-cell office:value-type="string">
            <text:p>point 1</text:p>
          </table:table-cell>
          <table:table-cell office:value-type="string">
            <text:p>Z</text:p>
          </table:table-cell>
          <table:table-cell office:value-type="float" office:value="-2854.196">
            <text:p>-2854.196</text:p>
          </table:table-cell>
          <table:table-cell office:value-type="float" office:value="-2854.084">
            <text:p>-2854.084</text:p>
          </table:table-cell>
          <table:table-cell office:value-type="float" office:value="0.112">
            <text:p>0.1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2">03/22/2023</text:date>, <text:time>20:50:1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2T15:42:57.74</meta:creation-date>
    <dc:date>2023-03-22T20:50:17.06</dc:date>
    <meta:editing-duration>PT34M41S</meta:editing-duration>
    <meta:editing-cycles>1</meta:editing-cycles>
    <meta:document-statistic meta:table-count="5" meta:cell-count="1773" meta:object-count="0"/>
    <meta:generator>OpenOffice/4.1.13$Win32 OpenOffice.org_project/4113m1$Build-9810</meta:generator>
  </office:meta>
</office:document-meta>
</file>